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fo:font-size="12pt" style:font-size-asian="12pt" style:font-size-complex="12pt"/>
    </style:style>
    <style:style style:name="P3" style:family="paragraph" style:parent-style-name="Standard">
      <style:text-properties fo:font-weight="bold"/>
    </style:style>
    <style:style style:name="P4" style:family="paragraph" style:parent-style-name="Standard">
      <style:text-properties style:font-name="Times New Roman1" fo:font-size="12pt" fo:font-weight="bold" style:font-size-asian="12pt" style:font-size-complex="12pt"/>
    </style:style>
    <style:style style:name="P5" style:family="paragraph" style:parent-style-name="Standard">
      <style:text-properties fo:color="#000000" style:font-name="Times New Roman2" fo:font-size="12pt" fo:font-style="normal" fo:font-weight="normal" style:font-name-asian="Courier New" style:font-size-asian="9pt" style:font-name-complex="Courier New" style:font-size-complex="9pt"/>
    </style:style>
    <style:style style:name="P6" style:family="paragraph" style:parent-style-name="Standard">
      <style:text-properties style:font-name="Arial1" fo:font-size="12pt"/>
    </style:style>
    <style:style style:name="P7" style:family="paragraph" style:parent-style-name="Text_20_body">
      <style:text-properties fo:font-size="12pt" style:font-size-asian="12pt" style:font-size-complex="12pt"/>
    </style:style>
    <style:style style:name="P8" style:family="paragraph" style:parent-style-name="Text_20_body">
      <style:text-properties fo:language="nl" fo:country="BE"/>
    </style:style>
    <style:style style:name="P9" style:family="paragraph" style:parent-style-name="Text_20_body">
      <style:text-properties fo:font-weight="bold"/>
    </style:style>
    <style:style style:name="P10" style:family="paragraph" style:parent-style-name="Text_20_body">
      <style:text-properties fo:color="#ff0000"/>
    </style:style>
    <style:style style:name="P11" style:family="paragraph" style:parent-style-name="List_20_Number">
      <style:paragraph-properties fo:margin-left="0in" fo:margin-right="0in" fo:text-indent="0in" style:auto-text-indent="false"/>
    </style:style>
    <style:style style:name="P12"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14" style:family="paragraph" style:parent-style-name="Text_20_body_20_indent">
      <style:paragraph-properties fo:margin-left="0in" fo:margin-right="0in" fo:text-indent="0in" style:auto-text-indent="false"/>
    </style:style>
    <style:style style:name="P15" style:family="paragraph" style:parent-style-name="Text_20_body_20_indent">
      <style:paragraph-properties fo:margin-left="0in" fo:margin-right="0in" fo:text-indent="0in" style:auto-text-indent="false"/>
      <style:text-properties fo:font-weight="normal"/>
    </style:style>
    <style:style style:name="P16" style:family="paragraph" style:parent-style-name="Contents_20_3">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style>
    <style:style style:name="P18"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19" style:family="paragraph" style:parent-style-name="Body_20_Text_20_Indent_20_3">
      <style:text-properties fo:font-size="10pt" style:font-size-asian="10pt" style:font-size-complex="10pt"/>
    </style:style>
    <style:style style:name="P20" style:family="paragraph" style:parent-style-name="List_20_Number">
      <style:text-properties fo:font-weight="normal"/>
    </style:style>
    <style:style style:name="P21" style:family="paragraph" style:parent-style-name="List_20_Number">
      <style:text-properties style:font-name="Times New Roman2" fo:font-size="12pt"/>
    </style:style>
    <style:style style:name="P22" style:family="paragraph" style:parent-style-name="List_20_Number">
      <style:text-properties fo:color="#000000" style:font-name="Times New Roman2" style:font-name-asian="Courier New" style:font-size-asian="9pt" style:font-name-complex="Courier New" style:font-size-complex="9pt"/>
    </style:style>
    <style:style style:name="P23" style:family="paragraph" style:parent-style-name="Standard">
      <style:paragraph-properties fo:margin-left="-0.011in" fo:margin-right="0in" fo:text-indent="0in" style:auto-text-indent="false"/>
    </style:style>
    <style:style style:name="P24" style:family="paragraph" style:parent-style-name="Text_20_body">
      <style:paragraph-properties fo:margin-left="-0.4984in" fo:margin-right="0in" fo:text-indent="0in" style:auto-text-indent="false"/>
    </style:style>
    <style:style style:name="P25" style:family="paragraph" style:parent-style-name="Text_20_body_20_indent">
      <style:text-properties fo:language="nl" fo:country="BE"/>
    </style:style>
    <style:style style:name="P26" style:family="paragraph" style:parent-style-name="Text_20_body_20_indent">
      <style:text-properties fo:font-style="normal" fo:font-weight="bold"/>
    </style:style>
    <style:style style:name="P27" style:family="paragraph" style:parent-style-name="Text_20_body_20_indent">
      <style:text-properties fo:font-size="12pt" style:font-size-asian="12pt" style:font-size-complex="12pt"/>
    </style:style>
    <style:style style:name="P28" style:family="paragraph" style:parent-style-name="Text_20_body_20_indent">
      <style:text-properties fo:font-weight="bold"/>
    </style:style>
    <style:style style:name="P29" style:family="paragraph" style:parent-style-name="Text_20_body_20_indent">
      <style:text-properties style:font-name="Times New Roman1" fo:font-size="12pt" fo:font-weight="bold" style:font-size-asian="12pt" style:font-size-complex="12pt"/>
    </style:style>
    <style:style style:name="P30" style:family="paragraph" style:parent-style-name="Text_20_body_20_indent">
      <style:text-properties fo:font-weight="normal"/>
    </style:style>
    <style:style style:name="P31" style:family="paragraph" style:parent-style-name="Text_20_body_20_indent">
      <style:text-properties style:font-name="Times New Roman2" fo:font-size="12pt" fo:font-style="normal" fo:font-weight="normal"/>
    </style:style>
    <style:style style:name="P32" style:family="paragraph" style:parent-style-name="Text_20_body_20_indent">
      <style:text-properties style:font-name="Arial1" fo:font-size="12pt"/>
    </style:style>
    <style:style style:name="P33" style:family="paragraph" style:parent-style-name="Text_20_body_20_indent">
      <style:text-properties fo:color="#000000" style:font-name="Times New Roman2" fo:font-size="12pt" style:font-name-asian="Courier New" style:font-size-asian="9pt" style:font-name-complex="Courier New" style:font-size-complex="9pt"/>
    </style:style>
    <style:style style:name="P34" style:family="paragraph" style:parent-style-name="Text_20_body_20_indent">
      <style:text-properties fo:color="#ff0000"/>
    </style:style>
    <style:style style:name="P35" style:family="paragraph" style:parent-style-name="Standard">
      <style:paragraph-properties fo:margin-left="0.0665in" fo:margin-right="0in" fo:text-indent="0in" style:auto-text-indent="false"/>
    </style:style>
    <style:style style:name="P36" style:family="paragraph" style:parent-style-name="List_20_Number">
      <style:paragraph-properties fo:margin-left="-0.0445in" fo:margin-right="0in" fo:text-indent="0in" style:auto-text-indent="false"/>
    </style:style>
    <style:style style:name="P37" style:family="paragraph" style:parent-style-name="List_20_Number">
      <style:paragraph-properties fo:margin-left="0.2425in" fo:margin-right="0in" fo:text-indent="0in" style:auto-text-indent="false"/>
    </style:style>
    <style:style style:name="P38" style:family="paragraph" style:parent-style-name="Contents_20_4">
      <style:paragraph-properties>
        <style:tab-stops>
          <style:tab-stop style:position="5.4102in" style:type="right" style:leader-style="dotted" style:leader-text="."/>
        </style:tab-stops>
      </style:paragraph-properties>
    </style:style>
    <style:style style:name="P39" style:family="paragraph" style:parent-style-name="Contents_20_1">
      <style:paragraph-properties>
        <style:tab-stops>
          <style:tab-stop style:position="6in" style:type="right" style:leader-style="dotted" style:leader-text="."/>
        </style:tab-stops>
      </style:paragraph-properties>
    </style:style>
    <style:style style:name="P40" style:family="paragraph" style:parent-style-name="Contents_20_3">
      <style:paragraph-properties>
        <style:tab-stops>
          <style:tab-stop style:position="5.6665in" style:type="right" style:leader-style="dotted" style:leader-text="."/>
        </style:tab-stops>
      </style:paragraph-properties>
    </style:style>
    <style:style style:name="P41" style:family="paragraph" style:parent-style-name="Contents_20_2">
      <style:paragraph-properties>
        <style:tab-stops>
          <style:tab-stop style:position="5.8335in" style:type="right" style:leader-style="dotted" style:leader-text="."/>
        </style:tab-stops>
      </style:paragraph-properties>
    </style:style>
    <style:style style:name="P42" style:family="paragraph" style:parent-style-name="Code">
      <style:text-properties fo:color="#ff0000"/>
    </style:style>
    <style:style style:name="P43" style:family="paragraph" style:parent-style-name="Code">
      <style:text-properties style:use-window-font-color="true"/>
    </style:style>
    <style:style style:name="P44" style:family="paragraph" style:parent-style-name="Heading_20_1" style:list-style-name="L1"/>
    <style:style style:name="P45" style:family="paragraph" style:parent-style-name="Heading_20_2" style:list-style-name="L1"/>
    <style:style style:name="P46" style:family="paragraph" style:parent-style-name="Heading_20_2" style:list-style-name="L1">
      <style:paragraph-properties fo:margin-left="-0.1437in" fo:margin-right="0in" fo:text-indent="0in" style:auto-text-indent="false"/>
    </style:style>
    <style:style style:name="P47" style:family="paragraph" style:parent-style-name="Heading_20_3" style:list-style-name="L1"/>
    <style:style style:name="P48" style:family="paragraph" style:parent-style-name="Heading_20_4" style:list-style-name="L1"/>
    <style:style style:name="P49" style:family="paragraph" style:parent-style-name="Heading_20_4" style:list-style-name="L1">
      <style:text-properties style:use-window-font-color="true"/>
    </style:style>
    <style:style style:name="P5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51" style:family="paragraph" style:parent-style-name="Text_20_body_20_indent">
      <style:text-properties fo:font-weight="bold"/>
    </style:style>
    <style:style style:name="P52" style:family="paragraph" style:parent-style-name="List_20_Number">
      <style:text-properties fo:color="#ff0000"/>
    </style:style>
    <style:style style:name="P53" style:family="paragraph" style:parent-style-name="List_20_Number">
      <style:text-properties style:font-name="Times New Roman2" fo:font-size="12pt" fo:font-style="normal" fo:font-weight="normal"/>
    </style:style>
    <style:style style:name="P54" style:family="paragraph" style:parent-style-name="List_20_Bullet">
      <style:text-properties fo:font-size="12pt" style:font-size-asian="12pt" style:font-size-complex="12pt"/>
    </style:style>
    <style:style style:name="P55" style:family="paragraph" style:parent-style-name="Code">
      <style:text-properties fo:color="#ff0000"/>
    </style:style>
    <style:style style:name="P56" style:family="paragraph" style:parent-style-name="Code_20_Indented">
      <style:text-properties fo:color="#ff0000"/>
    </style:style>
    <style:style style:name="T1" style:family="text">
      <style:text-properties fo:language="nl" fo:country="BE"/>
    </style:style>
    <style:style style:name="T2" style:family="text">
      <style:text-properties fo:font-weight="bold"/>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fo:font-size="12pt" fo:font-weight="normal" style:font-size-asian="12pt" style:font-size-complex="12pt"/>
    </style:style>
    <style:style style:name="T6" style:family="text">
      <style:text-properties fo:font-weight="normal"/>
    </style:style>
    <style:style style:name="T7" style:family="text">
      <style:text-properties fo:color="#000000" style:font-name="Times New Roman2" style:font-name-asian="Courier New" style:font-size-asian="9pt" style:font-name-complex="Courier New" style:font-size-complex="9pt"/>
    </style:style>
    <style:style style:name="T8" style:family="text">
      <style:text-properties fo:color="#000000" style:font-name="Times New Roman2" fo:font-size="14pt" style:font-name-asian="Courier New" style:font-size-asian="9pt" style:font-name-complex="Courier New" style:font-size-complex="9pt"/>
    </style:style>
    <style:style style:name="T9" style:family="text">
      <style:text-properties fo:color="#000000" style:font-name="Courier New" fo:font-size="14pt" style:font-name-asian="Courier New" style:font-size-asian="9pt" style:font-name-complex="Courier New" style:font-size-complex="9pt"/>
    </style:style>
    <style:style style:name="T10" style:family="text">
      <style:text-properties style:font-name="Times New Roman2" fo:font-size="12pt"/>
    </style:style>
    <style:style style:name="T11" style:family="text">
      <style:text-properties style:font-name="Arial1" fo:font-size="12pt"/>
    </style:style>
    <style:style style:name="T12" style:family="text">
      <style:text-properties fo:color="#ff0000"/>
    </style:style>
    <style:style style:name="T13" style:family="text">
      <style:text-properties style:text-underline-style="solid" style:text-underline-width="auto" style:text-underline-color="font-color"/>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xCAT 2.0 Roadrunner Cookbook <text:s/></text:p>
      <text:p text:style-name="P18">04/11/2008</text:p>
      <text:p text:style-name="Date"/>
      <text:p text:style-name="Date"/>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text:a xlink:type="simple" xlink:href="#1.Release Description|outline" text:style-name="Internet_20_link" text:visited-style-name="Internet_20_link">1.0Release Description</text:a><text:tab/>3</text:p>
          <text:p text:style-name="P39"><text:a xlink:type="simple" xlink:href="#2.Installing the Management Node|outline" text:style-name="Internet_20_link" text:visited-style-name="Internet_20_link">2.0Installing the Management Node</text:a><text:tab/>3</text:p>
          <text:p text:style-name="P41"><text:a xlink:type="simple" xlink:href="#2.1.Download Fedora 8 and Create Repository|outline" text:style-name="Internet_20_link" text:visited-style-name="Internet_20_link">2.1Download Fedora 8 and Create Repository</text:a><text:tab/>3</text:p>
          <text:p text:style-name="P41"><text:a xlink:type="simple" xlink:href="#2.2.Downloading and Installing  xCAT 2.0|outline" text:style-name="Internet_20_link" text:visited-style-name="Internet_20_link">2.2Downloading and Installing <text:s/>xCAT 2.0</text:a><text:tab/>4</text:p>
          <text:p text:style-name="P40"><text:a xlink:type="simple" xlink:href="#2.2.1.If Your Management Node Has Internet Access:|outline" text:style-name="Internet_20_link" text:visited-style-name="Internet_20_link">2.2.1If Your Management Node Has Internet Access:</text:a><text:tab/>4</text:p>
          <text:p text:style-name="P38"><text:a xlink:type="simple" xlink:href="#2.2.1.1.Download Repo Files|outline" text:style-name="Internet_20_link" text:visited-style-name="Internet_20_link">2.2.1.1Download Repo Files</text:a><text:tab/>4</text:p>
          <text:p text:style-name="P40"><text:a xlink:type="simple" xlink:href="#2.2.2.If Your Management Node Does Not Have Internet Access:|outline" text:style-name="Internet_20_link" text:visited-style-name="Internet_20_link">2.2.2If Your Management Node Does Not Have Internet Access:</text:a><text:tab/>4</text:p>
          <text:p text:style-name="P38"><text:a xlink:type="simple" xlink:href="#2.2.2.1.Download xCAT2.0 and Its Dependencies|outline" text:style-name="Internet_20_link" text:visited-style-name="Internet_20_link">2.2.2.1Download xCAT2.0 and Its Dependencies</text:a><text:tab/>4</text:p>
          <text:p text:style-name="P38"><text:a xlink:type="simple" xlink:href="#2.2.2.2.Get Fedora 8 OSS dependencies – I don't think this section is needed, delete once confirmed|outline" text:style-name="Internet_20_link" text:visited-style-name="Internet_20_link">2.2.2.2Get Fedora 8 OSS dependencies – I don't think this section is needed, delete once confirmed</text:a><text:tab/>5</text:p>
          <text:p text:style-name="P38"><text:a xlink:type="simple" xlink:href="#2.2.2.3.Setup YUM repositories for xCAT and Dependencies|outline" text:style-name="Internet_20_link" text:visited-style-name="Internet_20_link">2.2.2.3Setup YUM repositories for xCAT and Dependencies</text:a><text:tab/>6</text:p>
          <text:p text:style-name="P40"><text:a xlink:type="simple" xlink:href="#2.2.3.Install Dependencies – I don't think this section is needed, delete once confirmed|outline" text:style-name="Internet_20_link" text:visited-style-name="Internet_20_link">2.2.3Install Dependencies – I don't think this section is needed, delete once confirmed</text:a><text:tab/>6</text:p>
          <text:p text:style-name="P40"><text:a xlink:type="simple" xlink:href="#2.2.4.Install xCAT 2.0 software &amp; Its Dependencies|outline" text:style-name="Internet_20_link" text:visited-style-name="Internet_20_link">2.2.4Install xCAT 2.0 software &amp; Its Dependencies</text:a><text:tab/>6</text:p>
          <text:p text:style-name="P40"><text:a xlink:type="simple" xlink:href="#2.2.5.Test xCAT installation|outline" text:style-name="Internet_20_link" text:visited-style-name="Internet_20_link">2.2.5Test xCAT installation</text:a><text:tab/>6</text:p>
          <text:p text:style-name="P40"><text:a xlink:type="simple" xlink:href="#2.2.6.Update xCAT 2.0 software|outline" text:style-name="Internet_20_link" text:visited-style-name="Internet_20_link">2.2.6Update xCAT 2.0 software</text:a><text:tab/>6</text:p>
          <text:p text:style-name="P40"><text:a xlink:type="simple" xlink:href="#2.2.7.Setup Yum for Fedora8 installs |outline" text:style-name="Internet_20_link" text:visited-style-name="Internet_20_link">2.2.7Setup Yum for Fedora8 installs </text:a><text:tab/>7</text:p>
          <text:p text:style-name="P39"><text:a xlink:type="simple" xlink:href="#3.xCAT Hierarchy using Service nodes|outline" text:style-name="Internet_20_link" text:visited-style-name="Internet_20_link">3.0xCAT Hierarchy using Service nodes</text:a><text:tab/>7</text:p>
          <text:p text:style-name="P41"><text:a xlink:type="simple" xlink:href="#3.1.Switching to  PostgreSQL Database|outline" text:style-name="Internet_20_link" text:visited-style-name="Internet_20_link">3.1Switching to <text:s/>PostgreSQL Database</text:a><text:tab/>7</text:p>
          <text:p text:style-name="P41"><text:a xlink:type="simple" xlink:href="#3.2.Define the  service nodes in the database|outline" text:style-name="Internet_20_link" text:visited-style-name="Internet_20_link">3.2Define the <text:s/>service nodes in the database</text:a><text:tab/>10</text:p>
          <text:p text:style-name="P40"><text:a xlink:type="simple" xlink:href="#3.2.1.Define Service Nodes and bmc  in nodelist table|outline" text:style-name="Internet_20_link" text:visited-style-name="Internet_20_link">3.2.1Define Service Nodes and bmc <text:s/>in nodelist table</text:a><text:tab/>11</text:p>
          <text:p text:style-name="P40"><text:a xlink:type="simple" xlink:href="#3.2.2.Define  Service Nodes in noderes table|outline" text:style-name="Internet_20_link" text:visited-style-name="Internet_20_link">3.2.2Define <text:s/>Service Nodes in noderes table</text:a><text:tab/>11</text:p>
          <text:p text:style-name="P40"><text:a xlink:type="simple" xlink:href="#3.2.3.Define Service Nodes in ipmi table|outline" text:style-name="Internet_20_link" text:visited-style-name="Internet_20_link">3.2.3Define Service Nodes in ipmi table</text:a><text:tab/>11</text:p>
          <text:p text:style-name="P40"><text:a xlink:type="simple" xlink:href="#3.2.4.Define Service Nodes and bmc in nodehm table|outline" text:style-name="Internet_20_link" text:visited-style-name="Internet_20_link">3.2.4Define Service Nodes and bmc in nodehm table</text:a><text:tab/>11</text:p>
          <text:p text:style-name="P40"><text:a xlink:type="simple" xlink:href="#3.2.5.Define Service Nodes and bmc  in nodetype table|outline" text:style-name="Internet_20_link" text:visited-style-name="Internet_20_link">3.2.5Define Service Nodes and bmc <text:s/>in nodetype table</text:a><text:tab/>11</text:p>
          <text:p text:style-name="P40"><text:a xlink:type="simple" xlink:href="#3.2.6.Define Service Nodes in site table|outline" text:style-name="Internet_20_link" text:visited-style-name="Internet_20_link">3.2.6Define Service Nodes in site table</text:a><text:tab/>11</text:p>
          <text:p text:style-name="P40"><text:a xlink:type="simple" xlink:href="#3.2.7.Define Service Node OS and Profile attributes|outline" text:style-name="Internet_20_link" text:visited-style-name="Internet_20_link">3.2.7Define Service Node OS and Profile attributes</text:a><text:tab/>12</text:p>
          <text:p text:style-name="P39"><text:a xlink:type="simple" xlink:href="#4.Setup Services |outline" text:style-name="Internet_20_link" text:visited-style-name="Internet_20_link">4.0Setup Services </text:a><text:tab/>12</text:p>
          <text:p text:style-name="P41"><text:a xlink:type="simple" xlink:href="#4.1.Setup networks Table|outline" text:style-name="Internet_20_link" text:visited-style-name="Internet_20_link">4.1Setup networks Table</text:a><text:tab/>12</text:p>
          <text:p text:style-name="P41"><text:a xlink:type="simple" xlink:href="#4.2.Setup DNS|outline" text:style-name="Internet_20_link" text:visited-style-name="Internet_20_link">4.2Setup DNS</text:a><text:tab/>12</text:p>
          <text:p text:style-name="P41"><text:a xlink:type="simple" xlink:href="#4.3.Setup AMM|outline" text:style-name="Internet_20_link" text:visited-style-name="Internet_20_link">4.3Setup AMM</text:a><text:tab/>13</text:p>
          <text:p text:style-name="P41"><text:a xlink:type="simple" xlink:href="#4.4.Setup Conserver|outline" text:style-name="Internet_20_link" text:visited-style-name="Internet_20_link">4.4Setup Conserver</text:a><text:tab/>14</text:p>
          <text:p text:style-name="P41"><text:a xlink:type="simple" xlink:href="#4.5.Get MAC addresses|outline" text:style-name="Internet_20_link" text:visited-style-name="Internet_20_link">4.5Get MAC addresses</text:a><text:tab/>14</text:p>
          <text:p text:style-name="P41"><text:a xlink:type="simple" xlink:href="#4.6.Setup DHCP|outline" text:style-name="Internet_20_link" text:visited-style-name="Internet_20_link">4.6Setup DHCP</text:a><text:tab/>14</text:p>
          <text:p text:style-name="P41"><text:a xlink:type="simple" xlink:href="#4.7.Startup TFTP|outline" text:style-name="Internet_20_link" text:visited-style-name="Internet_20_link">4.7Startup TFTP</text:a><text:tab/>15</text:p>
          <text:p text:style-name="P39"><text:a xlink:type="simple" xlink:href="#5.Define Compute Nodes in the Database|outline" text:style-name="Internet_20_link" text:visited-style-name="Internet_20_link">5.0Define Compute Nodes in the Database</text:a><text:tab/>15</text:p>
          <text:p text:style-name="P41"><text:soft-page-break/><text:a xlink:type="simple" xlink:href="#5.1.Setup the nodelist Table|outline" text:style-name="Internet_20_link" text:visited-style-name="Internet_20_link">5.1Setup the nodelist Table</text:a><text:tab/>15</text:p>
          <text:p text:style-name="P41"><text:a xlink:type="simple" xlink:href="#5.2.Setup the noderes Table|outline" text:style-name="Internet_20_link" text:visited-style-name="Internet_20_link">5.2Setup the noderes Table</text:a><text:tab/>15</text:p>
          <text:p text:style-name="P40"><text:a xlink:type="simple" xlink:href="#5.2.1. Sample noderes table|outline" text:style-name="Internet_20_link" text:visited-style-name="Internet_20_link">5.2.1 Sample noderes table</text:a><text:tab/>16</text:p>
          <text:p text:style-name="P40"><text:a xlink:type="simple" xlink:href="#5.2.2.Setting up which services run on the Service Nodes|outline" text:style-name="Internet_20_link" text:visited-style-name="Internet_20_link">5.2.2Setting up which services run on the Service Nodes</text:a><text:tab/>17</text:p>
          <text:p text:style-name="P41"><text:a xlink:type="simple" xlink:href="#5.3.Setup nodetype table|outline" text:style-name="Internet_20_link" text:visited-style-name="Internet_20_link">5.3Setup nodetype table</text:a><text:tab/>17</text:p>
          <text:p text:style-name="P38"><text:a xlink:type="simple" xlink:href="#5.3.1.1.Sample nodetype table|outline" text:style-name="Internet_20_link" text:visited-style-name="Internet_20_link">5.3.1.1Sample nodetype table</text:a><text:tab/>17</text:p>
          <text:p text:style-name="P41"><text:a xlink:type="simple" xlink:href="#5.4.Setup passwords in passwd table|outline" text:style-name="Internet_20_link" text:visited-style-name="Internet_20_link">5.4Setup passwords in passwd table</text:a><text:tab/>18</text:p>
          <text:p text:style-name="P41"><text:a xlink:type="simple" xlink:href="#5.5.Setup deps Table for proper boot sequence|outline" text:style-name="Internet_20_link" text:visited-style-name="Internet_20_link">5.5Setup deps Table for proper boot sequence</text:a><text:tab/>18</text:p>
          <text:p text:style-name="P38"><text:a xlink:type="simple" xlink:href="#5.5.1.1.Sample deps table:|outline" text:style-name="Internet_20_link" text:visited-style-name="Internet_20_link">5.5.1.1Sample deps table:</text:a><text:tab/>18</text:p>
          <text:p text:style-name="P39"><text:a xlink:type="simple" xlink:href="#6. Build the service node stateless image|outline" text:style-name="Internet_20_link" text:visited-style-name="Internet_20_link">6.0 Build the service node stateless image</text:a><text:tab/>18</text:p>
          <text:p text:style-name="P41"><text:a xlink:type="simple" xlink:href="#6.1. Install the Service Nodes|outline" text:style-name="Internet_20_link" text:visited-style-name="Internet_20_link">6.1 Install the Service Nodes</text:a><text:tab/>20</text:p>
          <text:p text:style-name="P41"><text:a xlink:type="simple" xlink:href="#6.2. Test Service Node installation|outline" text:style-name="Internet_20_link" text:visited-style-name="Internet_20_link">6.2 Test Service Node installation</text:a><text:tab/>20</text:p>
          <text:p text:style-name="P39"><text:a xlink:type="simple" xlink:href="#7. iSCSI install QS22 blades|outline" text:style-name="Internet_20_link" text:visited-style-name="Internet_20_link">7.0 iSCSI install QS22 blades</text:a><text:tab/>20</text:p>
          <text:p text:style-name="P41"><text:a xlink:type="simple" xlink:href="#7.1. Build QS22 Stateless image|outline" text:style-name="Internet_20_link" text:visited-style-name="Internet_20_link">7.1 Build QS22 Stateless image</text:a><text:tab/>21</text:p>
          <text:p text:style-name="P41"><text:a xlink:type="simple" xlink:href="#7.2.Install QS22 Stateless image |outline" text:style-name="Internet_20_link" text:visited-style-name="Internet_20_link">7.2Install QS22 Stateless image </text:a><text:tab/>22</text:p>
          <text:p text:style-name="P41"><text:a xlink:type="simple" xlink:href="#7.3.Update QS22 Stateless image|outline" text:style-name="Internet_20_link" text:visited-style-name="Internet_20_link">7.3Update QS22 Stateless image</text:a><text:tab/>23</text:p>
          <text:p text:style-name="P41"><text:a xlink:type="simple" xlink:href="#7.4.Build  and Install QS22 Compressed Image|outline" text:style-name="Internet_20_link" text:visited-style-name="Internet_20_link">7.4Build <text:s/>and Install QS22 Compressed Image</text:a><text:tab/>23</text:p>
          <text:p text:style-name="P40"><text:a xlink:type="simple" xlink:href="#7.4.1.Build aufs|outline" text:style-name="Internet_20_link" text:visited-style-name="Internet_20_link">7.4.1Build aufs</text:a><text:tab/>24</text:p>
          <text:p text:style-name="P40"><text:a xlink:type="simple" xlink:href="#7.4.2.Generate  the compressed image|outline" text:style-name="Internet_20_link" text:visited-style-name="Internet_20_link">7.4.2Generate <text:s/>the compressed image</text:a><text:tab/>24</text:p>
          <text:p text:style-name="P40"><text:a xlink:type="simple" xlink:href="#7.4.3.Pack and install   the compressed image|outline" text:style-name="Internet_20_link" text:visited-style-name="Internet_20_link">7.4.3Pack and install <text:s text:c="2"/>the compressed image</text:a><text:tab/>24</text:p>
          <text:p text:style-name="P40"><text:a xlink:type="simple" xlink:href="#7.4.4.Check Memory Usage|outline" text:style-name="Internet_20_link" text:visited-style-name="Internet_20_link">7.4.4Check Memory Usage</text:a><text:tab/>25</text:p>
          <text:p text:style-name="P40"><text:a xlink:type="simple" xlink:href="#7.4.5.Switch to  iSCSI for more setup|outline" text:style-name="Internet_20_link" text:visited-style-name="Internet_20_link">7.4.5Switch to <text:s/>iSCSI for more setup</text:a><text:tab/>25</text:p>
          <text:p text:style-name="P39"><text:a xlink:type="simple" xlink:href="#8.Build LS21 Stateless image|outline" text:style-name="Internet_20_link" text:visited-style-name="Internet_20_link">8.0Build LS21 Stateless image</text:a><text:tab/>26</text:p>
          <text:p text:style-name="P41"><text:a xlink:type="simple" xlink:href="#8.1.Update LS21 Stateless image|outline" text:style-name="Internet_20_link" text:visited-style-name="Internet_20_link">8.1Update LS21 Stateless image</text:a><text:tab/>27</text:p>
          <text:p text:style-name="P41"><text:a xlink:type="simple" xlink:href="#8.2.Build  and Install LS21Compressed Image|outline" text:style-name="Internet_20_link" text:visited-style-name="Internet_20_link">8.2Build <text:s/>and Install LS21Compressed Image</text:a><text:tab/>28</text:p>
          <text:p text:style-name="P40"><text:a xlink:type="simple" xlink:href="#8.2.1.Build aufs|outline" text:style-name="Internet_20_link" text:visited-style-name="Internet_20_link">8.2.1Build aufs</text:a><text:tab/>28</text:p>
          <text:p text:style-name="P40"><text:a xlink:type="simple" xlink:href="#8.2.2.Generate  and pack the compressed image|outline" text:style-name="Internet_20_link" text:visited-style-name="Internet_20_link">8.2.2Generate <text:s/>and pack the compressed image</text:a><text:tab/>29</text:p>
          <text:p text:style-name="P40"><text:a xlink:type="simple" xlink:href="#8.2.3.Install the image|outline" text:style-name="Internet_20_link" text:visited-style-name="Internet_20_link">8.2.3Install the image</text:a><text:tab/>29</text:p>
          <text:p text:style-name="P38"><text:a xlink:type="simple" xlink:href="#8.2.3.1.Check memory usage:|outline" text:style-name="Internet_20_link" text:visited-style-name="Internet_20_link">8.2.3.1Check memory usage:</text:a><text:tab/>29</text:p>
          <text:p text:style-name="P39"><text:a xlink:type="simple" xlink:href="#9. Service Node to Compute Node ssh setup|outline" text:style-name="Internet_20_link" text:visited-style-name="Internet_20_link">9.0 Service Node to Compute Node ssh setup</text:a><text:tab/>30</text:p>
          <text:p text:style-name="P39"><text:a xlink:type="simple" xlink:href="#10. Building image for 64K pages|outline" text:style-name="Internet_20_link" text:visited-style-name="Internet_20_link">10.0 Building image for 64K pages</text:a><text:tab/>30</text:p>
          <text:p text:style-name="P41"><text:a xlink:type="simple" xlink:href="#10.1. Rebuild aufs|outline" text:style-name="Internet_20_link" text:visited-style-name="Internet_20_link">10.1 Rebuild aufs</text:a><text:tab/>32</text:p>
          <text:p text:style-name="P41"><text:a xlink:type="simple" xlink:href="#10.2.Test unsquashed:|outline" text:style-name="Internet_20_link" text:visited-style-name="Internet_20_link">10.2Test unsquashed:</text:a><text:tab/>33</text:p>
          <text:p text:style-name="P40"><text:a xlink:type="simple" xlink:href="#10.2.1. Check memory|outline" text:style-name="Internet_20_link" text:visited-style-name="Internet_20_link">10.2.1 Check memory</text:a><text:tab/>33</text:p>
          <text:p text:style-name="P41"><text:a xlink:type="simple" xlink:href="#10.3.Test squash|outline" text:style-name="Internet_20_link" text:visited-style-name="Internet_20_link">10.3Test squash</text:a><text:tab/>33</text:p>
          <text:p text:style-name="P40"><text:a xlink:type="simple" xlink:href="#10.3.1. Check memory|outline" text:style-name="Internet_20_link" text:visited-style-name="Internet_20_link">10.3.1 Check memory</text:a><text:tab/>34</text:p>
          <text:p text:style-name="P41"><text:a xlink:type="simple" xlink:href="#10.4. Switch back to 4K pages|outline" text:style-name="Internet_20_link" text:visited-style-name="Internet_20_link">10.4 Switch back to 4K pages</text:a><text:tab/>34</text:p>
          <text:p text:style-name="P39"><text:a xlink:type="simple" xlink:href="#11. Installing OpenLDAP|outline" text:style-name="Internet_20_link" text:visited-style-name="Internet_20_link">11.0 Installing OpenLDAP</text:a><text:tab/>35</text:p>
          <text:p text:style-name="P41"><text:a xlink:type="simple" xlink:href="#11.1.Setup LDAP Server|outline" text:style-name="Internet_20_link" text:visited-style-name="Internet_20_link">11.1Setup LDAP Server</text:a><text:tab/>35</text:p>
          <text:p text:style-name="P40"><text:a xlink:type="simple" xlink:href="#11.1.1.Install the  LDAP rpms |outline" text:style-name="Internet_20_link" text:visited-style-name="Internet_20_link">11.1.1Install the <text:s/>LDAP rpms </text:a><text:tab/>36</text:p>
          <text:p text:style-name="P40"><text:a xlink:type="simple" xlink:href="#11.1.2. Configure LDAP|outline" text:style-name="Internet_20_link" text:visited-style-name="Internet_20_link">11.1.2 Configure LDAP</text:a><text:tab/>37</text:p>
          <text:p text:style-name="P40"><text:a xlink:type="simple" xlink:href="#11.1.3. Migrate Users|outline" text:style-name="Internet_20_link" text:visited-style-name="Internet_20_link">11.1.3 Migrate Users</text:a><text:tab/>38</text:p>
          <text:p text:style-name="P41"><text:a xlink:type="simple" xlink:href="#11.2. Setup LDAP Client|outline" text:style-name="Internet_20_link" text:visited-style-name="Internet_20_link">11.2 Setup LDAP Client</text:a><text:tab/>38</text:p>
          <text:p text:style-name="P40"><text:a xlink:type="simple" xlink:href="#11.2.1.Install LDAP into the image|outline" text:style-name="Internet_20_link" text:visited-style-name="Internet_20_link">11.2.1Install LDAP into the image</text:a><text:tab/>38</text:p>
          <text:p text:style-name="P40"><text:a xlink:type="simple" xlink:href="#11.2.2. Update the ldap configuration |outline" text:style-name="Internet_20_link" text:visited-style-name="Internet_20_link">11.2.2 Update the ldap configuration </text:a><text:tab/>39</text:p>
          <text:p text:style-name="P40"><text:a xlink:type="simple" xlink:href="#11.2.3. Build the image and  install |outline" text:style-name="Internet_20_link" text:visited-style-name="Internet_20_link">11.2.3 Build the image and <text:s/>install </text:a><text:tab/>40</text:p>
          <text:p text:style-name="P39"><text:soft-page-break/><text:a xlink:type="simple" xlink:href="#12. Setup Hierarchical LDAP|outline" text:style-name="Internet_20_link" text:visited-style-name="Internet_20_link">12.0 Setup Hierarchical LDAP</text:a><text:tab/>40</text:p>
          <text:p text:style-name="P39"><text:a xlink:type="simple" xlink:href="#13. Install  Torque|outline" text:style-name="Internet_20_link" text:visited-style-name="Internet_20_link">13.0 Install <text:s/>Torque</text:a><text:tab/>40</text:p>
          <text:p text:style-name="P41"><text:a xlink:type="simple" xlink:href="#13.1.  Setup Torque Server|outline" text:style-name="Internet_20_link" text:visited-style-name="Internet_20_link">13.1 <text:s/>Setup Torque Server</text:a><text:tab/>40</text:p>
          <text:p text:style-name="P41"><text:a xlink:type="simple" xlink:href="#13.2.Configure Torque|outline" text:style-name="Internet_20_link" text:visited-style-name="Internet_20_link">13.2Configure Torque</text:a><text:tab/>41</text:p>
          <text:p text:style-name="P41"><text:a xlink:type="simple" xlink:href="#13.3. Define Nodes|outline" text:style-name="Internet_20_link" text:visited-style-name="Internet_20_link">13.3 Define Nodes</text:a><text:tab/>41</text:p>
          <text:p text:style-name="P41"><text:a xlink:type="simple" xlink:href="#13.4. Setup and Start Service|outline" text:style-name="Internet_20_link" text:visited-style-name="Internet_20_link">13.4 Setup and Start Service</text:a><text:tab/>41</text:p>
          <text:p text:style-name="P41"><text:a xlink:type="simple" xlink:href="#13.5. Install pbstop|outline" text:style-name="Internet_20_link" text:visited-style-name="Internet_20_link">13.5 Install pbstop</text:a><text:tab/>42</text:p>
          <text:p text:style-name="P41"><text:a xlink:type="simple" xlink:href="#13.6. Install Perl Curses for PBS top|outline" text:style-name="Internet_20_link" text:visited-style-name="Internet_20_link">13.6 Install Perl Curses for PBS top</text:a><text:tab/>42</text:p>
          <text:p text:style-name="P41"><text:a xlink:type="simple" xlink:href="#13.7. Create a Torque default queue|outline" text:style-name="Internet_20_link" text:visited-style-name="Internet_20_link">13.7 Create a Torque default queue</text:a><text:tab/>42</text:p>
          <text:p text:style-name="P41"><text:a xlink:type="simple" xlink:href="#13.8. Setup Torque Client ( x86_64 only)|outline" text:style-name="Internet_20_link" text:visited-style-name="Internet_20_link">13.8 Setup Torque Client ( x86_64 only)</text:a><text:tab/>43</text:p>
          <text:p text:style-name="P40"><text:a xlink:type="simple" xlink:href="#13.8.1. Install Torque|outline" text:style-name="Internet_20_link" text:visited-style-name="Internet_20_link">13.8.1 Install Torque</text:a><text:tab/>43</text:p>
          <text:p text:style-name="P40"><text:a xlink:type="simple" xlink:href="#13.8.2. Configure Torque|outline" text:style-name="Internet_20_link" text:visited-style-name="Internet_20_link">13.8.2 Configure Torque</text:a><text:tab/>43</text:p>
          <text:p text:style-name="P38"><text:a xlink:type="simple" xlink:href="#13.8.2.1. Setup Access|outline" text:style-name="Internet_20_link" text:visited-style-name="Internet_20_link">13.8.2.1 Setup Access</text:a><text:tab/>43</text:p>
          <text:p text:style-name="P38"><text:a xlink:type="simple" xlink:href="#13.8.2.2.Setup node to node ssh for root |outline" text:style-name="Internet_20_link" text:visited-style-name="Internet_20_link">13.8.2.2Setup node to node ssh for root </text:a><text:tab/>44</text:p>
          <text:p text:style-name="P40"><text:a xlink:type="simple" xlink:href="#13.8.3.  Pack and Install image|outline" text:style-name="Internet_20_link" text:visited-style-name="Internet_20_link">13.8.3 <text:s/>Pack and Install image</text:a><text:tab/>44</text:p>
          <text:p text:style-name="P39"><text:a xlink:type="simple" xlink:href="#14. Setup Moab|outline" text:style-name="Internet_20_link" text:visited-style-name="Internet_20_link">14.0 Setup Moab</text:a><text:tab/>44</text:p>
          <text:p text:style-name="P41"><text:a xlink:type="simple" xlink:href="#14.1. Install Moab|outline" text:style-name="Internet_20_link" text:visited-style-name="Internet_20_link">14.1 Install Moab</text:a><text:tab/>44</text:p>
          <text:p text:style-name="P41"><text:a xlink:type="simple" xlink:href="#14.2.Configure Moab|outline" text:style-name="Internet_20_link" text:visited-style-name="Internet_20_link">14.2Configure Moab</text:a><text:tab/>45</text:p>
          <text:p text:style-name="P40"><text:a xlink:type="simple" xlink:href="#14.2.1. Start Moab|outline" text:style-name="Internet_20_link" text:visited-style-name="Internet_20_link">14.2.1 Start Moab</text:a><text:tab/>46</text:p>
          <text:p text:style-name="P39"><text:a xlink:type="simple" xlink:href="#15.References|outline" text:style-name="Internet_20_link" text:visited-style-name="Internet_20_link">15.0References</text:a><text:tab/>46</text:p>
        </text:index-body>
      </text:table-of-content>
      <text:p text:style-name="P1"/>
      <text:list text:style-name="L1">
        <text:list-item>
          <text:h text:style-name="P44" text:outline-level="1">Release Description</text:h>
        </text:list-item>
      </text:list>
      <text:p text:style-name="Standard">xCAT 2.0 is a complete rewrite of xCAT 1.2/1.3 implementing <text:s/>a <text:s/>new architecture. <text:s/>See xCAT2.0 Beta Cookbook for more details about the 2.0 product: <text:a xlink:type="simple" xlink:href="http://xcat.sourceforge.net/xCAT2.0.pdf">http://xcat.sourceforge.net/xCAT2.0.pdf</text:a> <text:s/>All commands are client/server, authenticated, logged and policy driven. <text:s/>The clients can be run on any OS with Perl, including Windows. <text:s/>The code has been completely rewritten in Perl, and <text:s/>table data is now stored in a relational database. <text:s text:c="3"/></text:p>
      <text:list text:style-name="L1" text:continue-numbering="true">
        <text:list-item>
          <text:list text:continue-numbering="true">
            <text:list-header>
              <text:h text:style-name="P46" text:outline-level="2" text:is-list-header="true"/>
            </text:list-header>
          </text:list>
        </text:list-item>
        <text:list-item>
          <text:h text:style-name="P44" text:outline-level="1">Installing the Management Node</text:h>
          <text:list>
            <text:list-item>
              <text:h text:style-name="P45" text:outline-level="2">Download Fedora 8 and Create Repository</text:h>
            </text:list-item>
          </text:list>
        </text:list-item>
      </text:list>
      <text:p text:style-name="Standard"/>
      <text:p text:style-name="Standard">Ensure that your networks are setup correctly.</text:p>
      <text:p text:style-name="Standard"/>
      <text:list text:style-name="WW8Num9">
        <text:list-item>
          <text:p text:style-name="List_20_Number">Get Fedora ISOs and place in a directory, for example /root/xcat2:</text:p>
        </text:list-item>
      </text:list>
      <text:p text:style-name="Text_20_body"/>
      <text:p text:style-name="Code">mkdir /root/xcat2</text:p>
      <text:p text:style-name="Code">cd /root/xcat2</text:p>
      <text:p text:style-name="Code">wget <text:s/><text:a xlink:type="simple" xlink:href="ftp://download.fedora.redhat.com/pub/fedora/linux/releases/8/Fedora/x86_64/iso/Fedora-8-x86_64-DVD.iso">ftp://download.fedora.redhat.com/pub/fedora/linux/releases/8/Fedora/x86_64/iso/Fedora-8-x86_64-DVD.iso</text:a></text:p>
      <text:p text:style-name="Code"><text:soft-page-break/>wget <text:a xlink:type="simple" xlink:href="ftp://download.fedora.redhat.com/pub/fedora/linux/releases/8/Fedora/ppc/iso/Fedora-8-ppc-DVD.iso">ftp://download.fedora.redhat.com/pub/fedora/linux/releases/8/Fedora/ppc/iso/Fedora-8-ppc-DVD.iso</text:a></text:p>
      <text:p text:style-name="P12"><text:a xlink:type="simple" xlink:href="ftp://download.fedora.redhat.com/pub/fedora/linux/releases/8/Fedora/ppc/iso/Fedora-8-ppc-DVD.iso"/></text:p>
      <text:p text:style-name="P12"><text:s/></text:p>
      <text:list text:style-name="WW8Num9" text:continue-numbering="true">
        <text:list-item>
          <text:p text:style-name="List_20_Number">Create YUM repository for Fedora RPMs:</text:p>
        </text:list-item>
      </text:list>
      <text:p text:style-name="Text_20_body"/>
      <text:p text:style-name="Code">mkdir /root/xcat2/fedora8</text:p>
      <text:p text:style-name="Code">mount -r -o loop /root/xcat2/Fedora-8-x86_64-DVD.iso /root/xcat2/fedora8</text:p>
      <text:p text:style-name="Code"/>
      <text:p text:style-name="Code">cd /etc/yum.repos.d</text:p>
      <text:p text:style-name="Code">mkdir ORIG</text:p>
      <text:p text:style-name="Code">mv fedora*.repo ORIG</text:p>
      <text:p text:style-name="Text_20_body_20_indent"/>
      <text:p text:style-name="Text_20_body_20_indent">Create fedora.repo with contents:</text:p>
      <text:p text:style-name="Text_20_body_20_indent"/>
      <text:p text:style-name="Code">[fedora]</text:p>
      <text:p text:style-name="Code">name=Fedora $releasever - $basearch</text:p>
      <text:p text:style-name="Code">baseurl=file:///root/xcat2/fedora8</text:p>
      <text:p text:style-name="Code">enabled=1</text:p>
      <text:p text:style-name="Code">gpgcheck=0</text:p>
      <text:p text:style-name="P12"/>
      <text:list text:style-name="WW8Num9" text:continue-numbering="true">
        <text:list-item>
          <text:p text:style-name="List_20_Number">Install createrepo:</text:p>
          <text:p text:style-name="List_20_Number"/>
        </text:list-item>
      </text:list>
      <text:p text:style-name="Code">yum install createrepo</text:p>
      <text:list text:style-name="L1" text:continue-numbering="true">
        <text:list-item>
          <text:list text:continue-numbering="true">
            <text:list-item>
              <text:h text:style-name="P45" text:outline-level="2">Downloading and Installing <text:s/>xCAT 2.0</text:h>
              <text:list>
                <text:list-item>
                  <text:h text:style-name="P47" text:outline-level="3">If Your Management Node <text:span text:style-name="T13">Has</text:span> Internet Access:</text:h>
                  <text:list>
                    <text:list-item>
                      <text:h text:style-name="P48"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h text:style-name="Heading_20_4" text:outline-level="4">Set Up Repo File for Fedora Site</text:h>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oft-page-break/>gpgkey=file:///etc/pki/rpm-gpg/RPM-GPG-KEY-fedora <text:a xlink:type="simple" xlink:href="/etc/pki/rpm-gpg/RPM-GPG-KEY">file:///etc/pki/rpm-gpg/RPM-GPG-KEY</text:a></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47" text:outline-level="3">If Your Management Node <text:span text:style-name="T13">Does Not Have</text:span> Internet Access:</text:h>
                  <text:list>
                    <text:list-item>
                      <text:h text:style-name="P48" text:outline-level="4">Download xCAT2.0 and Its Dependencies</text:h>
                    </text:list-item>
                  </text:list>
                </text:list-item>
              </text:list>
            </text:list-item>
          </text:list>
        </text:list-item>
      </text:list>
      <text:p text:style-name="Standard">Note: <text:s/>do the wget's on a machine with internet access and copy the files to this machin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49" text:outline-level="4">Get Fedora 8 OSS dependencies</text:h>
                    </text:list-item>
                  </text:list>
                </text:list-item>
              </text:list>
            </text:list-item>
          </text:list>
        </text:list-item>
      </text:list>
      <text:p text:style-name="Standard"/>
      <text:p text:style-name="Text_20_body_20_indent">cd /root/xcat2/dep-snap/rh/x86_64</text:p>
      <text:p text:style-name="P12"/>
      <text:p text:style-name="Text_20_body_20_indent">wget <text:a xlink:type="simple" xlink:href="http://download.fedora.redhat.com/pub/fedora/linux/releases/8/Everything/x86_64/os/Packages/perl-Net-SNMP-5.2.0-1.fc8.1.noarch.rpm">http://download.fedora.redhat.com/pub/fedora/linux/releases/8/Everything/x86_64/os/Packages/perl-Net-SNMP-5.2.0-1.fc8.1.noarch.rpm</text:a></text:p>
      <text:p text:style-name="Text_20_body_20_indent">wget <text:a xlink:type="simple" xlink:href="http://download.fedora.redhat.com/pub/fedora/linux/releases/8/Everything/x86_64/os/Packages/perl-XML-Simple-2.17-1.fc8.noarch.rpm">http://download.fedora.redhat.com/pub/fedora/linux/releases/8/Everything/x86_64/os/Packages/perl-XML-Simple-2.17-1.fc8.noarch.rpm</text:a></text:p>
      <text:p text:style-name="Text_20_body_20_indent">wget <text:a xlink:type="simple" xlink:href="http://download.fedora.redhat.com/pub/fedora/linux/releases/8/Everything/x86_64/os/Packages/perl-Crypt-DES-2.05-4.fc7.x86_64.rpm">http://download.fedora.redhat.com/pub/fedora/linux/releases/8/Everything/x86_64/os/Packages/perl-Crypt-DES-2.05-4.fc7.x86_64.rpm</text:a></text:p>
      <text:p text:style-name="Text_20_body_20_indent">wget <text:a xlink:type="simple" xlink:href="http://download.fedora.redhat.com/pub/fedora/linux/releases/8/Everything/x86_64/os/Packages/net-snmp-perl-5.4.1-4.fc8.x86_64.rpm">http://download.fedora.redhat.com/pub/fedora/linux/releases/8/Everything/x86_64/os/Packages/net-snmp-perl-5.4.1-4.fc8.x86_64.rpm</text:a></text:p>
      <text:p text:style-name="Text_20_body_20_indent">wget <text:a xlink:type="simple" xlink:href="http://download.fedora.redhat.com/pub/fedora/linux/releases/8/Everything/x86_64/os/Packages/ksh-20070628-1.1.fc8.x86_64.rpm">http://download.fedora.redhat.com/pub/fedora/linux/releases/8/Everything/x86_64/os/Packages/ksh-20070628-1.1.fc8.x86_64.rpm</text:a></text:p>
      <text:p text:style-name="Text_20_body_20_indent">wget <text:a xlink:type="simple" xlink:href="http://download.fedora.redhat.com/pub/fedora/linux/releases/8/Everything/x86_64/os/Packages/perl-IO-Socket-INET6-2.51-2.fc8.1.noarch.rpm">http://download.fedora.redhat.com/pub/fedora/linux/releases/8/Everything/x86_64/os/Packages/perl-IO-Socket-INET6-2.51-2.fc8.1.noarch.rpm</text:a></text:p>
      <text:p text:style-name="Text_20_body_20_indent">wget</text:p>
      <text:p text:style-name="Text_20_body_20_indent"><text:a xlink:type="simple" xlink:href="http://download.fedora.redhat.com/pub/fedora/linux/releases/8/Everything/x86_64/os/Packages/dhcp-3.0.6-10.fc8.x86_64.rpm">http://download.fedora.redhat.com/pub/fedora/linux/releases/8/Everything/x86_64/os/Packages/dhcp-3.0.6-10.fc8.x86_64.rpm</text:a></text:p>
      <text:p text:style-name="Text_20_body_20_indent"><text:soft-page-break/>wget <text:a xlink:type="simple" xlink:href="http://download.fedora.redhat.com/pub/fedora/linux/releases/8/Everything/x86_64/os/Packages/syslinux-3.36-7.fc8.x86_64.rpm">http://download.fedora.redhat.com/pub/fedora/linux/releases/8/Everything/x86_64/os/Packages/syslinux-3.36-7.fc8.x86_64.rpm</text:a></text:p>
      <text:p text:style-name="Text_20_body_20_indent">wget <text:a xlink:type="simple" xlink:href="http://download.fedora.redhat.com/pub/fedora/linux/releases/8/Everything/x86_64/os/Packages/mtools-3.9.11-2.fc8.x86_64.rpm">http://download.fedora.redhat.com/pub/fedora/linux/releases/8/Everything/x86_64/os/Packages/mtools-3.9.11-2.fc8.x86_64.rpm</text:a></text:p>
      <text:p text:style-name="Text_20_body_20_indent">wget <text:a xlink:type="simple" xlink:href="http://download.fedora.redhat.com/pub/fedora/linux/releases/8/Everything/x86_64/os/Packages/expect-5.43.0-9.fc8.x86_64.rpm">http://download.fedora.redhat.com/pub/fedora/linux/releases/8/Everything/x86_64/os/Packages/expect-5.43.0-9.fc8.x86_64.rpm</text:a></text:p>
      <text:p text:style-name="Text_20_body_20_indent">wget <text:a xlink:type="simple" xlink:href="http://download.fedora.redhat.com/pub/fedora/linux/releases/8/Everything/x86_64/os/Packages/perl-DBD-SQLite-1.12-2.fc8.1.x86_64.rpm">http://download.fedora.redhat.com/pub/fedora/linux/releases/8/Everything/x86_64/os/Packages/perl-DBD-SQLite-1.12-2.fc8.1.x86_64.rpm</text:a></text:p>
      <text:p text:style-name="Text_20_body_20_indent">wget <text:a xlink:type="simple" xlink:href="http://download.fedora.redhat.com/pub/fedora/linux/releases/8/Everything/x86_64/os/Packages/perl-Expect-1.20-1.fc8.1.noarch.rpm">http://download.fedora.redhat.com/pub/fedora/linux/releases/8/Everything/x86_64/os/Packages/perl-Expect-1.20-1.fc8.1.noarch.rpm</text:a></text:p>
      <text:p text:style-name="Text_20_body_20_indent">wget <text:a xlink:type="simple" xlink:href="http://download.fedora.redhat.com/pub/fedora/linux/releases/8/Everything/x86_64/os/Packages/perl-IO-Tty-1.07-2.fc8.1.x86_64.rpm">http://download.fedora.redhat.com/pub/fedora/linux/releases/8/Everything/x86_64/os/Packages/perl-IO-Tty-1.07-2.fc8.1.x86_64.rpm</text:a></text:p>
      <text:p text:style-name="Text_20_body_20_indent">wget <text:a xlink:type="simple" xlink:href="http://mirrors.usc.edu/pub/linux/distributions/fedora/linux/releases/8/Everything/x86_64/os/Packages/scsi-target-utils-0.0-1.20070803snap.fc8.x86_64.rpm">http://mirrors.usc.edu/pub/linux/distributions/fedora/linux/releases/8/Everything/x86_64/os/Packages/scsi-target-utils-0.0-1.20070803snap.fc8.x86_64.rpm</text:a></text:p>
      <text:p text:style-name="Text_20_body_20_indent">wget <text:a xlink:type="simple" xlink:href="http://download.fedora.redhat.com/pub/fedora/linux/releases/8/Everything/x86_64/os/Packages/perl-Net-Telnet-3.03-5.1.noarch.rpm"><text:span text:style-name="T3">http://download.fedora.redhat.com/pub/fedora/linux/releases/8/Everything/x86_64/os/Packages/perl-Net-Telnet-3.03-5.1.noarch.rpm</text:span></text:a><text:a xlink:type="simple" xlink:href="http://mirrors.usc.edu/pub/linux/distributions/fedora/linux/releases/8/Everything/x86_64/os/Packages/scsi-target-utils-0.0-1.20070803snap.fc8.x86_64.rpm"><text:span text:style-name="T3"> </text:span></text:a></text:p>
      <text:p text:style-name="Text_20_body_20_indent"/>
      <text:list text:style-name="L1" text:continue-numbering="true">
        <text:list-item>
          <text:list text:continue-numbering="true">
            <text:list-item>
              <text:list text:continue-numbering="true">
                <text:list-item>
                  <text:list text:continue-numbering="true">
                    <text:list-item>
                      <text:h text:style-name="P48"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42"/>
      <text:list text:style-name="L1" text:continue-numbering="true">
        <text:list-item>
          <text:list text:continue-numbering="true">
            <text:list-item>
              <text:list text:continue-numbering="true">
                <text:list-item>
                  <text:h text:style-name="P47"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47" text:outline-level="3">Test xCAT installation</text:h>
                </text:list-item>
              </text:list>
            </text:list-item>
          </text:list>
        </text:list-item>
      </text:list>
      <text:p text:style-name="Standard"/>
      <text:p text:style-name="Code">source /etc/profile.d/xcat.sh</text:p>
      <text:p text:style-name="Code">tabdump site</text:p>
      <text:p text:style-name="Text_20_body_20_indent"><text:soft-page-break/></text:p>
      <text:list text:style-name="L1" text:continue-numbering="true">
        <text:list-item>
          <text:list text:continue-numbering="true">
            <text:list-item>
              <text:list text:continue-numbering="true">
                <text:list-item>
                  <text:h text:style-name="P47"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cp -pf /etc/yum.repos.d/*.repo /install/netboot/fedora9/x86_64/service/rootimg/etc/yum.repos.d</text:p>
      <text:p text:style-name="Code">yum --installroot=/install/netboot/fedora8/x86_64/service/rootimg update '*xCAT*'</text:p>
      <text:p text:style-name="Text_20_body_20_indent"/>
      <text:list text:style-name="L1" text:continue-numbering="true">
        <text:list-item>
          <text:list text:continue-numbering="true">
            <text:list-item>
              <text:list text:continue-numbering="true">
                <text:list-item>
                  <text:h text:style-name="P47"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45" text:outline-level="2" text:is-list-header="true"/>
            </text:list-header>
          </text:list>
        </text:list-item>
        <text:list-item>
          <text:h text:style-name="P44"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3"><text:soft-page-break/>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45"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line-break/>192.168.0.1: ip of master<text:line-break/>xcatdb: database name<text:line-break/>xcatadmin: database role (aka user)<text:line-break/>cluster: database password<text:line-break/>192.168.0.10 &amp; 192.168.0.11 (service nodes)<text:line-break/>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54"/>
      <text:list text:style-name="WW8Num9">
        <text:list-item text:start-value="1">
          <text:p text:style-name="List_20_Number_20_Code">yum install perl-DBD-Pg postgresql-server postgresql</text:p>
        </text:list-item>
      </text:list>
      <text:p text:style-name="P7"/>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p text:style-name="List_20_Number"/>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line-break/></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text:line-break/>local all all ident sameuser</text:p>
      <text:p text:style-name="Code_20_Indented"># IPv4 local connections:<text:line-break/>host all all 127.0.0.1/32 md5<text:line-break/>host all all 192.168.0.1/32 md5<text:line-break/>host all all 192.168.0.10/32 md5<text:line-break/>host all all 192.168.0.11/32 md5</text:p>
      <text:p text:style-name="Code_20_Indented"><text:soft-page-break/></text:p>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text:line-break/>listen_addresses = '*' <text:s text:c="2"/>This allows remote access. </text:p>
      <text:p text:style-name="P28">Note:Be sure and uncomment the line</text:p>
      <text:p text:style-name="Text_20_body"/>
      <text:list text:style-name="WW8Num9" text:continue-numbering="true">
        <text:list-item>
          <text:p text:style-name="List_20_Number_20_Code">service postgresql restart</text:p>
          <text:p text:style-name="List_20_Number_20_Code"/>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text:line-break/></text:p>
        </text:list-item>
      </text:list>
      <text:p text:style-name="Code_20_Indented">mkdir -p ~/xcat-dbback</text:p>
      <text:p text:style-name="Code_20_Indented">dumpxCATdb -p ~/xcat-dbback</text:p>
      <text:list text:style-name="WW8Num9" text:continue-numbering="true">
        <text:list-item>
          <text:p text:style-name="List_20_Number">/etc/sysconfig/xcat should contain these lines, substitute your cluster facing address for 192.168.0.1, and user and password are xcatadmin cluster in this instance<text:span text:style-name="T12"> – skip this??</text:span></text:p>
        </text:list-item>
      </text:list>
      <text:p text:style-name="Text_20_body_20_indent"><text:line-break/>XCATCFG='Pg:dbname=xcatdb;host=192.168.0.1|xcatadmin|cluster'<text:line-break/>export XCATCFG<text:line-break/>XCATROOT=/opt/xcat<text:line-break/>export XCATROOT</text:p>
      <text:list text:style-name="WW8Num9" text:continue-numbering="true">
        <text:list-item>
          <text:p text:style-name="List_20_Number">copy /etc/sysconfig/xcat to <text:s/>/install/postscripts/sysconfig/xcat for installation on the service nodes. <text:span text:style-name="T12"><text:s/>– skip this??</text:span></text:p>
        </text:list-item>
      </text:list>
      <text:p text:style-name="P56">chmod 700 /etc/sysconfig/xcat</text:p>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text:s/>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list text:style-name="WW8Num9" text:continue-numbering="true">
        <text:list-item>
          <text:p text:style-name="List_20_Number_20_Code">chmod 700 /etc/xcat/cfgloc</text:p>
        </text:list-item>
        <text:list-item>
          <text:p text:style-name="List_20_Number">. /etc/sysconfig/xcat <text:s text:c="4"/>#read the text into the current shell<text:span text:style-name="T12"> – skip this??</text:span></text:p>
        </text:list-item>
        <text:list-item>
          <text:p text:style-name="List_20_Number">You <text:s/>can add . /etc/sysconfig/xcat <text:s/>to a setup shell script in /etc/profile.d, <text:s/>so the XCATROOT and XCATCFG environment variables are setup when you login. <text:span text:style-name="T12"><text:s/>– skip this??</text:span></text:p>
        </text:list-item>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52"><text:soft-page-break/></text:p>
        </text:list-header>
        <text:list-item>
          <text:p text:style-name="List_20_Number">Start the xcatd daemon using the postgresql database</text:p>
        </text:list-item>
      </text:list>
      <text:p text:style-name="Code_20_Indented">service xcatd restart</text:p>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19"/>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nameservers","11.16.0.1",,</text:p>
      <text:p text:style-name="Code_20_Indented">"xcatdport","3001",,</text:p>
      <text:p text:style-name="Code_20_Indented">"master","11.16.0.1",,</text:p>
      <text:p text:style-name="Text_20_body_20_indent">where 11.16.0.1 is the name or ip address of the management node as known by the service nodes, and the values for the “forwarders” attributes are your public nameserver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45" text:outline-level="2">Define the <text:s/>service nodes in the database</text:h>
            </text:list-item>
          </text:list>
        </text:list-item>
      </text:list>
      <text:p text:style-name="P23">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23"/>
      <text:p text:style-name="P26">Note: For table attribute definitions run tabdump -d &lt;table name&gt;</text:p>
      <text:list text:style-name="L1" text:continue-numbering="true">
        <text:list-item>
          <text:list text:continue-numbering="true">
            <text:list-item>
              <text:list text:continue-numbering="true">
                <text:list-item>
                  <text:h text:style-name="P47" text:outline-level="3">Define Service Nodes and bmc <text:s/>in nodelist table</text:h>
                </text:list-item>
              </text:list>
            </text:list-item>
          </text:list>
        </text:list-item>
      </text:list>
      <text:p text:style-name="Standard"/>
      <text:p text:style-name="Code">nodeadd rra000,rrb000 groups=service,ipmi,all</text:p>
      <text:p text:style-name="Code"><text:soft-page-break/>nodeadd rra000bmc,rrb000bmc groups=bmc,ipmi,all</text:p>
      <text:list text:style-name="L1" text:continue-numbering="true">
        <text:list-item>
          <text:list text:continue-numbering="true">
            <text:list-item>
              <text:list text:continue-numbering="true">
                <text:list-item>
                  <text:h text:style-name="P47" text:outline-level="3">Define <text:s/>Service Nodes in noderes table</text:h>
                </text:list-item>
              </text:list>
            </text:list-item>
          </text:list>
        </text:list-item>
      </text:list>
      <text:p text:style-name="Standard"/>
      <text:p text:style-name="Code">chtab node=service noderes.netboot=pxe</text:p>
      <text:p text:style-name="Code">chtab node=service noderes.servicenode=11.16.0.1</text:p>
      <text:p text:style-name="Code">chtab node=service noderes.tftpserver=11.16.0.1</text:p>
      <text:p text:style-name="Code">chtab node=service noderes.xcatmaster=11.16.0.1</text:p>
      <text:p text:style-name="Code">chtab node=service noderes.serialport=1</text:p>
      <text:p text:style-name="P10">Note: <text:s/>might not need all of these when code uses the attributes properly.</text:p>
      <text:list text:style-name="L1" text:continue-numbering="true">
        <text:list-item>
          <text:list text:continue-numbering="true">
            <text:list-item>
              <text:list text:continue-numbering="true">
                <text:list-item>
                  <text:h text:style-name="P47"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47" text:outline-level="3">Define Service Nodes and bmc in nodehm table</text:h>
                </text:list-item>
              </text:list>
            </text:list-item>
          </text:list>
        </text:list-item>
      </text:list>
      <text:p text:style-name="Code">chtab node=service nodehm.cons=ipmi nodehm.mgt=ipmi <text:s/>nodehm.serialspeed=19200 nodehm.serialflow=hard</text:p>
      <text:p text:style-name="Code">chtab node=bmc nodehm.mgt=ipmi</text:p>
      <text:list text:style-name="L1" text:continue-numbering="true">
        <text:list-item>
          <text:list text:continue-numbering="true">
            <text:list-item>
              <text:list text:continue-numbering="true">
                <text:list-item>
                  <text:h text:style-name="P47" text:outline-level="3">Define Service Nodes and bmc in nodetype table</text:h>
                </text:list-item>
              </text:list>
            </text:list-item>
          </text:list>
        </text:list-item>
      </text:list>
      <text:p text:style-name="Code">chtab node=service nodetype.arch=x86_64 nodetype.os=fedora8 nodetype.nodetype=osi</text:p>
      <text:p text:style-name="Code">chtab node=bmc nodetype.nodetype=rsa</text:p>
      <text:p text:style-name="Text_20_body_20_indent"/>
      <text:list text:style-name="L1" text:continue-numbering="true">
        <text:list-item>
          <text:list text:continue-numbering="true">
            <text:list-item>
              <text:list text:continue-numbering="true">
                <text:list-item>
                  <text:h text:style-name="P47" text:outline-level="3">Define Service Nodes in site table</text:h>
                </text:list-item>
              </text:list>
            </text:list-item>
          </text:list>
        </text:list-item>
      </text:list>
      <text:p text:style-name="Code">chtab key=defserialport site.value=1</text:p>
      <text:p text:style-name="Code">chtab key=defserialspeed site.value=19200</text:p>
      <text:p text:style-name="P42"/>
      <text:list text:style-name="L1" text:continue-numbering="true">
        <text:list-item>
          <text:list text:continue-numbering="true">
            <text:list-item>
              <text:list text:continue-numbering="true">
                <text:list-item>
                  <text:h text:style-name="P47" text:outline-level="3">Define Service Node OS and Profile attributes</text:h>
                </text:list-item>
              </text:list>
            </text:list-item>
          </text:list>
        </text:list-item>
      </text:list>
      <text:p text:style-name="Code">chtab node=service nodetype.os=fedora8 nodetype.profile=service</text:p>
      <text:p text:style-name="Code">chtab node=service noderes.primarynic=eth0 noderes.installnic=eth0</text:p>
      <text:list text:style-name="L1" text:continue-numbering="true">
        <text:list-item>
          <text:h text:style-name="P44" text:outline-level="1">Setup Services </text:h>
          <text:list>
            <text:list-item>
              <text:h text:style-name="P45" text:outline-level="2">Setup networks Table</text:h>
            </text:list-item>
          </text:list>
        </text:list-item>
      </text:list>
      <text:p text:style-name="Text_20_body_20_indent">All networks in the cluster must be defined in the networks table. </text:p>
      <text:p text:style-name="P34">Linda to add more info here.</text:p>
      <text:list text:style-name="L1" text:continue-numbering="true">
        <text:list-item>
          <text:list text:continue-numbering="true">
            <text:list-item>
              <text:h text:style-name="P45" text:outline-level="2">Setup DNS</text:h>
            </text:list-item>
          </text:list>
        </text:list-item>
      </text:list>
      <text:p text:style-name="Text_20_body">Set nameserver, forwarders and domain in the site table:</text:p>
      <text:p text:style-name="P14"/>
      <text:p text:style-name="Code">chtab key=nameservers site.value=11.16.0.1 # IP of mgmt node</text:p>
      <text:p text:style-name="Code">chtab key=forwarders site.value=9.114.8.1,9.114.8.2 # site DNS servers</text:p>
      <text:p text:style-name="Code"><text:soft-page-break/>chtab key=domain site.value=cluster.net <text:s text:c="2"/># domain part of the node hostnames</text:p>
      <text:p text:style-name="P14"/>
      <text:p text:style-name="Text_20_body">Edit /etc/hosts to be similar to:</text:p>
      <text:p text:style-name="P14"/>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14"/>
      <text:p text:style-name="Text_20_body">Run:</text:p>
      <text:p text:style-name="Code">makenetworks <text:s/><text:span text:style-name="T12"># should we really run this??</text:span></text:p>
      <text:p text:style-name="Code">makedns</text:p>
      <text:p text:style-name="Text_20_body_20_indent"/>
      <text:p text:style-name="Text_20_body">Setup /etc/resolv.conf:</text:p>
      <text:p text:style-name="Code">search cluster.net</text:p>
      <text:p text:style-name="Code">nameserver 11.16.0.1</text:p>
      <text:p text:style-name="P12"/>
      <text:p text:style-name="P12">Start DNS:</text:p>
      <text:p text:style-name="P12"/>
      <text:p text:style-name="Code">service named start</text:p>
      <text:p text:style-name="Code">chkconfig --level 345 named on</text:p>
      <text:p text:style-name="Text_20_body"/>
      <text:list text:style-name="L1" text:continue-numbering="true">
        <text:list-item>
          <text:list text:continue-numbering="true">
            <text:list-item>
              <text:h text:style-name="P45" text:outline-level="2">Define AMMs as nodes</text:h>
            </text:list-item>
          </text:list>
        </text:list-item>
      </text:list>
      <text:p text:style-name="Code">nodeadd bca01-bca04 groups=mm,all</text:p>
      <text:p text:style-name="Code">nodeadd bcb01-bcb04 groups=mm,all</text:p>
      <text:p text:style-name="Code">nodeadd swa01-swa04 groups=mm,all<text:span text:style-name="T12"> <text:s text:c="2"/># do we need to define these??</text:span></text:p>
      <text:p text:style-name="Code">nodeadd swb01-swb04 groups=mm,all<text:span text:style-name="T12"> <text:s text:c="2"/># do we need to define these??</text:span></text:p>
      <text:p text:style-name="P43">chtab node=mm nodehm.mgt=blade</text:p>
      <text:p text:style-name="P43">chtab node=mm mp.mpa='|(.*)|($1)|'</text:p>
      <text:list text:style-name="L1" text:continue-numbering="true">
        <text:list-item>
          <text:list text:continue-numbering="true">
            <text:list-item>
              <text:h text:style-name="P45" text:outline-level="2">Setup AMM</text:h>
            </text:list-item>
          </text:list>
        </text:list-item>
      </text:list>
      <text:p text:style-name="Standard"/>
      <text:p text:style-name="Standard">Note: <text:s/>xCAT will be providing a script to replace this manual process. </text:p>
      <text:p text:style-name="Standard"/>
      <text:p text:style-name="Text_20_body_20_indent">telnet amm3</text:p>
      <text:p text:style-name="Text_20_body_20_indent">env -T mm[1]</text:p>
      <text:p text:style-name="Text_20_body_20_indent">users -1 -ap sha -pp des -ppw PASSW0RD</text:p>
      <text:p text:style-name="Text_20_body_20_indent">users -1 -at set</text:p>
      <text:p text:style-name="Text_20_body_20_indent"/>
      <text:p text:style-name="Text_20_body"><text:soft-page-break/>As one line copy your id_rsa.pub key from the $ROOTHOME/.ssh/id_rsa.pub file. </text:p>
      <text:p text:style-name="P12"/>
      <text:p text:style-name="Text_20_body_20_indent">users -1 -pk -add ssh-rsa AAAAB3NzaC1yc2EAAAABIwAAAQEA0u4zf9ULqp5jsZPiVlmcg8TWbPrrIyOK+bMbHPmId0OEQvs6Opcl2XqC4VF6POH8zEu6/YmpPphuDqhOmjkou/TXxHgzJKQmZ/gFK7Fr9dFzbwA37eE0edeOK4WOlwNZgH7t+4Bm1fJ1sjELVlR1CjFSm59c6Fts83NKIeU6wuhEOzYG1UywyW1Aj/0rSLOk1pSFklhu9yXwt9RNVyQva7KKFhXFS51WaFRjyjEMU1Mc/AKaHYnNdehVSm3BpksdMIkOVC36/VCXdwqEZWkV0m1pgCIM4K8CPfQUyuP3iaBep2hLA6o8f4bwrXMXAckrORWCKzFuiV3QoBCAJKxKPQ== root@mgt.cluster</text:p>
      <text:p text:style-name="P12"/>
      <text:p text:style-name="Text_20_body_20_indent">NOTE: <text:s/>If you get error with -add type reset and try again. <text:s/>MM Bugs.</text:p>
      <text:p text:style-name="Text_20_body_20_indent"/>
      <text:p text:style-name="Text_20_body_20_indent">Test with:</text:p>
      <text:p text:style-name="Text_20_body_20_indent">ssh USERID@amm3 exit</text:p>
      <text:p text:style-name="Text_20_body_20_indent">TIP to update firmware:</text:p>
      <text:p text:style-name="Text_20_body_20_indent">Put CNETCMUS.pkt in /tftpboot</text:p>
      <text:p text:style-name="Text_20_body_20_indent">telnet AMM</text:p>
      <text:p text:style-name="Text_20_body_20_indent">env -T mm[1]</text:p>
      <text:p text:style-name="Text_20_body_20_indent">update -v -i TFTP_SERVER_IP -l CNETCMUS.pkt </text:p>
      <text:p text:style-name="Text_20_body_20_indent">TIP for SOL to work best telnet to nortel switch and type:</text:p>
      <text:p text:style-name="Text_20_body_20_indent">/cfg/port int1/gig/auto off, for each port. </text:p>
      <text:list text:style-name="L1" text:continue-numbering="true">
        <text:list-item>
          <text:list text:continue-numbering="true">
            <text:list-item>
              <text:h text:style-name="P45" text:outline-level="2">Setup Conserver</text:h>
            </text:list-item>
          </text:list>
        </text:list-item>
      </text:list>
      <text:p text:style-name="Text_20_body_20_indent">makeconservercf</text:p>
      <text:p text:style-name="Text_20_body_20_indent">service conserver stop</text:p>
      <text:p text:style-name="Text_20_body_20_indent">service conserver start</text:p>
      <text:p text:style-name="Text_20_body_20_indent">Test a few nodes with rpower and wcons</text:p>
      <text:p text:style-name="Standard"/>
      <text:list text:style-name="L1" text:continue-numbering="true">
        <text:list-item>
          <text:list text:continue-numbering="true">
            <text:list-item>
              <text:h text:style-name="P45" text:outline-level="2">Get MAC addresses</text:h>
            </text:list-item>
          </text:list>
        </text:list-item>
      </text:list>
      <text:p text:style-name="Text_20_body_20_indent">rinv all macs | </text:p>
      <text:p text:style-name="Text_20_body_20_indent">perl -pi -e 's/([^:]*):.*?ress (\d): (00(:[0-9A-F]{2}){5})/nodech \1 mac.mac=\3 #\2/' | grep \#1</text:p>
      <text:p text:style-name="Text_20_body_20_indent"/>
      <text:p text:style-name="Text_20_body_20_indent">tabdump mac <text:s text:c="2"/>to verify <text:s/>mac addresses in table. </text:p>
      <text:p text:style-name="Standard"/>
      <text:list text:style-name="L1" text:continue-numbering="true">
        <text:list-item>
          <text:list text:continue-numbering="true">
            <text:list-item>
              <text:h text:style-name="P45" text:outline-level="2"><text:soft-page-break/>Setup DHCP</text:h>
            </text:list-item>
          </text:list>
        </text:list-item>
      </text:list>
      <text:p text:style-name="Text_20_body_20_indent">Setup dynamic range for your networks, for example:</text:p>
      <text:p text:style-name="Text_20_body_20_indent">chtab net=192.168.100.0 networks.dynamicrange=192.168.100.200-192.168.100.250</text:p>
      <text:p text:style-name="Text_20_body_20_indent"/>
      <text:p text:style-name="Text_20_body_20_indent">Define dhcp interfaces in site table:</text:p>
      <text:p text:style-name="Text_20_body_20_indent">chtab key=dhcpinterfaces site.value=eth1</text:p>
      <text:p text:style-name="Text_20_body_20_indent">Start dhcp:</text:p>
      <text:p text:style-name="Text_20_body_20_indent">service dhcpd restart</text:p>
      <text:p text:style-name="Text_20_body_20_indent">Create dhcp leases files</text:p>
      <text:p text:style-name="Text_20_body_20_indent">makedhcp -n</text:p>
      <text:p text:style-name="Text_20_body_20_indent">service dhcpd restart</text:p>
      <text:p text:style-name="Standard"/>
      <text:p text:style-name="Standard"/>
      <text:p text:style-name="Standard"/>
      <text:list text:style-name="L1" text:continue-numbering="true">
        <text:list-item>
          <text:list text:continue-numbering="true">
            <text:list-item>
              <text:h text:style-name="P45" text:outline-level="2">Startup TFTP</text:h>
            </text:list-item>
          </text:list>
        </text:list-item>
      </text:list>
      <text:p text:style-name="Standard"/>
      <text:p text:style-name="Text_20_body_20_indent">mknb x86_64</text:p>
      <text:p text:style-name="Text_20_body_20_indent">service tftpd restart</text:p>
      <text:p text:style-name="Standard"/>
      <text:list text:style-name="L1" text:continue-numbering="true">
        <text:list-item>
          <text:h text:style-name="P44" text:outline-level="1">Define Compute Nodes in the Database</text:h>
        </text:list-item>
      </text:list>
      <text:p text:style-name="Standard"/>
      <text:list text:style-name="L1" text:continue-numbering="true">
        <text:list-item>
          <text:list text:continue-numbering="true">
            <text:list-item>
              <text:h text:style-name="P45" text:outline-level="2"><text:reference-mark-start text:name="Setup the nodelist Table"/>Setup the nodelist Table<text:reference-mark-end text:name="Setup the nodelist Table"/></text:h>
              <text:list>
                <text:list-item>
                  <text:list>
                    <text:list-header>
                      <text:h text:style-name="P48" text:outline-level="4" text:is-list-header="true"/>
                    </text:list-header>
                  </text:list>
                </text:list-item>
              </text:list>
            </text:list-item>
          </text:list>
        </text:list-item>
      </text:list>
      <text:p text:style-name="Standard"/>
      <text:p text:style-name="Standard">The nodelist table contains <text:s/>a node definition for each node in the cluster. <text:s text:c="2"/>We have provided a script to automate these definitions for the RR cluster.</text:p>
      <text:p text:style-name="Standard"/>
      <text:p text:style-name="Standard">/opt/xcat/share/xcat/tools/mkrrnodes <text:s/>will allow you to automatically define as many nodes as you would like to and <text:s/>setup nodegroups needed to manage those nodes. See man mkrrnodes.</text:p>
      <text:p text:style-name="Standard"/>
      <text:p text:style-name="Standard">For example :</text:p>
      <text:p text:style-name="Standard"/>
      <text:p text:style-name="Standard">Running mkrrnodes <text:s text:c="2"/>will define the following nodes with the assigned groups in the nodelist table. <text:s text:c="2"/>These nodegroups will be used in additional xCAT Table setup so that an <text:soft-page-break/>entry does not have to be made for every node. <text:s text:c="2"/>You can add any additional nodegroups that you would like to define with the tabedit command. </text:p>
      <text:p text:style-name="Standard"/>
      <text:p text:style-name="Text_20_body_20_indent">/opt/xcat/share/xcat/tools/mkrrnode -C b -R 047,048 </text:p>
      <text:p text:style-name="Standard"/>
      <text:p text:style-name="Standard">adds to the nodelist table the following entries:</text:p>
      <text:p text:style-name="Standard"/>
      <text:p text:style-name="Standard">"rrb047a","rrb047,ls21,cub,opteron,opteron-cub,compute,tb,all,rack06",,,</text:p>
      <text:p text:style-name="Standard">"rrb047b","rrb047,qs22,cub,cell,cell-cub-b,compute,tb,all,rack06",,,</text:p>
      <text:p text:style-name="Standard">"rrb047c","rrb047,qs22,cub,cell,cell-cub-c,compute,tb,all,rack06",,,</text:p>
      <text:p text:style-name="Standard">"rrb048a","rrb048,ls21,cub,opteron,opteron-cub,compute,all,tb,rack06",,,</text:p>
      <text:p text:style-name="Standard">"rrb048b","rrb048,qs22,cub,cell,cell-cub-b,compute,tb,all,rack06",,,</text:p>
      <text:p text:style-name="Standard">"rrb048c","rrb048,qs22,cub,cell,cell-cub-c,compute,tb,all,rack06",,,</text:p>
      <text:p text:style-name="Standard"/>
      <text:list text:style-name="L1" text:continue-numbering="true">
        <text:list-item>
          <text:list text:continue-numbering="true">
            <text:list-item>
              <text:h text:style-name="P45"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ext:s/>the service node used to service the node or group, <text:s/>the type of network booting supported, <text:s/>the node which is the tftpserver, dhcpserver,etc as known by the node. <text:s/></text:p>
      <text:p text:style-name="Standard"/>
      <text:p text:style-name="Standard"><text:span text:style-name="T2">If you are using service nodes,</text:span> for each node or nodegroup defined in the noderes table change the service node attribute in the noderes table to point to the name or ip address of it’s service node. </text:p>
      <text:p text:style-name="Standard"/>
      <text:p text:style-name="Standard"><text:s text:c="6"/></text:p>
      <text:p text:style-name="Text_20_body_20_indent">So for nodes <text:s/>in group rrb048, <text:s/>assign rrb000 service node to the node group <text:s/>and the xcatmaster will be the address that the node knows the service node by. <text:s text:c="11"/></text:p>
      <text:p text:style-name="Text_20_body_20_indent"><text:s text:c="5"/><text:span text:style-name="T1">chtab node=opteron-cub noderes.servicenode=rrb000 noderes.xcatmaster=rrb000 </text:span></text:p>
      <text:p text:style-name="P25"><text:s text:c="5"/>chtab node=cell-cub-b <text:s/>noderes.servicenode=rrb000 noderes.xcatmaster=rrb000</text:p>
      <text:p text:style-name="P25"><text:s text:c="5"/>chtab node=cell-cub-c <text:s/>noderes.servicenode=rrb000 noderes.xcatmaster=rrb000</text:p>
      <text:p text:style-name="P25">Note: we are using 3 different nodegroups here because there will be different entries in the noderes table for the cell blades vs the opteron. </text:p>
      <text:p text:style-name="P25">Define the services to run on the servicenode for the node group, for example to setup tftpserver and nfsserver </text:p>
      <text:p text:style-name="P25"><text:s text:c="5"/>chtab node=opteron-cub noderes.tftpserver=rrb000noderes.nfsserver=rrb000 </text:p>
      <text:p text:style-name="P25"><text:s text:c="5"/>chtab node=cell-cub-b <text:s/>noderes.tftpserver=rrb000 noderes.nfsserver=rrb000</text:p>
      <text:p text:style-name="P25"><text:s text:c="5"/>chtab node=cell-cub-c <text:s/>noderes.tftpserver=rrb000 noderes.nfsserver=rrb000 </text:p>
      <text:p text:style-name="P9">Whether or not you are using Service Nodes:</text:p>
      <text:p text:style-name="Text_20_body_20_indent"><text:soft-page-break/>Define the type of network booting supported by this type of node ( pxe,yaboot). If no service node, <text:s/>the xcatmaster is the Master Node.</text:p>
      <text:p text:style-name="Text_20_body_20_indent"><text:s text:c="5"/>chtab node=opteron-cub noderes.netboot=pxe noderes.master=”11.16.0.1”</text:p>
      <text:p text:style-name="Text_20_body_20_indent"><text:s text:c="5"/>chtab node=cell-cub-b <text:s/>noderes.netboot=yaboot noderes.master=”11.16.0.1”</text:p>
      <text:p text:style-name="Text_20_body_20_indent"><text:s text:c="5"/>chtab node=cell-cub-c <text:s/>noderes.netboot=yaboot noderes.master=”11.16.0.1”</text:p>
      <text:p text:style-name="Text_20_body_20_indent">Define the network adapters that will be used for deployment. </text:p>
      <text:p text:style-name="Text_20_body_20_indent">chtab node=opteron-cub <text:s/>noderes.primarynic=eth0 noderes.installnic=eth0 </text:p>
      <text:p text:style-name="Text_20_body_20_indent">chtab node=cell-cub-b <text:s/>noderes.primarynic=eth0 noderes.installnic=eth0 </text:p>
      <text:p text:style-name="Text_20_body_20_indent">chtab node=cell-cub-c <text:s/>noderes.primarynic=eth0 noderes.installnic=eth0 </text:p>
      <text:list text:style-name="L1" text:continue-numbering="true">
        <text:list-item>
          <text:list text:continue-numbering="true">
            <text:list-item>
              <text:list text:continue-numbering="true">
                <text:list-item>
                  <text:h text:style-name="P47" text:outline-level="3"><text:s/>Sample noderes table</text:h>
                </text:list-item>
              </text:list>
            </text:list-item>
          </text:list>
        </text:list-item>
      </text:list>
      <text:p text:style-name="Standard"/>
      <text:p text:style-name="Text_20_body"><text:s/>Your noderes table will end up looking like this ( if you use service nodes):</text:p>
      <text:p text:style-name="P8">node,servicenode,netboot,tftpserver,nfsserver,monserver,kernel,initrd,kcmdline,nfsdir,serialport,installnic,primarynic,xcatmaster,current_osimage,next_osimage,comments,disable</text:p>
      <text:p text:style-name="Text_20_body_20_indent">"opteron-cub,</text:p>
      <text:p text:style-name="Text_20_body_20_indent">"11.17.0.1","pxe","11.17.0.1","11.17.0.1",,,,,,"1","eth0","eth0",”11.18.0.1",,,,</text:p>
      <text:p text:style-name="Text_20_body_20_indent">"cell-cub-b",</text:p>
      <text:p text:style-name="Text_20_body_20_indent">"11.18.0.1","yaboot","11.18.0.1","11.18.0.1",,,,,,"0","eth0","eth0","11.18.0.1",,,,</text:p>
      <text:p text:style-name="Text_20_body_20_indent">"cell-cub-c",</text:p>
      <text:p text:style-name="Text_20_body_20_indent">"11.18.0.1","yaboot","11.18.0.1","11.18.0.1",,,,,,"0","eth0","eth0","11.18.0.1",,,,</text:p>
      <text:list text:style-name="L1" text:continue-numbering="true">
        <text:list-item>
          <text:list text:continue-numbering="true">
            <text:list-item>
              <text:list text:continue-numbering="true">
                <text:list-item>
                  <text:h text:style-name="P47" text:outline-level="3">Setting up which services run on the Service Nodes</text:h>
                </text:list-item>
              </text:list>
            </text:list-item>
          </text:list>
        </text:list-item>
      </text:list>
      <text:p text:style-name="Text_20_body_20_indent">Note: <text:s/>if <text:s/>in the noderes table you have an assigned servicenode for a node, <text:s/>and the field for the service (e.g nfsserver) <text:s/>is left blank, <text:s text:c="2"/>it is assumed that you want that service running on the defined service node. <text:s/>So you can either explicitly assign a service node to a node for any given service, <text:s/>or you can leave the fields blank and the service node assigned to the node will run all services for that node. </text:p>
      <text:p text:style-name="Text_20_body_20_indent"/>
      <text:p text:style-name="Text_20_body_20_indent">The settings for the services in the database will determine which services are setup on the service node. <text:s text:c="3"/>These services are setup <text:s/>when the xcatd daemon is started on the service node. </text:p>
      <text:p text:style-name="Text_20_body_20_indent"/>
      <text:list text:style-name="WW8Num9" text:continue-numbering="true">
        <text:list-header>
          <text:p text:style-name="P11"/>
          <text:p text:style-name="P11"><text:s/>The services that are setup by xCAT <text:s/>on the service node <text:s/>are as follows:</text:p>
        </text:list-header>
      </text:list>
      <text:list text:style-name="WW8Num8">
        <text:list-item text:start-value="1">
          <text:p text:style-name="List_20_Bullet_20_2">nfs (always setup)</text:p>
        </text:list-item>
        <text:list-item>
          <text:p text:style-name="List_20_Bullet_20_2">dns</text:p>
        </text:list-item>
        <text:list-item>
          <text:p text:style-name="List_20_Bullet_20_2">conserver</text:p>
        </text:list-item>
        <text:list-item>
          <text:p text:style-name="List_20_Bullet_20_2"><text:soft-page-break/>tftp</text:p>
        </text:list-item>
        <text:list-item>
          <text:p text:style-name="List_20_Bullet_20_2">http ( automatically installed)</text:p>
        </text:list-item>
        <text:list-item>
          <text:p text:style-name="List_20_Bullet_20_2">dhcp</text:p>
        </text:list-item>
        <text:list-item>
          <text:p text:style-name="List_20_Bullet_20_2">syslog ( always setup)</text:p>
        </text:list-item>
      </text:list>
      <text:list text:style-name="L1" text:continue-numbering="true">
        <text:list-item>
          <text:list text:continue-numbering="true">
            <text:list-header>
              <text:h text:style-name="P45" text:outline-level="2" text:is-list-header="true"/>
            </text:list-header>
            <text:list-item>
              <text:h text:style-name="P45" text:outline-level="2">Setup nodetype table</text:h>
            </text:list-item>
          </text:list>
        </text:list-item>
      </text:list>
      <text:p text:style-name="Text_20_body_20_indent">Define the OS and profile type for building the stateless image.</text:p>
      <text:p text:style-name="Text_20_body_20_indent">chtab node=opteron nodetype.os=fedora8 nodetype.profile=compute </text:p>
      <text:p text:style-name="Text_20_body_20_indent">chtab node=cell nodetype.os=fedora8 nodetype.profile=compute</text:p>
      <text:p text:style-name="Text_20_body_20_indent">chtab node=service nodetype.os=fedora8 nodetype.profile=service</text:p>
      <text:list text:style-name="L1" text:continue-numbering="true">
        <text:list-item>
          <text:list text:continue-numbering="true">
            <text:list-item>
              <text:list text:continue-numbering="true">
                <text:list-item>
                  <text:list text:continue-numbering="true">
                    <text:list-item>
                      <text:h text:style-name="P48" text:outline-level="4">Sample nodetype table</text:h>
                    </text:list-item>
                  </text:list>
                </text:list-item>
              </text:list>
            </text:list-item>
          </text:list>
        </text:list-item>
      </text:list>
      <text:p text:style-name="Standard"/>
      <text:p text:style-name="Text_20_body_20_indent">Your nodetype table will look something like this:</text:p>
      <text:p text:style-name="Text_20_body_20_indent">#node,os,arch,profile,nodetype,comments,disable</text:p>
      <text:p text:style-name="Text_20_body_20_indent">"service","fedora8","x86_64","service",,,</text:p>
      <text:p text:style-name="Text_20_body_20_indent">"opteron","fedora8","x86_64","compute",,,</text:p>
      <text:p text:style-name="Text_20_body_20_indent">"cell","fedora8","ppc64","compute",,,</text:p>
      <text:p text:style-name="Standard"/>
      <text:p text:style-name="Standard"/>
      <text:list text:style-name="L1" text:continue-numbering="true">
        <text:list-item>
          <text:list text:continue-numbering="true">
            <text:list-item>
              <text:h text:style-name="P45" text:outline-level="2">Setup passwords in passwd table</text:h>
            </text:list-item>
          </text:list>
        </text:list-item>
      </text:list>
      <text:p text:style-name="Standard"><text:s/>Add needed passwords to the passwd <text:s/>table to support installs. </text:p>
      <text:p text:style-name="Standard"><text:s/></text:p>
      <text:p text:style-name="Text_20_body_20_indent">chtab <text:s/>key=system <text:s/>passwd.password=cluster passwd.username=root</text:p>
      <text:p text:style-name="Text_20_body_20_indent">chtab key=blade passwd.password=PASSW0RD passwd.username=USERID</text:p>
      <text:p text:style-name="Text_20_body_20_indent">chtab key=ipmi passwd.password=PASSW0RD passwd.username=USERID</text:p>
      <text:p text:style-name="P14"><text:s text:c="6"/>Note: <text:s/>PASSW0RD <text:s/>( zero not letter O)</text:p>
      <text:p text:style-name="P14"/>
      <text:list text:style-name="L1" text:continue-numbering="true">
        <text:list-item>
          <text:list text:continue-numbering="true">
            <text:list-item>
              <text:h text:style-name="P45" text:outline-level="2">Setup deps Table for proper boot sequence</text:h>
            </text:list-item>
          </text:list>
        </text:list-item>
      </text:list>
      <text:p text:style-name="Standard"/>
      <text:p text:style-name="Standard">The following is an example of how you can setup the deps table to ensure the triblades boot up in the proper sequence:</text:p>
      <text:p text:style-name="Standard"/>
      <text:p text:style-name="Standard">Use tabedit deps <text:s/>to input the values. <text:s text:c="2"/></text:p>
      <text:p text:style-name="Standard">Use rpower -d for triboot </text:p>
      <text:p text:style-name="Standard"/>
      <text:p text:style-name="Standard"><text:soft-page-break/></text:p>
      <text:p text:style-name="Standard"/>
      <text:list text:style-name="L1" text:continue-numbering="true">
        <text:list-item>
          <text:list text:continue-numbering="true">
            <text:list-item>
              <text:list text:continue-numbering="true">
                <text:list-item>
                  <text:list text:continue-numbering="true">
                    <text:list-item>
                      <text:h text:style-name="P48" text:outline-level="4">Sample deps table:</text:h>
                    </text:list-item>
                  </text:list>
                </text:list-item>
              </text:list>
            </text:list-item>
          </text:list>
        </text:list-item>
      </text:list>
      <text:p text:style-name="Standard"/>
      <text:p text:style-name="Text_20_body_20_indent">#node,nodedep,msdelay,cmd,comments,disable</text:p>
      <text:p text:style-name="Text_20_body_20_indent">"opteron","|rr(.\d+)a|rr($1)b,rr($1)c|","5000","on",,</text:p>
      <text:p text:style-name="Text_20_body_20_indent">"cell","|rr(.\d+).|rr($1)a|","5000","off",,</text:p>
      <text:list text:style-name="L1" text:continue-numbering="true">
        <text:list-item>
          <text:h text:style-name="P44" text:outline-level="1"><text:s/><text:reference-mark-start text:name="Build the service node stateless image"/>Build the service node stateless image<text:reference-mark-end text:name="Build the service node stateless image"/></text:h>
        </text:list-item>
      </text:list>
      <text:p text:style-name="Standard"/>
      <text:p text:style-name="Standard"/>
      <text:p text:style-name="P35">The service node stateless images must contain not only the OS, but also xCAT2.0.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p text:style-name="Standard"/>
      <text:list text:style-name="WW8Num9" text:continue-numbering="true">
        <text:list-header>
          <text:p text:style-name="P36"/>
        </text:list-header>
      </text:list>
      <text:list text:style-name="WW8Num9">
        <text:list-item text:start-value="1">
          <text:p text:style-name="List_20_Number">Check the service node packaging to see if it has all the rpms required.</text:p>
        </text:list-item>
      </text:list>
      <text:p text:style-name="Text_20_body_20_indent">cd /opt/xcat/share/xcat/netboot/fedora/</text:p>
      <text:p text:style-name="Text_20_body_20_indent">vi service.exlist and service.pklist</text:p>
      <text:p text:style-name="Text_20_body_20_indent">To add packages:</text:p>
      <text:p text:style-name="Text_20_body_20_indent">echo vi &gt;&gt;service.pkglist</text:p>
      <text:p text:style-name="Text_20_body_20_indent"><text:s text:c="8"/>echo dhcp &gt;&gt;service.pkglist</text:p>
      <text:p text:style-name="Text_20_body_20_indent"><text:s text:c="8"/>echo atftp &gt;&gt;service.pkglist</text:p>
      <text:p text:style-name="Text_20_body_20_indent"><text:s text:c="8"/>echo bind &gt;&gt;service.pkglist</text:p>
      <text:p text:style-name="Text_20_body_20_indent"><text:s text:c="8"/>echo nfs-utils &gt;&gt;service.pkglist</text:p>
      <text:p text:style-name="Text_20_body_20_indent"><text:s text:c="8"/>Include things you may need, for example by editing <text:s/>service.exlist and remove the following line:</text:p>
      <text:p text:style-name="Text_20_body_20_indent"><text:s text:c="8"/>./usr/lib/perl5*</text:p>
      <text:p text:style-name="Text_20_body_20_indent"><text:s text:c="7"/>Edit compute.exlist, <text:s/>if necessary, adding lines to remove unnecessary rpms. </text:p>
      <text:list text:style-name="WW8Num9" text:continue-numbering="true">
        <text:list-item>
          <text:p text:style-name="List_20_Number">Run image generation:</text:p>
        </text:list-item>
      </text:list>
      <text:p text:style-name="Text_20_body_20_indent">cd /opt/xcat/share/xcat/netboot/fedora/</text:p>
      <text:p text:style-name="P12"><text:s text:c="8"/>./genimage -i eth0 -n tg3,bnx2 -o fedora8 -p service</text:p>
      <text:p text:style-name="Text_20_body_20_indent"/>
      <text:p text:style-name="Text_20_body_20_indent"/>
      <text:list text:style-name="WW8Num9" text:continue-numbering="true">
        <text:list-item>
          <text:p text:style-name="List_20_Number">Install xCAT code <text:s/>into the service node image:</text:p>
        </text:list-item>
      </text:list>
      <text:p text:style-name="Text_20_body_20_indent"><text:soft-page-break/>rm -f /install/netboot/fedora8/x86_64/service/rootimg/etc/yum.repos.d/*</text:p>
      <text:p text:style-name="Text_20_body_20_indent">cp /etc/yum.repos.d/fedora.repo /install/netboot/fedora8/x86_64/service/rootimg/etc/yum.repos.d</text:p>
      <text:p text:style-name="Text_20_body_20_indent"><text:s/>yum --installroot=/install/netboot/fedora8/x86_64/service/rootimg install xCATsn</text:p>
      <text:list text:style-name="WW8Num9" text:continue-numbering="true">
        <text:list-item>
          <text:p text:style-name="List_20_Number">Update the service node image with the additional files needed for setting up keys and postgresql db when installed: </text:p>
        </text:list-item>
      </text:list>
      <text:p text:style-name="Text_20_body_20_indent">updateSNimage -p /install/netboot/fedora8/x86_64/service/rootimg</text:p>
      <text:list text:style-name="WW8Num9" text:continue-numbering="true">
        <text:list-header>
          <text:p text:style-name="List_20_Number"/>
        </text:list-header>
      </text:list>
      <text:p text:style-name="Text_20_body_20_indent"/>
      <text:list text:style-name="WW8Num9" text:continue-numbering="true">
        <text:list-item>
          <text:p text:style-name="List_20_Number">Add automatic configuration of <text:s text:c="2"/>eth1 adapter on the service node</text:p>
        </text:list-item>
      </text:list>
      <text:p text:style-name="Standard"/>
      <text:p text:style-name="Text_20_body_20_indent">chroot /install/netboot/fedora8/x86_64/service/rootimg</text:p>
      <text:p text:style-name="Text_20_body_20_indent">bash-3.2# chkconfig --add xcatd-hack</text:p>
      <text:list text:style-name="WW8Num9" text:continue-numbering="true">
        <text:list-item>
          <text:p text:style-name="List_20_Number">Pack the image </text:p>
        </text:list-item>
      </text:list>
      <text:p text:style-name="Standard"/>
      <text:p text:style-name="Text_20_body_20_indent">packimage -o fedora8 -p service -a x86_64</text:p>
      <text:list text:style-name="L1" text:continue-numbering="true">
        <text:list-item>
          <text:list text:continue-numbering="true">
            <text:list-item>
              <text:h text:style-name="P45" text:outline-level="2"><text:s/>Install the Service Nodes</text:h>
            </text:list-item>
          </text:list>
        </text:list-item>
      </text:list>
      <text:p text:style-name="P24"/>
      <text:p text:style-name="Text_20_body_20_indent">nodeset service netboot</text:p>
      <text:p text:style-name="Text_20_body_20_indent">rpower service boot </text:p>
      <text:list text:style-name="L1" text:continue-numbering="true">
        <text:list-item>
          <text:list text:continue-numbering="true">
            <text:list-item>
              <text:list text:continue-numbering="true">
                <text:list-header>
                  <text:h text:style-name="P47" text:outline-level="3" text:is-list-header="true"/>
                </text:list-header>
              </text:list>
            </text:list-item>
            <text:list-item>
              <text:h text:style-name="P45" text:outline-level="2"><text:s/>Test Service Node installation</text:h>
            </text:list-item>
          </text:list>
        </text:list-item>
      </text:list>
      <text:p text:style-name="Text_20_body_20_indent">ssh to the service node. <text:s text:c="3"/></text:p>
      <text:p text:style-name="Text_20_body_20_indent">Check to see that the xcat daemon xcatd is running.</text:p>
      <text:p text:style-name="Text_20_body_20_indent">Run some database command on the service node, e.g tabdump site, nodels and see that the database can be accessed from the service node.</text:p>
      <text:p text:style-name="Text_20_body_20_indent">Check that /install and /tftpboot are mounted on the service node from the Management Node. </text:p>
      <text:p text:style-name="Code">chtab key=xcatservers site.value=rra000,rrb000</text:p>
      <text:p text:style-name="P34">Note: this last line should be removed when the code no longer uses this.</text:p>
      <text:p text:style-name="Text_20_body_20_indent"/>
      <text:list text:style-name="L1" text:continue-numbering="true">
        <text:list-item>
          <text:h text:style-name="P44" text:outline-level="1"><text:s/>iSCSI install QS22 blades</text:h>
        </text:list-item>
      </text:list>
      <text:p text:style-name="Standard"/>
      <text:p text:style-name="Text_20_body_20_indent">yum install yaboot-xcat scsi-target-utils</text:p>
      <text:p text:style-name="Text_20_body_20_indent">chtab key=iscsidir site.value=/install/iscsi</text:p>
      <text:p text:style-name="Text_20_body_20_indent"><text:soft-page-break/></text:p>
      <text:p text:style-name="Text_20_body_20_indent"/>
      <text:p text:style-name="P9"/>
      <text:p text:style-name="P9">Pick one of the QS22 blades <text:s/>for the iSCSI install <text:s/></text:p>
      <text:p text:style-name="P28">Note: <text:s/>make sure the <text:s/>root userid and password are in the iscsi table</text:p>
      <text:p text:style-name="P30">chtab node=rrb047b iscsi.userid=root iscsi.password=cluster iscsi.server=”11.16.0.1”</text:p>
      <text:p text:style-name="Text_20_body_20_indent"><text:span text:style-name="T6">chtab node=rrb047b </text:span><text:span text:style-name="T4">noderes.nfsserver=”11.16.0.1” (MasterNode)</text:span></text:p>
      <text:p text:style-name="Text_20_body_20_indent"><text:span text:style-name="T5">chtab node=rrb047b </text:span><text:span text:style-name="T4">nodetype.os=fedora8 nodetype.profile=iscsi groups,=iscsi iscsi.server=”11.16.0.1”</text:span></text:p>
      <text:p text:style-name="Text_20_body_20_indent">service tgtd restart</text:p>
      <text:p text:style-name="Text_20_body_20_indent">nodech rrbo47b <text:s/>iscsi.file=</text:p>
      <text:p text:style-name="Text_20_body_20_indent">setupiscsidev -s8192 rrb047b</text:p>
      <text:p text:style-name="Text_20_body_20_indent"/>
      <text:p text:style-name="Text_20_body_20_indent">nodeset rrb047b <text:s/>install</text:p>
      <text:p text:style-name="P27">NOTE: for reinstall:</text:p>
      <text:p text:style-name="P27"><text:s/>chtab node=rrb047b <text:s/>nodetype.profile=iscsi</text:p>
      <text:p text:style-name="P27"/>
      <text:p text:style-name="Text_20_body"/>
      <text:list text:style-name="L1" text:continue-numbering="true">
        <text:list-item>
          <text:list text:continue-numbering="true">
            <text:list-item>
              <text:h text:style-name="P45" text:outline-level="2"><text:s/>Build QS22 Stateless image</text:h>
            </text:list-item>
          </text:list>
        </text:list-item>
      </text:list>
      <text:list text:style-name="WW8Num9">
        <text:list-item text:start-value="1">
          <text:p text:style-name="List_20_Number">Logon to the node</text:p>
          <text:p text:style-name="List_20_Number"/>
        </text:list-item>
      </text:list>
      <text:p text:style-name="Text_20_body_20_indent">ssh rrb047b</text:p>
      <text:p text:style-name="Text_20_body_20_indent">mkdir /install </text:p>
      <text:p text:style-name="Text_20_body_20_indent">mount 11.16.0.1:/install /install </text:p>
      <text:p text:style-name="Text_20_body_20_indent"/>
      <text:list text:style-name="WW8Num9" text:continue-numbering="true">
        <text:list-item>
          <text:p text:style-name="List_20_Number">Create fedora.repo:</text:p>
        </text:list-item>
      </text:list>
      <text:p text:style-name="Standard"/>
      <text:p text:style-name="Text_20_body_20_indent">cd /etc/yum.repos.d</text:p>
      <text:p text:style-name="Text_20_body_20_indent">rm -f *.repo</text:p>
      <text:p text:style-name="Text_20_body_20_indent">Put the following lines in /etc/yum.repos.d/fedora.repo:</text:p>
      <text:p text:style-name="Text_20_body_20_indent"/>
      <text:p text:style-name="Text_20_body_20_indent">[fedora]</text:p>
      <text:p text:style-name="Text_20_body_20_indent">name=Fedora $releasever - $basearch</text:p>
      <text:p text:style-name="Text_20_body_20_indent">baseurl=file:///install/fedora8/ppc64</text:p>
      <text:p text:style-name="Text_20_body_20_indent"><text:soft-page-break/>enabled=1</text:p>
      <text:p text:style-name="Text_20_body_20_indent">gpgcheck=0</text:p>
      <text:p text:style-name="Text_20_body_20_indent"/>
      <text:list text:style-name="WW8Num9" text:continue-numbering="true">
        <text:list-item>
          <text:p text:style-name="List_20_Number">Test with: yum search gcc</text:p>
        </text:list-item>
      </text:list>
      <text:p text:style-name="Text_20_body_20_indent"/>
      <text:list text:style-name="WW8Num9" text:continue-numbering="true">
        <text:list-item>
          <text:p text:style-name="List_20_Number">Copy the executables and files needed from the Management Node:</text:p>
        </text:list-item>
      </text:list>
      <text:p text:style-name="Text_20_body_20_indent">cd /root</text:p>
      <text:p text:style-name="Text_20_body_20_indent">scp 11.16.0.1:/opt/xcat/share/xcat/netboot/fedora/genimage .</text:p>
      <text:p text:style-name="Text_20_body_20_indent">scp 11.16.0.1:/opt/xcat/share/xcat/netboot/fedora/geninitrd .</text:p>
      <text:p text:style-name="Text_20_body_20_indent">scp 11.16.01.:/opt/xcat/share/xcat/netboot/fedora/compute.ppc64.pkglist .</text:p>
      <text:p text:style-name="Text_20_body_20_indent"/>
      <text:list text:style-name="WW8Num9" text:continue-numbering="true">
        <text:list-header>
          <text:p text:style-name="List_20_Number"/>
        </text:list-header>
        <text:list-item>
          <text:p text:style-name="List_20_Number">Generate the image:</text:p>
        </text:list-item>
      </text:list>
      <text:p text:style-name="Text_20_body_20_indent">./genimage -i eth0 -n tg3 -o fedora8 -p compute</text:p>
      <text:p text:style-name="Text_20_body_20_indent"/>
      <text:p text:style-name="Text_20_body_20_indent">NOTE: iSCSI, QS22, tg3, all slow, take a nap</text:p>
      <text:list text:style-name="WW8Num9" text:continue-numbering="true">
        <text:list-header>
          <text:p text:style-name="List_20_Number"/>
        </text:list-header>
      </text:list>
      <text:list text:style-name="L1" text:continue-numbering="true">
        <text:list-item>
          <text:list text:continue-numbering="true">
            <text:list-header>
              <text:h text:style-name="P45" text:outline-level="2" text:is-list-header="true"/>
            </text:list-header>
            <text:list-item>
              <text:h text:style-name="P45" text:outline-level="2">Install QS22 Stateless image </text:h>
            </text:list-item>
          </text:list>
        </text:list-item>
      </text:list>
      <text:p text:style-name="Standard"/>
      <text:p text:style-name="P3">On the Management Node:</text:p>
      <text:p text:style-name="P3"/>
      <text:list text:style-name="WW8Num9">
        <text:list-item text:start-value="1">
          <text:p text:style-name="List_20_Number">Adding Service Node ssh keys</text:p>
          <text:p text:style-name="List_20_Number">See <text:reference-ref text:reference-format="page" text:ref-name="Service Node to Compute Node ssh setup">29</text:reference-ref><text:reference-ref text:reference-format="chapter" text:ref-name="Service Node to Compute Node ssh setup">9</text:reference-ref> <text:s/>for how to add keys to the install image to be able to ssh from the Service Node to the compute nodes. </text:p>
          <text:p text:style-name="P37"/>
        </text:list-item>
        <text:list-item>
          <text:p text:style-name="List_20_Number">Edit fstab in the image</text:p>
        </text:list-item>
      </text:list>
      <text:p text:style-name="Standard"/>
      <text:p text:style-name="Text_20_body_20_indent">cd /install/netboot/fedora8/ppc64/compute/rootimg/etc</text:p>
      <text:p text:style-name="Text_20_body_20_indent">cp fstab fstab.ORIG</text:p>
      <text:p text:style-name="Text_20_body_20_indent"/>
      <text:p text:style-name="Text_20_body_20_indent">Edit fstab:</text:p>
      <text:p text:style-name="Text_20_body_20_indent"/>
      <text:p text:style-name="P28">Change:</text:p>
      <text:p text:style-name="Text_20_body_20_indent"/>
      <text:p text:style-name="Text_20_body_20_indent">devpts <text:s/>/dev/pts devpts <text:s text:c="2"/>gid=5,mode=620 0 0</text:p>
      <text:p text:style-name="Text_20_body_20_indent"><text:soft-page-break/>tmpfs <text:s text:c="2"/>/dev/shm tmpfs <text:s text:c="3"/>defaults <text:s text:c="6"/>0 0</text:p>
      <text:p text:style-name="Text_20_body_20_indent">proc <text:s text:c="3"/>/proc <text:s text:c="3"/>proc <text:s text:c="4"/>defaults <text:s text:c="6"/>0 0</text:p>
      <text:p text:style-name="Text_20_body_20_indent">sysfs <text:s text:c="2"/>/sys <text:s text:c="4"/>sysfs <text:s text:c="3"/>defaults <text:s text:c="6"/>0 0</text:p>
      <text:p text:style-name="Text_20_body_20_indent"/>
      <text:p text:style-name="P28">to:</text:p>
      <text:p text:style-name="Text_20_body_20_indent"/>
      <text:p text:style-name="Text_20_body_20_indent">proc <text:s text:c="12"/>/proc <text:s text:c="23"/>proc <text:s text:c="8"/>rw 0 0</text:p>
      <text:p text:style-name="Text_20_body_20_indent">sysfs <text:s text:c="11"/>/sys <text:s text:c="24"/>sysfs <text:s text:c="7"/>rw 0 0</text:p>
      <text:p text:style-name="Text_20_body_20_indent">devpts <text:s text:c="10"/>/dev/pts <text:s text:c="20"/>devpts <text:s text:c="6"/>rw,gid=5,mode=620 0 0</text:p>
      <text:p text:style-name="Text_20_body_20_indent">#tmpfs <text:s text:c="10"/>/dev/shm <text:s text:c="20"/>tmpfs <text:s text:c="7"/>rw 0 0</text:p>
      <text:p text:style-name="Text_20_body_20_indent">compute_ppc64 <text:s text:c="3"/>/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Text_20_body_20_indent"/>
      <text:list text:style-name="WW8Num9" text:continue-numbering="true">
        <text:list-item>
          <text:p text:style-name="List_20_Number">Pack the image</text:p>
        </text:list-item>
      </text:list>
      <text:p text:style-name="Standard"/>
      <text:p text:style-name="Text_20_body_20_indent">packimage -o fedora8 -p compute -a ppc64</text:p>
      <text:p text:style-name="Text_20_body_20_indent"/>
      <text:list text:style-name="WW8Num9" text:continue-numbering="true">
        <text:list-item>
          <text:p text:style-name="List_20_Number">Install the image on all the <text:s/>QS22 blades</text:p>
        </text:list-item>
      </text:list>
      <text:p text:style-name="Standard"/>
      <text:p text:style-name="Text_20_body_20_indent">chtab node=cell <text:s/>nodetype.profile=compute nodetype.os=fedora8</text:p>
      <text:p text:style-name="Text_20_body_20_indent">nodeset cell netboot</text:p>
      <text:p text:style-name="Text_20_body_20_indent">rpower cell <text:s/>boot</text:p>
      <text:p text:style-name="Standard"/>
      <text:list text:style-name="L1" text:continue-numbering="true">
        <text:list-item>
          <text:list text:continue-numbering="true">
            <text:list-item>
              <text:h text:style-name="P45" text:outline-level="2">Update QS22 Stateless image</text:h>
            </text:list-item>
          </text:list>
        </text:list-item>
      </text:list>
      <text:p text:style-name="Standard"/>
      <text:p text:style-name="P12">NOTE: before YUM/RPM commands type: </text:p>
      <text:p text:style-name="P12"><text:s text:c="18"/>rm /install/netboot/fedora8/ppc64/compute/rootimg/var/lib/rpm/__db.00*</text:p>
      <text:p text:style-name="P12"/>
      <text:p text:style-name="Standard"/>
      <text:list text:style-name="WW8Num9">
        <text:list-item text:start-value="1">
          <text:p text:style-name="List_20_Number">Update image using YUM</text:p>
          <text:p text:style-name="List_20_Number"/>
        </text:list-item>
      </text:list>
      <text:p text:style-name="P12"/>
      <text:p text:style-name="Text_20_body_20_indent">rm -f /install/netboot/fedora8/ppc64/compute/rootimg/etc/yum.repos.d/*</text:p>
      <text:p text:style-name="Text_20_body_20_indent">cp /etc/yum.repos.d/fedora.repo /install/netboot/fedora8/ppc64/compute/rootimg/etc/yum.repos.d</text:p>
      <text:p text:style-name="Text_20_body_20_indent"><text:soft-page-break/>Now install vi into the image:</text:p>
      <text:p text:style-name="Text_20_body_20_indent">yum --installroot=/install/netboot/fedora8/ppc64/compute/rootimg install vi</text:p>
      <text:list text:style-name="WW8Num9" text:continue-numbering="true">
        <text:list-header>
          <text:p text:style-name="List_20_Number"/>
        </text:list-header>
        <text:list-item>
          <text:p text:style-name="List_20_Number">Update image using RPM</text:p>
        </text:list-item>
      </text:list>
      <text:p text:style-name="Standard"/>
      <text:p text:style-name="Text_20_body_20_indent">rpm --root /install/netboot/fedora8/ppc64/compute/rootimg -Uvh</text:p>
      <text:p text:style-name="P2">/install/fedora8/ppc64/Packages/vim-minimal-7.1.135-1.fc8.ppc.rpm</text:p>
      <text:p text:style-name="P2"/>
      <text:list text:style-name="WW8Num9" text:continue-numbering="true">
        <text:list-item>
          <text:p text:style-name="List_20_Number">Update the image by running genimage</text:p>
        </text:list-item>
      </text:list>
      <text:p text:style-name="Standard"/>
      <text:p text:style-name="Text_20_body_20_indent">Add packages to compute.ppc64.pkglist and rerun genimage</text:p>
      <text:list text:style-name="WW8Num9" text:continue-numbering="true">
        <text:list-item>
          <text:p text:style-name="List_20_Number">packimage -o fedora8 -p compute -a ppc64</text:p>
        </text:list-item>
      </text:list>
      <text:list text:style-name="L1" text:continue-numbering="true">
        <text:list-item>
          <text:list text:continue-numbering="true">
            <text:list-header>
              <text:h text:style-name="P45" text:outline-level="2" text:is-list-header="true"/>
            </text:list-header>
            <text:list-item>
              <text:h text:style-name="P45" text:outline-level="2">Build <text:s/>and Install QS22 Compressed Image</text:h>
            </text:list-item>
          </text:list>
        </text:list-item>
      </text:list>
      <text:p text:style-name="Standard"><text:s text:c="3"/><text:span text:style-name="T2">On the QS22 blade</text:span>:</text:p>
      <text:p text:style-name="Standard"/>
      <text:p text:style-name="Text_20_body_20_indent">yum install kernel-devel gcc squashfs-tools</text:p>
      <text:p text:style-name="Text_20_body_20_indent"/>
      <text:p text:style-name="Text_20_body_20_indent">On net connected node:</text:p>
      <text:p text:style-name="Text_20_body_20_indent"/>
      <text:p text:style-name="Text_20_body_20_indent">svn co http://xcat.svn.sf.net/svnroot/xcat/xcat-dep/trunk/aufs</text:p>
      <text:list text:style-name="L1" text:continue-numbering="true">
        <text:list-item>
          <text:list text:continue-numbering="true">
            <text:list-item>
              <text:list text:continue-numbering="true">
                <text:list-item>
                  <text:h text:style-name="P47" text:outline-level="3">Build aufs</text:h>
                </text:list-item>
              </text:list>
            </text:list-item>
          </text:list>
        </text:list-item>
      </text:list>
      <text:p text:style-name="Text_20_body_20_indent">cd aufs</text:p>
      <text:p text:style-name="Text_20_body_20_indent">tar jxvf aufs-2-6-2008.tar.bz2</text:p>
      <text:p text:style-name="Text_20_body_20_indent">cd aufs</text:p>
      <text:p text:style-name="Text_20_body_20_indent">mv include/linux/aufs_type.h fs/aufs/</text:p>
      <text:p text:style-name="Text_20_body_20_indent">cd fs/aufs/</text:p>
      <text:p text:style-name="Text_20_body_20_indent">patch -p1 &lt; ../../../aufs-standalone.patch </text:p>
      <text:p text:style-name="Text_20_body_20_indent">chmod +x build.sh </text:p>
      <text:p text:style-name="Text_20_body_20_indent">./build.sh</text:p>
      <text:p text:style-name="Text_20_body_20_indent"/>
      <text:p text:style-name="Text_20_body_20_indent"># ls -lh aufs.ko </text:p>
      <text:p text:style-name="Text_20_body_20_indent">-rw-r--r-- 1 root root 3.5M 2008-03-10 14:20 aufs.ko</text:p>
      <text:p text:style-name="Text_20_body_20_indent"/>
      <text:p text:style-name="Text_20_body_20_indent"><text:soft-page-break/>strip -g aufs.ko </text:p>
      <text:p text:style-name="Text_20_body_20_indent">cp aufs.ko /root</text:p>
      <text:list text:style-name="L1" text:continue-numbering="true">
        <text:list-item>
          <text:list text:continue-numbering="true">
            <text:list-item>
              <text:list text:continue-numbering="true">
                <text:list-item>
                  <text:h text:style-name="P47" text:outline-level="3">Generate <text:s/>the compressed image</text:h>
                </text:list-item>
              </text:list>
            </text:list-item>
          </text:list>
        </text:list-item>
      </text:list>
      <text:p text:style-name="Text_20_body_20_indent"/>
      <text:p text:style-name="Text_20_body_20_indent">cd /opt/xcat/share/xcat/netboot/fedora</text:p>
      <text:p text:style-name="Text_20_body_20_indent">./geninitrd -i eth0 -n tg3,squashfs,aufs,loop -o fedora8 -p compute -l $(expr 100 \* 1024 \* 1024)</text:p>
      <text:list text:style-name="L1" text:continue-numbering="true">
        <text:list-item>
          <text:list text:continue-numbering="true">
            <text:list-item>
              <text:list text:continue-numbering="true">
                <text:list-item>
                  <text:h text:style-name="P47" text:outline-level="3">Pack and install <text:s text:c="2"/>the compressed image</text:h>
                </text:list-item>
              </text:list>
            </text:list-item>
          </text:list>
        </text:list-item>
      </text:list>
      <text:p text:style-name="Standard"/>
      <text:p text:style-name="P28">On the Management Node:</text:p>
      <text:p text:style-name="Text_20_body_20_indent"/>
      <text:p text:style-name="Text_20_body_20_indent">yum install squashfs-tools</text:p>
      <text:p text:style-name="Text_20_body_20_indent">packimage -a ppc64 -o fedora8 -p compute -m squashfs</text:p>
      <text:p text:style-name="Text_20_body_20_indent">chtab node=cell <text:s text:c="2"/>nodetype.profile=compute nodetype.os=fedora8</text:p>
      <text:p text:style-name="Text_20_body_20_indent">nodeset cell <text:s/>netboot</text:p>
      <text:p text:style-name="Text_20_body_20_indent">rpower cell boot</text:p>
      <text:p text:style-name="Text_20_body_20_indent"/>
      <text:p text:style-name="P14"/>
      <text:list text:style-name="L1" text:continue-numbering="true">
        <text:list-item>
          <text:list text:continue-numbering="true">
            <text:list-item>
              <text:list text:continue-numbering="true">
                <text:list-item>
                  <text:h text:style-name="P47" text:outline-level="3">Check Memory Usage</text:h>
                </text:list-item>
              </text:list>
            </text:list-item>
          </text:list>
        </text:list-item>
      </text:list>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3961 <text:s text:c="8"/>99 <text:s text:c="6"/>3861 <text:s text:c="9"/>0 <text:s text:c="9"/>0 <text:s text:c="8"/>61</text:p>
      <text:p text:style-name="Text_20_body_20_indent">-/+ buffers/cache: <text:s text:c="8"/>38 <text:s text:c="6"/>3922</text:p>
      <text:p text:style-name="Text_20_body_20_indent">Swap: <text:s text:c="11"/>0 <text:s text:c="9"/>0 <text:s text:c="9"/>0</text:p>
      <text:p text:style-name="Text_20_body_20_indent">Filesystem <text:s text:c="11"/>Size <text:s/>Used Avail Use% Mounted on</text:p>
      <text:p text:style-name="Text_20_body_20_indent">compute_ppc64 <text:s text:c="8"/>100M <text:s/>220K <text:s/>100M <text:s text:c="2"/>1%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p text:style-name="Text_20_body_20_indent">Max for / is 100M, but only 220K being used (down from 225M), but wheres the OS?</text:p>
      <text:p text:style-name="Text_20_body_20_indent">Look at cached. <text:s/>61M compress OS image. <text:s/>3.5x smaller</text:p>
      <text:p text:style-name="Text_20_body_20_indent"/>
      <text:p text:style-name="Text_20_body_20_indent">As files change in hidden OS then get copied to tmpfs (compute_ppc64) with a</text:p>
      <text:p text:style-name="Text_20_body_20_indent"><text:soft-page-break/>copy on write. <text:s/>To reclaim space reboot. <text:s/>The /tmp and /var/tmp is for MPI and other</text:p>
      <text:p text:style-name="Text_20_body_20_indent">Torque and user related stuff. <text:s/>if 10M is too small you can fix it. <text:s/>To reclaim this</text:p>
      <text:p text:style-name="Text_20_body_20_indent">space put in epilogue umount /tmp /var/tmp; mount -a..</text:p>
      <text:p text:style-name="Text_20_body_20_indent"/>
      <text:p text:style-name="Text_20_body_20_indent">Reboot cell <text:s/>as stateless, from mgmt to reclaim space:</text:p>
      <text:p text:style-name="P28">Set profile to compute:</text:p>
      <text:p text:style-name="Text_20_body_20_indent">chtab cell <text:s/>nodetype.profile=compute nodetype.os=fedora8</text:p>
      <text:p text:style-name="Text_20_body_20_indent">nodeset cell <text:s/>netboot</text:p>
      <text:p text:style-name="Text_20_body_20_indent">xdsh cell <text:s/>reboot #be nice, iSCSI is still stateful, be kind to the state</text:p>
      <text:p text:style-name="Text_20_body_20_indent"/>
      <text:list text:style-name="L1" text:continue-numbering="true">
        <text:list-item>
          <text:list text:continue-numbering="true">
            <text:list-item>
              <text:list text:continue-numbering="true">
                <text:list-item>
                  <text:h text:style-name="P47" text:outline-level="3">Switch to <text:s/>iSCSI for more setup</text:h>
                </text:list-item>
              </text:list>
            </text:list-item>
          </text:list>
        </text:list-item>
      </text:list>
      <text:p text:style-name="Standard"/>
      <text:p text:style-name="Text_20_body_20_indent"/>
      <text:p text:style-name="Text_20_body_20_indent">To reboot rra047b as iscsi for more stateless setup fun:</text:p>
      <text:p text:style-name="Text_20_body_20_indent"/>
      <text:p text:style-name="Text_20_body_20_indent"><text:s/>nodech rra047b nodetype.profile=iscsi</text:p>
      <text:p text:style-name="Text_20_body_20_indent">nodeset rra047b <text:s/>iscsiboot</text:p>
      <text:p text:style-name="Text_20_body_20_indent">rpower rra047b <text:s/>boot </text:p>
      <text:p text:style-name="Standard"/>
      <text:list text:style-name="L1" text:continue-numbering="true">
        <text:list-item>
          <text:h text:style-name="P44" text:outline-level="1">Build LS21 Stateless image</text:h>
          <text:h text:style-name="P44" text:outline-level="1" text:is-list-header="true"/>
        </text:list-item>
      </text:list>
      <text:p text:style-name="Standard">The LS21 image can be built on the Management Node since it is of the same architecture.</text:p>
      <text:p text:style-name="Standard">Note: <text:s/>For hierarchical support <text:span text:style-name="T4"><text:s/>-- use noderes.servicenode for http image server</text:span></text:p>
      <text:p text:style-name="P2"/>
      <text:p text:style-name="P4">On the Management Node:</text:p>
      <text:p text:style-name="P4"/>
      <text:list text:style-name="WW8Num9">
        <text:list-item text:start-value="1">
          <text:p text:style-name="List_20_Number">Check the compute node packaging to see if it has all the rpms required.</text:p>
          <text:p text:style-name="List_20_Number"/>
        </text:list-item>
      </text:list>
      <text:p text:style-name="Text_20_body_20_indent">cd /opt/xcat/share/xcat/netboot/fedora/</text:p>
      <text:p text:style-name="Text_20_body_20_indent">vi compute.exlist and compute.pklist</text:p>
      <text:p text:style-name="Text_20_body_20_indent">To add packages:</text:p>
      <text:p text:style-name="Text_20_body_20_indent">echo vi &gt;&gt;compute.pkglist</text:p>
      <text:p text:style-name="Text_20_body_20_indent"><text:s text:c="8"/></text:p>
      <text:p text:style-name="Text_20_body_20_indent"><text:soft-page-break/><text:s text:c="8"/>Include things you may need, for example by editing <text:s/>compute.exlist and remove the following line:</text:p>
      <text:p text:style-name="Text_20_body_20_indent"><text:s text:c="8"/>./usr/lib/perl5*</text:p>
      <text:p text:style-name="Text_20_body_20_indent"><text:s text:c="7"/>Edit compute.exlist, <text:s/>if necessary, adding lines to remove unnecessary rpms. </text:p>
      <text:p text:style-name="Text_20_body_20_indent"/>
      <text:p text:style-name="Text_20_body_20_indent"/>
      <text:list text:style-name="WW8Num9" text:continue-numbering="true">
        <text:list-item>
          <text:p text:style-name="List_20_Number">Run image generation:</text:p>
        </text:list-item>
      </text:list>
      <text:p text:style-name="Text_20_body_20_indent">cd /opt/xcat/share/xcat/netboot/fedora/</text:p>
      <text:p text:style-name="Text_20_body_20_indent">./genimage -i eth0 -n tg3,bnx2 -o fedora8 -p compute <text:s/></text:p>
      <text:p text:style-name="Text_20_body_20_indent"/>
      <text:list text:style-name="WW8Num9" text:continue-numbering="true">
        <text:list-item>
          <text:p text:style-name="List_20_Number">Adding Service Node ssh keys</text:p>
          <text:p text:style-name="List_20_Number">See <text:reference-ref text:reference-format="page" text:ref-name="Service Node to Compute Node ssh setup">29</text:reference-ref><text:reference-ref text:reference-format="chapter" text:ref-name="Service Node to Compute Node ssh setup">9</text:reference-ref> <text:s/>for how to add keys to be able to ssh from the Service Node to the compute nodes. </text:p>
          <text:p text:style-name="List_20_Number"/>
        </text:list-item>
        <text:list-item>
          <text:p text:style-name="List_20_Number">Edit fstab in the image</text:p>
          <text:p text:style-name="List_20_Number"/>
          <text:p text:style-name="List_20_Number"/>
        </text:list-item>
      </text:list>
      <text:p text:style-name="Text_20_body_20_indent">cd /install/netboot/fedora8/x86_64/compute/rootimg/etc</text:p>
      <text:p text:style-name="Text_20_body_20_indent">cp fstab fstab.ORIG</text:p>
      <text:p text:style-name="Text_20_body_20_indent"/>
      <text:p text:style-name="Text_20_body_20_indent">Edit fstab:</text:p>
      <text:p text:style-name="Text_20_body_20_indent"/>
      <text:p text:style-name="P28">Change:</text:p>
      <text:p text:style-name="Text_20_body_20_indent"/>
      <text:p text:style-name="Text_20_body_20_indent">devpts <text:s/>/dev/pts devpts <text:s text:c="2"/>gid=5,mode=620 0 0</text:p>
      <text:p text:style-name="Text_20_body_20_indent">tmpfs <text:s text:c="2"/>/dev/shm tmpfs <text:s text:c="3"/>defaults <text:s text:c="6"/>0 0</text:p>
      <text:p text:style-name="Text_20_body_20_indent">proc <text:s text:c="3"/>/proc <text:s text:c="3"/>proc <text:s text:c="4"/>defaults <text:s text:c="6"/>0 0</text:p>
      <text:p text:style-name="Text_20_body_20_indent">sysfs <text:s text:c="2"/>/sys <text:s text:c="4"/>sysfs <text:s text:c="3"/>defaults <text:s text:c="6"/>0 0</text:p>
      <text:p text:style-name="Text_20_body_20_indent"/>
      <text:p text:style-name="P28">to:</text:p>
      <text:p text:style-name="Text_20_body_20_indent"/>
      <text:p text:style-name="Text_20_body_20_indent">proc <text:s text:c="12"/>/proc <text:s text:c="23"/>proc <text:s text:c="8"/>rw 0 0</text:p>
      <text:p text:style-name="Text_20_body_20_indent">sysfs <text:s text:c="11"/>/sys <text:s text:c="24"/>sysfs <text:s text:c="7"/>rw 0 0</text:p>
      <text:p text:style-name="Text_20_body_20_indent">devpts <text:s text:c="10"/>/dev/pts <text:s text:c="20"/>devpts <text:s text:c="6"/>rw,gid=5,mode=620 0 0</text:p>
      <text:p text:style-name="Text_20_body_20_indent">#tmpfs <text:s text:c="10"/>/dev/shm <text:s text:c="20"/>tmpfs <text:s text:c="7"/>rw 0 0</text:p>
      <text:p text:style-name="Text_20_body_20_indent"><text:soft-page-break/>compute_x86_64 <text:s text:c="2"/>/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P29"/>
      <text:list text:style-name="WW8Num9" text:continue-numbering="true">
        <text:list-item>
          <text:p text:style-name="List_20_Number">Package the image</text:p>
          <text:p text:style-name="List_20_Number"/>
        </text:list-item>
      </text:list>
      <text:p text:style-name="Text_20_body_20_indent">packimage -o fedora8 -p compute -a x86_64</text:p>
      <text:list text:style-name="WW8Num9" text:continue-numbering="true">
        <text:list-item>
          <text:p text:style-name="List_20_Number">Install the image on all the LS21 blades</text:p>
        </text:list-item>
      </text:list>
      <text:p text:style-name="Text_20_body_20_indent">chtab <text:s/>node=opteron nodetype.profile=compute nodetype.os=fedora8</text:p>
      <text:p text:style-name="Text_20_body_20_indent">nodeset opteron netboot</text:p>
      <text:p text:style-name="Text_20_body_20_indent">rpower opteron boot</text:p>
      <text:p text:style-name="Text_20_body_20_indent"/>
      <text:list text:style-name="L1" text:continue-numbering="true">
        <text:list-item>
          <text:list text:continue-numbering="true">
            <text:list-item>
              <text:h text:style-name="P45" text:outline-level="2">Update LS21 Stateless image</text:h>
            </text:list-item>
          </text:list>
        </text:list-item>
      </text:list>
      <text:p text:style-name="Standard"/>
      <text:list text:style-name="WW8Num9">
        <text:list-item text:start-value="1">
          <text:p text:style-name="List_20_Number">Update image using YUM</text:p>
          <text:p text:style-name="List_20_Number"/>
        </text:list-item>
      </text:list>
      <text:p text:style-name="P12">NOTE: before YUM/RPM commands type: </text:p>
      <text:p text:style-name="P12"><text:s text:c="18"/>rm /install/netboot/fedora8/x86_64/compute/rootimg/var/lib/rpm/__db.00*</text:p>
      <text:p text:style-name="P12"/>
      <text:p text:style-name="Text_20_body_20_indent">rm -f /install/netboot/fedora8/x86_54/compute/rootimg/etc/yum.repos.d/*</text:p>
      <text:p text:style-name="Text_20_body_20_indent">cp /etc/yum.repos.d/fedora.repo /install/netboot/fedora8/x86_64/compute/rootimg/etc/yum.repos.d</text:p>
      <text:p text:style-name="Text_20_body_20_indent">Now install vi into the image:</text:p>
      <text:p text:style-name="Text_20_body_20_indent">yum --installroot=/install/netboot/fedora8/x86_64/compute/rootimg install vi</text:p>
      <text:list text:style-name="WW8Num9" text:continue-numbering="true">
        <text:list-header>
          <text:p text:style-name="List_20_Number"/>
        </text:list-header>
        <text:list-item>
          <text:p text:style-name="List_20_Number">Update image using RPM</text:p>
        </text:list-item>
      </text:list>
      <text:p text:style-name="Standard"/>
      <text:p text:style-name="Text_20_body_20_indent">rpm --root /install/netboot/fedora8/x86_64/compute/rootimg -Uvh <text:span text:style-name="T4">blah.rpm</text:span></text:p>
      <text:p text:style-name="P27"/>
      <text:list text:style-name="WW8Num9" text:continue-numbering="true">
        <text:list-item>
          <text:p text:style-name="List_20_Number">Repackage</text:p>
        </text:list-item>
      </text:list>
      <text:p text:style-name="Text_20_body_20_indent">packimage -o fedora8 -p compute -a x86_64</text:p>
      <text:p text:style-name="Text_20_body_20_indent"/>
      <text:list text:style-name="WW8Num9" text:continue-numbering="true">
        <text:list-item>
          <text:p text:style-name="List_20_Number">Install on all LS21 blades</text:p>
        </text:list-item>
      </text:list>
      <text:p text:style-name="Text_20_body_20_indent">nodeset opteron netboot</text:p>
      <text:p text:style-name="Text_20_body_20_indent">rpower opteron boot</text:p>
      <text:p text:style-name="Standard"/>
      <text:list text:style-name="L1" text:continue-numbering="true">
        <text:list-item>
          <text:list text:continue-numbering="true">
            <text:list-item>
              <text:h text:style-name="P45" text:outline-level="2"><text:soft-page-break/>Build <text:s/>and Install LS21Compressed Image</text:h>
            </text:list-item>
          </text:list>
        </text:list-item>
      </text:list>
      <text:p text:style-name="Standard"/>
      <text:p text:style-name="P3">On Management Node:</text:p>
      <text:p text:style-name="P3"/>
      <text:p text:style-name="Text_20_body_20_indent">yum install kernel-devel gcc squashfs-tools</text:p>
      <text:p text:style-name="P12"/>
      <text:list text:style-name="L1" text:continue-numbering="true">
        <text:list-item>
          <text:list text:continue-numbering="true">
            <text:list-item>
              <text:list text:continue-numbering="true">
                <text:list-item>
                  <text:h text:style-name="P47" text:outline-level="3">Build aufs</text:h>
                </text:list-item>
              </text:list>
            </text:list-item>
          </text:list>
        </text:list-item>
      </text:list>
      <text:p text:style-name="P12"/>
      <text:p text:style-name="Text_20_body_20_indent">svn co http://xcat.svn.sf.net/svnroot/xcat/xcat-dep/trunk/aufs</text:p>
      <text:p text:style-name="Text_20_body_20_indent"/>
      <text:p text:style-name="Text_20_body_20_indent">cd aufs</text:p>
      <text:p text:style-name="Text_20_body_20_indent">tar jxvf aufs-2-6-2008.tar.bz2</text:p>
      <text:p text:style-name="Text_20_body_20_indent">cd aufs</text:p>
      <text:p text:style-name="Text_20_body_20_indent">mv include/linux/aufs_type.h fs/aufs/</text:p>
      <text:p text:style-name="Text_20_body_20_indent">cd fs/aufs/</text:p>
      <text:p text:style-name="Text_20_body_20_indent">patch -p1 &lt; ../../../aufs-standalone.patch </text:p>
      <text:p text:style-name="Text_20_body_20_indent">chmod +x build.sh </text:p>
      <text:p text:style-name="Text_20_body_20_indent">./build.sh</text:p>
      <text:p text:style-name="Text_20_body_20_indent"/>
      <text:p text:style-name="Text_20_body_20_indent">ls -lh aufs.ko </text:p>
      <text:p text:style-name="Text_20_body_20_indent">-rw-r--r-- 1 root root 3.2M 2008-02-27 13:09 aufs.ko</text:p>
      <text:p text:style-name="Text_20_body_20_indent"/>
      <text:p text:style-name="Text_20_body_20_indent">strip -g aufs.ko </text:p>
      <text:p text:style-name="Text_20_body_20_indent">cp aufs.ko /opt/xcat/share/xcat/netboot/fedora/</text:p>
      <text:p text:style-name="Text_20_body_20_indent"/>
      <text:p text:style-name="Text_20_body_20_indent"/>
      <text:p text:style-name="Text_20_body_20_indent"/>
      <text:p text:style-name="Text_20_body_20_indent"/>
      <text:p text:style-name="Text_20_body_20_indent"/>
      <text:list text:style-name="L1" text:continue-numbering="true">
        <text:list-item>
          <text:list text:continue-numbering="true">
            <text:list-item>
              <text:list text:continue-numbering="true">
                <text:list-item>
                  <text:h text:style-name="P47" text:outline-level="3">Generate <text:s/>and pack the compressed image</text:h>
                </text:list-item>
              </text:list>
            </text:list-item>
          </text:list>
        </text:list-item>
      </text:list>
      <text:p text:style-name="Text_20_body_20_indent">cd /opt/xcat/share/xcat/netboot/fedora</text:p>
      <text:p text:style-name="Text_20_body_20_indent">./geninitrd -i eth0 -n tg3,bnx2,squashfs,aufs,loop -o fedora8 -p service -l $(expr 100 \* 1024 \* 1024)</text:p>
      <text:p text:style-name="Text_20_body_20_indent">Pack the compressed image</text:p>
      <text:p text:style-name="Text_20_body_20_indent"><text:soft-page-break/>packimage -a x86_64 -o fedora8 -p compute -m squashfs</text:p>
      <text:p text:style-name="Text_20_body_20_indent"/>
      <text:p text:style-name="Text_20_body_20_indent">NOTE: <text:s/>To unsquash:</text:p>
      <text:p text:style-name="Text_20_body_20_indent"><text:s text:c="8"/>cd <text:s/>/install/netboot/fedora8/x86_64/service</text:p>
      <text:p text:style-name="Text_20_body_20_indent"><text:s text:c="8"/>rm -f rootimg.sfs</text:p>
      <text:p text:style-name="Text_20_body_20_indent"><text:s text:c="8"/>packimage -a x86_64 -o fedora8 -p service -m cpio</text:p>
      <text:p text:style-name="Text_20_body_20_indent"/>
      <text:p text:style-name="Text_20_body_20_indent">NOTE: <text:s/>The -l and -t is the size of the / and /tmp,/var/tmp file systems in RAM</text:p>
      <text:list text:style-name="L1" text:continue-numbering="true">
        <text:list-item>
          <text:list text:continue-numbering="true">
            <text:list-item>
              <text:list text:continue-numbering="true">
                <text:list-item>
                  <text:h text:style-name="P47" text:outline-level="3">Install the image</text:h>
                </text:list-item>
              </text:list>
            </text:list-item>
          </text:list>
        </text:list-item>
      </text:list>
      <text:p text:style-name="Text_20_body_20_indent">nodeset opteron netboot</text:p>
      <text:p text:style-name="Text_20_body_20_indent">rpower opteron <text:s/>boot</text:p>
      <text:p text:style-name="Text_20_body_20_indent"/>
      <text:list text:style-name="L1" text:continue-numbering="true">
        <text:list-item>
          <text:list text:continue-numbering="true">
            <text:list-item>
              <text:list text:continue-numbering="true">
                <text:list-item>
                  <text:list text:continue-numbering="true">
                    <text:list-item>
                      <text:h text:style-name="P48" text:outline-level="4">Check memory usage:</text:h>
                    </text:list-item>
                  </text:list>
                </text:list-item>
              </text:list>
            </text:list-item>
          </text:list>
        </text:list-item>
      </text:list>
      <text:p text:style-name="Text_20_body_20_indent"/>
      <text:p text:style-name="Text_20_body_20_indent">#ssh middle "echo 3 &gt; /proc/sys/vm/drop_caches;free -m;df -h"</text:p>
      <text:p text:style-name="Text_20_body_20_indent"><text:s text:c="13"/>total <text:s text:c="6"/>used <text:s text:c="6"/>free <text:s text:c="4"/>shared <text:s text:c="3"/>buffers <text:s text:c="4"/>cached</text:p>
      <text:p text:style-name="Text_20_body_20_indent">Mem: <text:s text:c="9"/>3969 <text:s text:c="8"/>82 <text:s text:c="6"/>3887 <text:s text:c="9"/>0 <text:s text:c="9"/>0 <text:s text:c="8"/>43</text:p>
      <text:p text:style-name="Text_20_body_20_indent">-/+ buffers/cache: <text:s text:c="8"/>38 <text:s text:c="6"/>3930</text:p>
      <text:p text:style-name="Text_20_body_20_indent">Swap: <text:s text:c="11"/>0 <text:s text:c="9"/>0 <text:s text:c="9"/>0</text:p>
      <text:p text:style-name="Text_20_body_20_indent">Filesystem <text:s text:c="11"/>Size <text:s/>Used Avail Use% Mounted on</text:p>
      <text:p text:style-name="Text_20_body_20_indent">compute_x86_64 <text:s text:c="7"/>100M <text:s/>216K <text:s/>100M <text:s text:c="2"/>1%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p text:style-name="Text_20_body_20_indent">3x smaller.</text:p>
      <text:p text:style-name="Text_20_body_20_indent"/>
      <text:p text:style-name="Text_20_body_20_indent"/>
      <text:list text:style-name="L1" text:continue-numbering="true">
        <text:list-item>
          <text:h text:style-name="P44" text:outline-level="1"><text:s/><text:reference-mark-start text:name="Service Node to Compute Node ssh setup"/><text:reference-mark-start text:name="1.compute/rootimg/root/.ssh/authorized_keys"/>Service Node to Compute Node ssh setup<text:reference-mark-end text:name="1.compute/rootimg/root/.ssh/authorized_keys"/><text:reference-mark-end text:name="Service Node to Compute Node ssh setup"/></text:h>
        </text:list-item>
      </text:list>
      <text:p text:style-name="Text_20_body_20_indent">If you wish to be able to ssh from your service nodes to their compute nodes, <text:s text:c="2"/>you <text:s/>will have to follow these steps to add the additional required keys to the install image before the image is installed. </text:p>
      <text:p text:style-name="Text_20_body_20_indent"/>
      <text:list text:style-name="WW8Num9">
        <text:list-item text:start-value="1">
          <text:p text:style-name="List_20_Number"><text:soft-page-break/>ssh to each service node</text:p>
        </text:list-item>
        <text:list-item>
          <text:p text:style-name="List_20_Number">run ssh-keygen -t rsa</text:p>
          <text:p text:style-name="List_20_Number">take default files and answer no to passcode/passphrase message</text:p>
        </text:list-item>
        <text:list-item>
          <text:p text:style-name="List_20_Number">cd /root/.ssh</text:p>
        </text:list-item>
        <text:list-item>
          <text:p text:style-name="List_20_Number">cat id_rsa.pub &gt;&gt; /install/netboot/fedora8/x86_64/compute/rootimg/root/.ssh/authorized_keys</text:p>
        </text:list-item>
        <text:list-item>
          <text:p text:style-name="List_20_Number">cat id_rsa.pub &gt;&gt; /install/netboot/fedora8/ppc64/compute/rootimg/root/.ssh/authorized_keys</text:p>
        </text:list-item>
      </text:list>
      <text:p text:style-name="Standard"/>
      <text:list text:style-name="L1" text:continue-numbering="true">
        <text:list-item>
          <text:h text:style-name="P44" text:outline-level="1"><text:s/>Building image for 64K pages</text:h>
        </text:list-item>
      </text:list>
      <text:p text:style-name="Standard"/>
      <text:p text:style-name="P3">On Management Node:</text:p>
      <text:p text:style-name="Standard"/>
      <text:p text:style-name="Text_20_body_20_indent">cd /opt/xcat/share/xcat/netboot/fedora</text:p>
      <text:p text:style-name="Text_20_body_20_indent">cp compute.exlist compute.exlist.4k</text:p>
      <text:p text:style-name="Text_20_body_20_indent">echo "./lib/modules/2.6.23.1-42.fc8/*" &gt;&gt;compute.exlist</text:p>
      <text:p text:style-name="Text_20_body_20_indent"/>
      <text:p text:style-name="Text_20_body_20_indent">wget http://download.fedora.redhat.com/pub/fedora/linux/releases/8/Fedora/source/SRPMS/kernel-2.6.23.1-42.fc8.src.rpm</text:p>
      <text:p text:style-name="Text_20_body_20_indent">nodech rra047b nodetype.profile=iscsi</text:p>
      <text:p text:style-name="Text_20_body_20_indent">nodeset rra047b iscsiboot</text:p>
      <text:p text:style-name="Text_20_body_20_indent">rpower rra047b boot</text:p>
      <text:p text:style-name="P28">On the blade:</text:p>
      <text:p text:style-name="Text_20_body_20_indent">ssh rra047b</text:p>
      <text:p text:style-name="Text_20_body_20_indent">mkdir /install</text:p>
      <text:p text:style-name="Text_20_body_20_indent">mount mgmt:/install /install</text:p>
      <text:p text:style-name="Text_20_body_20_indent">yum install rpm-build redhat-rpm-config ncurses ncurses-devel kernel-devel gcc squashfs-tools</text:p>
      <text:p text:style-name="Text_20_body_20_indent">rpm -Uivh kernel-2.6.23.1-42.fc8.src.rpm</text:p>
      <text:p text:style-name="Text_20_body_20_indent">rpmbuild -bp --target ppc64 /usr/src/redhat/SPECS/kernel.spec</text:p>
      <text:p text:style-name="Text_20_body_20_indent">cd /usr/src/redhat/BUILD/kernel-2.6.23</text:p>
      <text:p text:style-name="Text_20_body_20_indent">cp -r linux-2.6.23.ppc64 /usr/src/</text:p>
      <text:p text:style-name="Text_20_body_20_indent">cd /usr/src/kernels/$(uname -r)-$(uname -m)</text:p>
      <text:p text:style-name="Text_20_body_20_indent">find . -print | cpio -dump /usr/src/linux-2.6.23.ppc64/</text:p>
      <text:p text:style-name="Text_20_body_20_indent">cd /usr/src/linux-2.6.23.ppc64</text:p>
      <text:p text:style-name="Text_20_body_20_indent"><text:soft-page-break/>make mrproper</text:p>
      <text:p text:style-name="Text_20_body_20_indent">cp configs/kernel-2.6.23.1-ppc64.config .config</text:p>
      <text:p text:style-name="Text_20_body_20_indent">make menuconfig</text:p>
      <text:p text:style-name="Text_20_body_20_indent"/>
      <text:p text:style-name="Text_20_body_20_indent">Kernel options <text:s/>---&gt;</text:p>
      <text:p text:style-name="Text_20_body_20_indent">[*] 64k page size </text:p>
      <text:p text:style-name="Text_20_body_20_indent">Platform support <text:s/>---&gt; </text:p>
      <text:p text:style-name="Text_20_body_20_indent">[ ] Sony PS3</text:p>
      <text:p text:style-name="Text_20_body_20_indent">&lt;exit&gt;&lt;exit&gt;&lt;save&gt;</text:p>
      <text:p text:style-name="Text_20_body_20_indent"/>
      <text:p text:style-name="Text_20_body_20_indent">Edit Makefile suffix:</text:p>
      <text:p text:style-name="Text_20_body_20_indent">EXTRAVERSION = .1-42.fc8-64k</text:p>
      <text:p text:style-name="Text_20_body_20_indent"/>
      <text:p text:style-name="Text_20_body_20_indent">make -j4</text:p>
      <text:p text:style-name="Text_20_body_20_indent">make modules_install</text:p>
      <text:p text:style-name="Text_20_body_20_indent">strip vmlinux</text:p>
      <text:p text:style-name="Text_20_body_20_indent">mv vmlinux /boot/vmlinuz-2.6.23.1-42.fc8-64k</text:p>
      <text:p text:style-name="Text_20_body_20_indent">cd /lib/modules/2.6.23.1-42.fc8-64k/kernel</text:p>
      <text:p text:style-name="Text_20_body_20_indent">find . -name "*.ko" -type f -exec strip -g {} \;</text:p>
      <text:p text:style-name="Text_20_body_20_indent">#mkinitrd /boot/initrd-2.6.23.1-42.fc8-64k.img 2.6.23.1-42.fc8-64k</text:p>
      <text:p text:style-name="Text_20_body_20_indent">#rm -f /boot/vmlinuz-2.6.23.1-42.fc8 /boot/initrd-2.6.23.1-42.fc8.img</text:p>
      <text:p text:style-name="Text_20_body_20_indent">#rm -rf /lib/modules/2.6.23.1-42.fc8</text:p>
      <text:list text:style-name="L1" text:continue-numbering="true">
        <text:list-item>
          <text:list text:continue-numbering="true">
            <text:list-item>
              <text:h text:style-name="P45" text:outline-level="2"><text:s/>Rebuild aufs</text:h>
            </text:list-item>
          </text:list>
        </text:list-item>
      </text:list>
      <text:p text:style-name="Standard"/>
      <text:p text:style-name="Text_20_body_20_indent">Rebuild aufs.so</text:p>
      <text:p text:style-name="Text_20_body_20_indent"/>
      <text:p text:style-name="Text_20_body_20_indent">rm -rf aufs</text:p>
      <text:p text:style-name="Text_20_body_20_indent">tar jxvf aufs-2-6-2008.tar.bz2</text:p>
      <text:p text:style-name="Text_20_body_20_indent">cd aufs</text:p>
      <text:p text:style-name="Text_20_body_20_indent">mv include/linux/aufs_type.h fs/aufs/</text:p>
      <text:p text:style-name="Text_20_body_20_indent">cd fs/aufs/</text:p>
      <text:p text:style-name="Text_20_body_20_indent">patch -p1 &lt; ../../../aufs-standalone.patch</text:p>
      <text:p text:style-name="Text_20_body_20_indent">chmod +x build.sh</text:p>
      <text:p text:style-name="Text_20_body_20_indent"><text:soft-page-break/>./build.sh 2.6.23.1-42.fc8-64k</text:p>
      <text:p text:style-name="Text_20_body_20_indent">strip -g aufs.ko</text:p>
      <text:p text:style-name="Text_20_body_20_indent">cp aufs.ko /root</text:p>
      <text:p text:style-name="Text_20_body_20_indent"/>
      <text:p text:style-name="Text_20_body_20_indent">NOTE: <text:s/>patch genimage</text:p>
      <text:p text:style-name="Text_20_body_20_indent"/>
      <text:p text:style-name="P28">On <text:s/>rra047b:</text:p>
      <text:p text:style-name="Text_20_body_20_indent"><text:tab/>cd /root</text:p>
      <text:p text:style-name="Text_20_body_20_indent"><text:tab/>./genimage -i eth0 -n tg3 -o fedora8 -p compute</text:p>
      <text:p text:style-name="Text_20_body_20_indent"><text:tab/>cd /lib/modules</text:p>
      <text:p text:style-name="Text_20_body_20_indent"><text:tab/>cp -r 2.6.23.1-42.fc8-64k /install/netboot/fedora8/ppc64/compute/rootimg/lib/modules/</text:p>
      <text:p text:style-name="Text_20_body_20_indent"><text:tab/>cd /boot</text:p>
      <text:p text:style-name="Text_20_body_20_indent"><text:tab/>cp vmlinuz-2.6.23.1-42.fc8-64k /install/netboot/fedora8/ppc64/compute/kernel</text:p>
      <text:list text:style-name="L1" text:continue-numbering="true">
        <text:list-item>
          <text:list text:continue-numbering="true">
            <text:list-item>
              <text:h text:style-name="P45" text:outline-level="2">Test unsquashed:</text:h>
            </text:list-item>
          </text:list>
        </text:list-item>
      </text:list>
      <text:p text:style-name="Standard"/>
      <text:p text:style-name="Standard"/>
      <text:p text:style-name="Text_20_body_20_indent"><text:tab/><text:span text:style-name="T2">On <text:s/>rraa047b:</text:span></text:p>
      <text:p text:style-name="P12"/>
      <text:p text:style-name="P12"><text:tab/>cd /root</text:p>
      <text:p text:style-name="P12"><text:tab/>./geninitrd -i eth0 -n tg3 -o fedora8 -p compute -k 2.6.23.1-42.fc8-64k</text:p>
      <text:p text:style-name="P12"/>
      <text:p text:style-name="P12"><text:tab/><text:span text:style-name="T2">On Management Node:</text:span></text:p>
      <text:p text:style-name="P12"/>
      <text:p text:style-name="P12"><text:tab/>rm -f /install/netboot/fedora8/ppc64/compute/rootimg.sfs</text:p>
      <text:p text:style-name="P12"><text:tab/>packimage -a ppc64 -o fedora8 -p compute -m cpio</text:p>
      <text:p text:style-name="P12"><text:tab/>nodech rra047b nodetype.profile=compute nodetype.os=fedora8</text:p>
      <text:p text:style-name="P12"><text:tab/>gnodeset rra047b netboot</text:p>
      <text:p text:style-name="P12"><text:tab/>rpower rra047b boot</text:p>
      <text:p text:style-name="P12"/>
      <text:list text:style-name="L1" text:continue-numbering="true">
        <text:list-item>
          <text:list text:continue-numbering="true">
            <text:list-item>
              <text:list text:continue-numbering="true">
                <text:list-item>
                  <text:h text:style-name="P47" text:outline-level="3"><text:s/>Check memory</text:h>
                </text:list-item>
              </text:list>
            </text:list-item>
          </text:list>
        </text:list-item>
      </text:list>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4012 <text:s text:c="7"/>495 <text:s text:c="6"/>3517 <text:s text:c="9"/>0 <text:s text:c="9"/>0 <text:s text:c="7"/>429</text:p>
      <text:p text:style-name="Text_20_body_20_indent">-/+ buffers/cache: <text:s text:c="8"/>66 <text:s text:c="6"/>3946</text:p>
      <text:p text:style-name="Text_20_body_20_indent">Swap: <text:s text:c="11"/>0 <text:s text:c="9"/>0 <text:s text:c="9"/>0</text:p>
      <text:p text:style-name="Text_20_body_20_indent"><text:soft-page-break/>Filesystem <text:s text:c="11"/>Size <text:s/>Used Avail Use% Mounted on</text:p>
      <text:p text:style-name="Text_20_body_20_indent">compute_ppc64 <text:s text:c="8"/>2.0G <text:s/>432M <text:s/>1.6G <text:s/>22%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list text:style-name="L1" text:continue-numbering="true">
        <text:list-item>
          <text:list text:continue-numbering="true">
            <text:list-item>
              <text:h text:style-name="P45" text:outline-level="2">Test squash</text:h>
            </text:list-item>
          </text:list>
        </text:list-item>
      </text:list>
      <text:p text:style-name="Text_20_body_20_indent"><text:tab/><text:span text:style-name="T2">On <text:s/>rra047b:</text:span></text:p>
      <text:p text:style-name="P12"/>
      <text:p text:style-name="P12"><text:tab/>cd /root</text:p>
      <text:p text:style-name="P12"><text:tab/>./geninitrd -i eth0 -n tg3,squashfs,aufs,loop -o fedora8 -p compute -k 2.6.23.1-42.fc8-64k -l $(expr 100 \* 1024 \* 1024)</text:p>
      <text:p text:style-name="P12"/>
      <text:p text:style-name="Text_20_body_20_indent"><text:tab/><text:span text:style-name="T2">On Management Node:</text:span> </text:p>
      <text:p text:style-name="Text_20_body_20_indent"/>
      <text:p text:style-name="Text_20_body_20_indent"><text:tab/>rm -f /install/netboot/fedora8/ppc64/compute/rootimg.sfs</text:p>
      <text:p text:style-name="Text_20_body_20_indent"><text:tab/>packimage -a ppc64 -o fedora8 -p compute -m squashfs #bug, must remove sfs first</text:p>
      <text:p text:style-name="Text_20_body_20_indent"><text:tab/>nodech left nodetype.profile=compute nodetype.os=fedora8</text:p>
      <text:p text:style-name="Text_20_body_20_indent"><text:tab/>nodeset left netboot</text:p>
      <text:p text:style-name="Text_20_body_20_indent"><text:tab/>rpower left boot</text:p>
      <text:list text:style-name="L1" text:continue-numbering="true">
        <text:list-item>
          <text:list text:continue-numbering="true">
            <text:list-item>
              <text:list text:continue-numbering="true">
                <text:list-item>
                  <text:h text:style-name="P47" text:outline-level="3"><text:s/>Check memory</text:h>
                </text:list-item>
              </text:list>
            </text:list-item>
          </text:list>
        </text:list-item>
      </text:list>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4012 <text:s text:c="7"/>127 <text:s text:c="6"/>3885 <text:s text:c="9"/>0 <text:s text:c="9"/>0 <text:s text:c="8"/>65</text:p>
      <text:p text:style-name="Text_20_body_20_indent">-/+ buffers/cache: <text:s text:c="8"/>61 <text:s text:c="6"/>3951</text:p>
      <text:p text:style-name="Text_20_body_20_indent">Swap: <text:s text:c="11"/>0 <text:s text:c="9"/>0 <text:s text:c="9"/>0</text:p>
      <text:p text:style-name="Text_20_body_20_indent">Filesystem <text:s text:c="11"/>Size <text:s/>Used Avail Use% Mounted on</text:p>
      <text:p text:style-name="Text_20_body_20_indent">compute_ppc64 <text:s text:c="8"/>100M <text:s/>1.7M <text:s text:c="2"/>99M <text:s text:c="2"/>2%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p text:style-name="Text_20_body_20_indent">./lib/modules/* in compute.exlist:</text:p>
      <text:p text:style-name="Text_20_body_20_indent"/>
      <text:p text:style-name="Text_20_body_20_indent"/>
      <text:p text:style-name="Text_20_body_20_indent"><text:soft-page-break/></text:p>
      <text:p text:style-name="Text_20_body_20_indent"/>
      <text:p text:style-name="Text_20_body_20_indent"/>
      <text:list text:style-name="L1" text:continue-numbering="true">
        <text:list-item>
          <text:list text:continue-numbering="true">
            <text:list-item>
              <text:h text:style-name="P45" text:outline-level="2"><text:s/>Switch back to 4K pages</text:h>
            </text:list-item>
          </text:list>
        </text:list-item>
      </text:list>
      <text:p text:style-name="Text_20_body_20_indent"/>
      <text:p text:style-name="Text_20_body_20_indent"><text:tab/><text:span text:style-name="T2">On rra047b</text:span></text:p>
      <text:p text:style-name="Text_20_body_20_indent"><text:tab/>cd /boot</text:p>
      <text:p text:style-name="Text_20_body_20_indent"><text:tab/>cp -f vmlinuz-2.6.23.1-42.fc8 /install/netboot/fedora8/ppc64/compute/kernel</text:p>
      <text:p text:style-name="Text_20_body_20_indent"><text:tab/>cd /root</text:p>
      <text:p text:style-name="Text_20_body_20_indent"><text:tab/>./geninitrd -i eth0 -n tg3 -o fedora8 -p compute</text:p>
      <text:p text:style-name="Text_20_body_20_indent"/>
      <text:p text:style-name="Text_20_body_20_indent"><text:tab/>OR</text:p>
      <text:p text:style-name="Text_20_body_20_indent"/>
      <text:p text:style-name="Text_20_body_20_indent"><text:tab/>./geninitrd -i eth0 -n tg3,squashfs,aufs,loop -o fedora8 -p compute -l $(expr 100 \* 1024 \* 1024)</text:p>
      <text:p text:style-name="Text_20_body_20_indent"><text:tab/><text:span text:style-name="T2">From Management Node:</text:span></text:p>
      <text:p text:style-name="Text_20_body_20_indent"><text:tab/>rm -f /install/netboot/fedora8/ppc64/compute/rootimg.sfs</text:p>
      <text:p text:style-name="Text_20_body_20_indent"><text:tab/>packimage -a ppc64 -o fedora8 -p compute -m cpio</text:p>
      <text:p text:style-name="Text_20_body_20_indent"/>
      <text:p text:style-name="Text_20_body_20_indent"><text:tab/>OR</text:p>
      <text:p text:style-name="Text_20_body_20_indent"/>
      <text:p text:style-name="Text_20_body_20_indent"><text:tab/>packimage -a ppc64 -o fedora8 -p compute -m squashfs</text:p>
      <text:p text:style-name="Text_20_body_20_indent"><text:tab/>nodech rra047b nodetype.profile=compute nodetype.os=fedora8</text:p>
      <text:p text:style-name="Text_20_body_20_indent"><text:tab/>nodeset rra047b netboot</text:p>
      <text:p text:style-name="Text_20_body_20_indent"><text:tab/>rpower rra047b boot</text:p>
      <text:p text:style-name="Text_20_body_20_indent"/>
      <text:p text:style-name="P12">====================================================================================================</text:p>
      <text:p text:style-name="Standard"/>
      <text:list text:style-name="L1" text:continue-numbering="true">
        <text:list-item>
          <text:h text:style-name="P44" text:outline-level="1"><text:s/>Installing OpenLDAP</text:h>
        </text:list-item>
      </text:list>
      <text:p text:style-name="Standard"/>
      <text:list text:style-name="L1" text:continue-numbering="true">
        <text:list-item>
          <text:list text:continue-numbering="true">
            <text:list-item>
              <text:h text:style-name="P45" text:outline-level="2"><text:soft-page-break/>Setup LDAP Server</text:h>
            </text:list-item>
          </text:list>
        </text:list-item>
      </text:list>
      <text:p text:style-name="Standard"/>
      <text:p text:style-name="P3">On the management node:</text:p>
      <text:p text:style-name="P3"/>
      <text:list text:style-name="WW8Num9" text:continue-numbering="true">
        <text:list-header>
          <text:p text:style-name="P20"/>
        </text:list-header>
      </text:list>
      <text:list text:style-name="WW8Num9">
        <text:list-item text:start-value="1">
          <text:p text:style-name="List_20_Number">export /home (rw) for testing</text:p>
        </text:list-item>
        <text:list-item>
          <text:p text:style-name="List_20_Number">add a test userid : IBM</text:p>
        </text:list-item>
      </text:list>
      <text:p text:style-name="Standard"/>
      <text:p text:style-name="Standard"/>
      <text:p text:style-name="Text_20_body_20_indent">useradd ibm</text:p>
      <text:p text:style-name="Text_20_body_20_indent">mkdir ~ibm/.ssh</text:p>
      <text:p text:style-name="Text_20_body_20_indent">mkdir ~ibm/.pbs_spool</text:p>
      <text:p text:style-name="Text_20_body_20_indent"/>
      <text:p text:style-name="Text_20_body_20_indent">ssh-keygen -t rsa -q -N "" -f ~ibm/.ssh/id_rsa</text:p>
      <text:p text:style-name="Text_20_body_20_indent">cp ~ibm/.ssh/id_rsa.pub ~ibm/.ssh/authorized_keys</text:p>
      <text:p text:style-name="Text_20_body_20_indent"/>
      <text:list text:style-name="WW8Num9" text:continue-numbering="true">
        <text:list-item>
          <text:p text:style-name="List_20_Number">Create ~ibm/.ssh/config:</text:p>
        </text:list-item>
      </text:list>
      <text:p text:style-name="Text_20_body_20_indent">Add the following lines:</text:p>
      <text:p text:style-name="Text_20_body_20_indent"/>
      <text:p text:style-name="Text_20_body_20_indent">ForwardX11 yes</text:p>
      <text:p text:style-name="Text_20_body_20_indent">StrictHostKeyChecking no</text:p>
      <text:p text:style-name="Text_20_body_20_indent">FallBackToRsh no</text:p>
      <text:p text:style-name="Text_20_body_20_indent">BatchMode yes</text:p>
      <text:p text:style-name="Text_20_body_20_indent">ConnectionAttempts 5</text:p>
      <text:p text:style-name="Text_20_body_20_indent">UsePrivilegedPort no</text:p>
      <text:p text:style-name="Text_20_body_20_indent">Compression no</text:p>
      <text:p text:style-name="Text_20_body_20_indent">Cipher blowfish</text:p>
      <text:p text:style-name="Text_20_body_20_indent">UserKnownHostsFile /dev/null</text:p>
      <text:p text:style-name="Text_20_body_20_indent">CheckHostIP no</text:p>
      <text:p text:style-name="Text_20_body_20_indent"/>
      <text:list text:style-name="WW8Num9" text:continue-numbering="true">
        <text:list-item>
          <text:p text:style-name="List_20_Number">Set permissions :</text:p>
        </text:list-item>
      </text:list>
      <text:p text:style-name="Standard"/>
      <text:p text:style-name="Text_20_body_20_indent">chown -R ibm.ibm ~ibm</text:p>
      <text:p text:style-name="Text_20_body_20_indent">chmod 700 ~ibm/.ssh</text:p>
      <text:p text:style-name="Text_20_body_20_indent">chmod 600 ~ibm/.ssh/*</text:p>
      <text:p text:style-name="Text_20_body_20_indent"/>
      <text:list text:style-name="L1" text:continue-numbering="true">
        <text:list-item>
          <text:list text:continue-numbering="true">
            <text:list-item>
              <text:list text:continue-numbering="true">
                <text:list-item>
                  <text:h text:style-name="P47" text:outline-level="3"><text:soft-page-break/>Install the <text:s/>LDAP rpms </text:h>
                </text:list-item>
              </text:list>
            </text:list-item>
          </text:list>
        </text:list-item>
      </text:list>
      <text:list text:style-name="WW8Num9" text:continue-numbering="true">
        <text:list-header>
          <text:p text:style-name="P20"/>
        </text:list-header>
      </text:list>
      <text:p text:style-name="P5">yum install openldap-servers</text:p>
      <text:p text:style-name="P5"/>
      <text:p text:style-name="P5">The following rpms should be installed:</text:p>
      <text:p text:style-name="P53"/>
      <text:p text:style-name="P30">openldap-*</text:p>
      <text:p text:style-name="P30">openldap-devel-*</text:p>
      <text:p text:style-name="P30">openldap-clients-*</text:p>
      <text:p text:style-name="P15"><text:s text:c="5"/>openldap-servers-*</text:p>
      <text:p text:style-name="P30"/>
      <text:list text:style-name="L1" text:continue-numbering="true">
        <text:list-item>
          <text:list text:continue-numbering="true">
            <text:list-header>
              <text:h text:style-name="P45" text:outline-level="2" text:is-list-header="true"/>
              <text:list>
                <text:list-item>
                  <text:h text:style-name="P47" text:outline-level="3"><text:s/>Configure LDAP</text:h>
                </text:list-item>
              </text:list>
            </text:list-header>
          </text:list>
        </text:list-item>
      </text:list>
      <text:list text:style-name="WW8Num9">
        <text:list-item text:start-value="1">
          <text:p text:style-name="List_20_Number">cd <text:s/>/etc/ldap</text:p>
          <text:p text:style-name="List_20_Number"/>
        </text:list-item>
        <text:list-item>
          <text:p text:style-name="List_20_Number"><text:span text:style-name="T2">edit </text:span><text:span text:style-name="T7">slapd.conf</text:span></text:p>
          <text:p text:style-name="P22"/>
        </text:list-item>
      </text:list>
      <text:p text:style-name="Text_20_body_20_indent">Put in the following information:</text:p>
      <text:p text:style-name="Text_20_body_20_indent">#xCAT start</text:p>
      <text:p text:style-name="Text_20_body_20_indent">#cluster.net:</text:p>
      <text:p text:style-name="Text_20_body_20_indent">suffix <text:s text:c="9"/>"dc=cluster,dc=net"</text:p>
      <text:p text:style-name="Text_20_body_20_indent"/>
      <text:p text:style-name="Text_20_body_20_indent">#root access</text:p>
      <text:p text:style-name="Text_20_body_20_indent">rootdn <text:s text:c="9"/>"cn=root,dc=cluster,dc=net"</text:p>
      <text:p text:style-name="Text_20_body_20_indent"/>
      <text:p text:style-name="Text_20_body_20_indent">#passwd generated with: perl -e 'print crypt("cluster","XX"),"\n"'</text:p>
      <text:p text:style-name="Text_20_body_20_indent">rootpw <text:s text:c="9"/>{SSHA}sjoMd3HJVYLBo0UY/9pou6QW7efA7dq8</text:p>
      <text:p text:style-name="Text_20_body_20_indent"/>
      <text:p text:style-name="Text_20_body_20_indent"># password hash algorithm</text:p>
      <text:p text:style-name="Text_20_body_20_indent">password-hash {SSHA}</text:p>
      <text:p text:style-name="Text_20_body_20_indent"/>
      <text:p text:style-name="Text_20_body_20_indent"># The userPassword by default can be changed by the entry owning it if they</text:p>
      <text:p text:style-name="Text_20_body_20_indent"># are authenticated. Others should not be able to see it, except the admin.</text:p>
      <text:p text:style-name="Text_20_body_20_indent">access to attrs=userPassword</text:p>
      <text:p text:style-name="Text_20_body_20_indent"><text:s text:c="8"/>by dn="uid=admin,ou=People,dc=cluster,dc=net" write</text:p>
      <text:p text:style-name="Text_20_body_20_indent"><text:soft-page-break/><text:s text:c="8"/>by anonymous auth</text:p>
      <text:p text:style-name="Text_20_body_20_indent"><text:s text:c="8"/>by self write</text:p>
      <text:p text:style-name="Text_20_body_20_indent"><text:s text:c="8"/>by * none</text:p>
      <text:p text:style-name="Text_20_body_20_indent"/>
      <text:p text:style-name="Text_20_body_20_indent">#</text:p>
      <text:p text:style-name="Text_20_body_20_indent">##password aging</text:p>
      <text:p text:style-name="P31">access to attrs=shadowLastChange</text:p>
      <text:p text:style-name="Text_20_body_20_indent"><text:s text:c="8"/>by dn="uid=admin,ou=People,dc=cluster,dc=net" write</text:p>
      <text:p text:style-name="Text_20_body_20_indent"><text:s text:c="8"/>by self write</text:p>
      <text:p text:style-name="Text_20_body_20_indent"><text:s text:c="8"/>by * read</text:p>
      <text:p text:style-name="P13"/>
      <text:list text:style-name="WW8Num9" text:continue-numbering="true">
        <text:list-item>
          <text:p text:style-name="List_20_Number">c<text:span text:style-name="T10">p /etc/openldap/DB_CONFIG.example /var/lib/ldap/DB_CONFIG</text:span></text:p>
        </text:list-item>
        <text:list-item>
          <text:p text:style-name="P21">start <text:s/>ldap</text:p>
          <text:p text:style-name="P21">service ldap start</text:p>
        </text:list-item>
      </text:list>
      <text:list text:style-name="L1" text:continue-numbering="true">
        <text:list-item>
          <text:list text:continue-numbering="true">
            <text:list-item>
              <text:list text:continue-numbering="true">
                <text:list-item>
                  <text:h text:style-name="P47" text:outline-level="3"><text:span text:style-name="T10"><text:s/></text:span><text:span text:style-name="T11">Migrate Users</text:span></text:h>
                </text:list-item>
              </text:list>
            </text:list-item>
          </text:list>
        </text:list-item>
      </text:list>
      <text:p text:style-name="P6"/>
      <text:p text:style-name="Text_20_body_20_indent">cd /usr/share/openldap/migration</text:p>
      <text:p text:style-name="Text_20_body_20_indent"/>
      <text:p text:style-name="Text_20_body_20_indent">Edit migrate_common.ph:</text:p>
      <text:p text:style-name="Text_20_body_20_indent"/>
      <text:p text:style-name="Text_20_body_20_indent">$DEFAULT_MAIL_DOMAIN = "cluster.net";</text:p>
      <text:p text:style-name="Text_20_body_20_indent">$DEFAULT_BASE = "dc=cluster,dc=net";</text:p>
      <text:p text:style-name="Text_20_body_20_indent">$EXTENDED_SCHEMA = 1;</text:p>
      <text:p text:style-name="Text_20_body_20_indent"/>
      <text:p text:style-name="Text_20_body_20_indent">cd /usr/share/openldap/migration</text:p>
      <text:p text:style-name="Text_20_body_20_indent">./migrate_base.pl &gt;/tmp/base.ldif</text:p>
      <text:p text:style-name="Text_20_body_20_indent">./migrate_passwd.pl /etc/passwd &gt;&gt;/tmp/base.ldif</text:p>
      <text:p text:style-name="Text_20_body_20_indent">./migrate_group.pl /etc/group &gt;&gt;/tmp/base.ldif</text:p>
      <text:p text:style-name="Text_20_body_20_indent">cd /var/lib/ldap</text:p>
      <text:p text:style-name="Text_20_body_20_indent">service ldap stop</text:p>
      <text:p text:style-name="Text_20_body_20_indent">slapadd -l /tmp/base.ldif</text:p>
      <text:p text:style-name="Text_20_body_20_indent">chown ldap.ldap *</text:p>
      <text:p text:style-name="Text_20_body_20_indent">service ldap start</text:p>
      <text:p text:style-name="P32"/>
      <text:p text:style-name="Standard"><text:soft-page-break/></text:p>
      <text:p text:style-name="Standard"/>
      <text:list text:style-name="L1" text:continue-numbering="true">
        <text:list-item>
          <text:list text:continue-numbering="true">
            <text:list-item>
              <text:h text:style-name="P45" text:outline-level="2"><text:s/>Setup LDAP Client</text:h>
            </text:list-item>
          </text:list>
        </text:list-item>
      </text:list>
      <text:p text:style-name="Standard"/>
      <text:list text:style-name="L1" text:continue-numbering="true">
        <text:list-item>
          <text:list text:continue-numbering="true">
            <text:list-item>
              <text:list text:continue-numbering="true">
                <text:list-item>
                  <text:h text:style-name="P47" text:outline-level="3">Install LDAP into the image</text:h>
                </text:list-item>
              </text:list>
            </text:list-item>
          </text:list>
        </text:list-item>
      </text:list>
      <text:p text:style-name="Standard"/>
      <text:p text:style-name="Text_20_body_20_indent">yum --installroot=/install/netboot/fedora8/x86_64/compute/rootimg \</text:p>
      <text:p text:style-name="Text_20_body_20_indent"><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47" text:outline-level="3"><text:s/>Update the ldap configuration </text:h>
                </text:list-item>
              </text:list>
            </text:list-item>
          </text:list>
        </text:list-item>
      </text:list>
      <text:p text:style-name="Standard"/>
      <text:p text:style-name="Text_20_body_20_indent">cd /install/netboot/fedora8/x86_64/compute/rootimg</text:p>
      <text:p text:style-name="Text_20_body_20_indent"/>
      <text:p text:style-name="P28">Edit /etc/ldap.conf with these changes:</text:p>
      <text:p text:style-name="Text_20_body_20_indent"/>
      <text:p text:style-name="Text_20_body_20_indent">host 11.16.0.1</text:p>
      <text:p text:style-name="Text_20_body_20_indent">base dc=cluster,dc=net</text:p>
      <text:p text:style-name="Text_20_body_20_indent">nss_base_passwd ou=People,dc=cluster,dc=net</text:p>
      <text:p text:style-name="Text_20_body_20_indent">nss_base_shadow ou=People,dc=cluster,dc=net</text:p>
      <text:p text:style-name="Text_20_body_20_indent">nss_base_group <text:s/>ou=Group,dc=cluster,dc=net</text:p>
      <text:p text:style-name="Text_20_body_20_indent"/>
      <text:p text:style-name="P28">Edit etc/openldap/ldap.conf with these changes:</text:p>
      <text:p text:style-name="Text_20_body_20_indent"/>
      <text:p text:style-name="Text_20_body_20_indent">URI <text:s/>ldap://11.16.0.1</text:p>
      <text:p text:style-name="Text_20_body_20_indent">BASE dc=cluster,dc=net</text:p>
      <text:p text:style-name="Text_20_body_20_indent"/>
      <text:p text:style-name="P28">Edit etc/nsswitch with these changes </text:p>
      <text:p text:style-name="Text_20_body_20_indent"/>
      <text:p text:style-name="Text_20_body_20_indent">passwd: <text:s text:c="4"/>files ldap</text:p>
      <text:p text:style-name="Text_20_body_20_indent">shadow: <text:s text:c="4"/>files ldap</text:p>
      <text:p text:style-name="Text_20_body_20_indent">group: <text:s text:c="5"/>files ldap</text:p>
      <text:p text:style-name="Text_20_body_20_indent"/>
      <text:p text:style-name="P28">Edit etc/pam.d/system-auth, change (order important!):</text:p>
      <text:p text:style-name="Text_20_body_20_indent"><text:soft-page-break/>change </text:p>
      <text:p text:style-name="Text_20_body_20_indent">account <text:s text:c="4"/>required <text:s text:c="5"/>pam_unix.so</text:p>
      <text:p text:style-name="Text_20_body_20_indent"/>
      <text:p text:style-name="Text_20_body_20_indent">to</text:p>
      <text:p text:style-name="Text_20_body_20_indent"/>
      <text:p text:style-name="Text_20_body_20_indent">account <text:s text:c="4"/>sufficient <text:s text:c="3"/>pam_ldap.so</text:p>
      <text:p text:style-name="Text_20_body_20_indent">account <text:s text:c="4"/>required <text:s text:c="5"/>pam_unix.so</text:p>
      <text:p text:style-name="Text_20_body_20_indent"/>
      <text:p text:style-name="P28">Add to fstab to Mount /home for testing:</text:p>
      <text:p text:style-name="Text_20_body_20_indent"/>
      <text:p text:style-name="Text_20_body_20_indent">11.16.0.1:/home /home nfs timeo=14,intr 1 2</text:p>
      <text:p text:style-name="Text_20_body_20_indent"/>
      <text:p text:style-name="Text_20_body_20_indent">o <text:s/></text:p>
      <text:list text:style-name="L1" text:continue-numbering="true">
        <text:list-item>
          <text:list text:continue-numbering="true">
            <text:list-item>
              <text:list text:continue-numbering="true">
                <text:list-item>
                  <text:h text:style-name="P47" text:outline-level="3"><text:s/>Build the image and <text:s/>install </text:h>
                </text:list-item>
              </text:list>
            </text:list-item>
          </text:list>
        </text:list-item>
      </text:list>
      <text:p text:style-name="Standard"/>
      <text:p text:style-name="Standard"/>
      <text:p text:style-name="Standard">Add the following rpms to the image for testing:</text:p>
      <text:p text:style-name="Text_20_body_20_indent">sunrpc,lockd,nfs,nfs_acl installed for testing (order important!):</text:p>
      <text:p text:style-name="Standard"/>
      <text:p text:style-name="Text_20_body_20_indent">cd /opt/xcat/share/xcat/netboot/fedora</text:p>
      <text:p text:style-name="Text_20_body_20_indent">./geninitrd -i eth0 -n tg3,bnx2,sunrpc,lockd,nfs,nfs_acl -o fedora8 -p compute</text:p>
      <text:p text:style-name="Text_20_body_20_indent">packimage -o fedora8 -p compute -a x86_64</text:p>
      <text:p text:style-name="Text_20_body_20_indent">nodeset rra047a netboot</text:p>
      <text:p text:style-name="Text_20_body_20_indent">rpower rra047a boot</text:p>
      <text:p text:style-name="Text_20_body_20_indent"/>
      <text:p text:style-name="Text_20_body_20_indent"/>
      <text:list text:style-name="L1" text:continue-numbering="true">
        <text:list-item>
          <text:h text:style-name="P44" text:outline-level="1"><text:s/>Setup Hierarchical LDAP</text:h>
        </text:list-item>
      </text:list>
      <text:p text:style-name="Standard">TBD</text:p>
      <text:p text:style-name="Standard"/>
      <text:list text:style-name="L1" text:continue-numbering="true">
        <text:list-item>
          <text:h text:style-name="P44" text:outline-level="1"><text:s/>Install <text:s/>Torque</text:h>
          <text:list>
            <text:list-item>
              <text:h text:style-name="P45" text:outline-level="2"><text:s text:c="2"/>Setup Torque Server</text:h>
            </text:list-item>
          </text:list>
        </text:list-item>
      </text:list>
      <text:p text:style-name="Text_20_body_20_indent">cd /tmp</text:p>
      <text:p text:style-name="Text_20_body_20_indent"><text:soft-page-break/><text:span text:style-name="T9">w</text:span><text:span text:style-name="T8">get http://www.clusterresources.com/downloads/torque/torque-2.3.0.tar.gz</text:span></text:p>
      <text:p text:style-name="Text_20_body_20_indent">tar zxvf torque-2.3.0.tar.gz</text:p>
      <text:p text:style-name="Text_20_body_20_indent">cd torque-2.3.0</text:p>
      <text:p text:style-name="Text_20_body_20_indent">CFLAGS=-D__TRR ./configure \</text:p>
      <text:p text:style-name="Text_20_body_20_indent"><text:s text:c="8"/>--prefix=/opt/torque \</text:p>
      <text:p text:style-name="Text_20_body_20_indent"><text:s text:c="8"/>--exec-prefix=/opt/torque/x86_64 \</text:p>
      <text:p text:style-name="Text_20_body_20_indent"><text:s text:c="8"/>--enable-docs \</text:p>
      <text:p text:style-name="Text_20_body_20_indent"><text:s text:c="8"/>--disable-gui \</text:p>
      <text:p text:style-name="Text_20_body_20_indent"><text:s text:c="8"/>--with-server-home=/var/spool/pbs \</text:p>
      <text:p text:style-name="Text_20_body_20_indent"><text:s text:c="8"/>--enable-syslog \</text:p>
      <text:p text:style-name="Text_20_body_20_indent"><text:s text:c="8"/>--with-scp \</text:p>
      <text:p text:style-name="Text_20_body_20_indent"><text:s text:c="8"/>--disable-rpp \</text:p>
      <text:p text:style-name="Text_20_body_20_indent"><text:s text:c="8"/>--disable-spool</text:p>
      <text:p text:style-name="Text_20_body_20_indent">make</text:p>
      <text:p text:style-name="Text_20_body_20_indent">make install</text:p>
      <text:p text:style-name="Text_20_body_20_indent"/>
      <text:list text:style-name="L1" text:continue-numbering="true">
        <text:list-item>
          <text:list text:continue-numbering="true">
            <text:list-item>
              <text:h text:style-name="P45" text:outline-level="2">Configure Torque</text:h>
            </text:list-item>
          </text:list>
        </text:list-item>
      </text:list>
      <text:p text:style-name="Standard"/>
      <text:p text:style-name="Text_20_body_20_indent">cd /opt/torque/x86_64/lib</text:p>
      <text:p text:style-name="Text_20_body_20_indent">ln -s libtorque.so.2.0.0 libtorque.so.0</text:p>
      <text:p text:style-name="Text_20_body_20_indent">echo "/opt/torque/x86_64/lib" &gt;&gt;/etc/ld.so.conf.d/torque.conf</text:p>
      <text:p text:style-name="Text_20_body_20_indent">ldconfig</text:p>
      <text:p text:style-name="Text_20_body_20_indent">cp -f /opt/xcat/share/xcat/netboot/add-on/torque/xpbsnodes /opt/torque/x86_64/bin/</text:p>
      <text:p text:style-name="Text_20_body_20_indent">cp -f /opt/xcat/share/xcat/netboot/add-on/torque/pbsnodestat /opt/torque/x86_64/bin/</text:p>
      <text:p text:style-name="Text_20_body_20_indent"/>
      <text:p text:style-name="Text_20_body_20_indent">Create /etc/profile.d/torque.sh:</text:p>
      <text:p text:style-name="Text_20_body_20_indent"/>
      <text:p text:style-name="Text_20_body_20_indent">export PBS_DEFAULT=mn20</text:p>
      <text:p text:style-name="Text_20_body_20_indent">export PATH=/opt/torque/x86_64/bin:$PATH</text:p>
      <text:p text:style-name="Text_20_body_20_indent"/>
      <text:p text:style-name="Text_20_body_20_indent">chmod 755 /etc/profile.d/torque.sh</text:p>
      <text:p text:style-name="Text_20_body_20_indent">source /etc/profile.d/torque.sh</text:p>
      <text:p text:style-name="Text_20_body_20_indent"><text:soft-page-break/></text:p>
      <text:p text:style-name="Text_20_body_20_indent"/>
      <text:list text:style-name="L1" text:continue-numbering="true">
        <text:list-item>
          <text:list text:continue-numbering="true">
            <text:list-item>
              <text:h text:style-name="P45" text:outline-level="2"><text:s/>Define Nodes</text:h>
            </text:list-item>
          </text:list>
        </text:list-item>
      </text:list>
      <text:p text:style-name="Text_20_body_20_indent">cd /var/spool/pbs/server_priv</text:p>
      <text:p text:style-name="Text_20_body_20_indent">nodels '/rr.*a' groups | sed 's/: groups://' | sed 's/,/ /g' | sed 's/$/ np=4/' &gt;nodes</text:p>
      <text:p text:style-name="Text_20_body_20_indent"/>
      <text:list text:style-name="L1" text:continue-numbering="true">
        <text:list-item>
          <text:list text:continue-numbering="true">
            <text:list-item>
              <text:h text:style-name="P45" text:outline-level="2"><text:s/>Setup and Start Service</text:h>
            </text:list-item>
          </text:list>
        </text:list-item>
      </text:list>
      <text:p text:style-name="Standard"/>
      <text:p text:style-name="Text_20_body_20_indent">cp -f /opt/xcat/share/xcat/netboot/add-on/torque/pbs /etc/init.d/</text:p>
      <text:p text:style-name="Text_20_body_20_indent">cp -f /opt/xcat/share/xcat/netboot/add-on/torque/pbs_mom /etc/init.d/</text:p>
      <text:p text:style-name="Text_20_body_20_indent">cp -f /opt/xcat/share/xcat/netboot/add-on/torque/pbs_sched /etc/init.d/</text:p>
      <text:p text:style-name="Text_20_body_20_indent">cp -f /opt/xcat/share/xcat/netboot/add-on/torque/pbs_server /etc/init.d/</text:p>
      <text:p text:style-name="Text_20_body_20_indent">chkconfig --del pbs</text:p>
      <text:p text:style-name="Text_20_body_20_indent">chkconfig --del pbs_mom</text:p>
      <text:p text:style-name="Text_20_body_20_indent">chkconfig --del pbs_sched</text:p>
      <text:p text:style-name="Text_20_body_20_indent">chkconfig --level 345 pbs_server on</text:p>
      <text:p text:style-name="Text_20_body_20_indent">service pbs_server start</text:p>
      <text:p text:style-name="Text_20_body_20_indent"/>
      <text:p text:style-name="Standard"/>
      <text:list text:style-name="L1" text:continue-numbering="true">
        <text:list-item>
          <text:list text:continue-numbering="true">
            <text:list-item>
              <text:h text:style-name="P45" text:outline-level="2"><text:s/>Install pbstop</text:h>
            </text:list-item>
          </text:list>
        </text:list-item>
      </text:list>
      <text:p text:style-name="Standard"/>
      <text:p text:style-name="Text_20_body_20_indent">cp -f /opt/xcat/share/xcat/netboot/add-on/torque/pbstop /opt/torque/x86_64/bin/</text:p>
      <text:p text:style-name="Text_20_body_20_indent">chmod 755 /opt/torque/x86_64/bin/pbstop</text:p>
      <text:p text:style-name="Standard"/>
      <text:list text:style-name="L1" text:continue-numbering="true">
        <text:list-item>
          <text:list text:continue-numbering="true">
            <text:list-item>
              <text:h text:style-name="P45" text:outline-level="2"><text:s/>Install Perl Curses for PBS top</text:h>
            </text:list-item>
          </text:list>
        </text:list-item>
      </text:list>
      <text:p text:style-name="Standard"/>
      <text:p text:style-name="Text_20_body_20_indent">cd /tmp</text:p>
      <text:p text:style-name="Text_20_body_20_indent">tar zxvf /opt/xcat/share/xcat/netboot/add-on/torque/Curses-1.23.tgz</text:p>
      <text:p text:style-name="Text_20_body_20_indent">cd Curses-1.23</text:p>
      <text:p text:style-name="Text_20_body_20_indent">perl Makefile.PL</text:p>
      <text:p text:style-name="Text_20_body_20_indent">make</text:p>
      <text:p text:style-name="Text_20_body_20_indent">make install</text:p>
      <text:p text:style-name="P16"><text:soft-page-break/></text:p>
      <text:p text:style-name="P17"/>
      <text:list text:style-name="L1" text:continue-numbering="true">
        <text:list-item>
          <text:list text:continue-numbering="true">
            <text:list-item>
              <text:h text:style-name="P45" text:outline-level="2"><text:s/>Create a Torque default queue</text:h>
            </text:list-item>
          </text:list>
        </text:list-item>
      </text:list>
      <text:p text:style-name="Standard"/>
      <text:p text:style-name="Text_20_body_20_indent">echo "create queue dque</text:p>
      <text:p text:style-name="Text_20_body_20_indent">set queue dque queue_type = Execution</text:p>
      <text:p text:style-name="Text_20_body_20_indent">set queue dque enabled = True</text:p>
      <text:p text:style-name="Text_20_body_20_indent">set queue dque started = True</text:p>
      <text:p text:style-name="Text_20_body_20_indent">set server scheduling = True</text:p>
      <text:p text:style-name="Text_20_body_20_indent">set server default_queue = dque</text:p>
      <text:p text:style-name="Text_20_body_20_indent">set server log_events = 127</text:p>
      <text:p text:style-name="Text_20_body_20_indent">set server mail_from = adm</text:p>
      <text:p text:style-name="Text_20_body_20_indent">set server query_other_jobs = True</text:p>
      <text:p text:style-name="Text_20_body_20_indent">set server resources_default.walltime = 00:01:00</text:p>
      <text:p text:style-name="Text_20_body_20_indent">set server scheduler_iteration = 60</text:p>
      <text:p text:style-name="Text_20_body_20_indent">set server node_pack = False</text:p>
      <text:p text:style-name="Text_20_body_20_indent">s s keep_completed=300" | qmgr</text:p>
      <text:p text:style-name="Text_20_body_20_indent"/>
      <text:list text:style-name="L1" text:continue-numbering="true">
        <text:list-item>
          <text:list text:continue-numbering="true">
            <text:list-item>
              <text:h text:style-name="P45" text:outline-level="2"><text:s/>Setup Torque Client ( x86_64 only)</text:h>
            </text:list-item>
          </text:list>
        </text:list-item>
      </text:list>
      <text:p text:style-name="Standard"/>
      <text:list text:style-name="L1" text:continue-numbering="true">
        <text:list-item>
          <text:list text:continue-numbering="true">
            <text:list-item>
              <text:list text:continue-numbering="true">
                <text:list-item>
                  <text:h text:style-name="P47" text:outline-level="3"><text:s/>Install Torque</text:h>
                </text:list-item>
              </text:list>
            </text:list-item>
          </text:list>
        </text:list-item>
      </text:list>
      <text:p text:style-name="Standard"/>
      <text:p text:style-name="Text_20_body_20_indent">cd /opt/xcat/share/xcat/netboot/add-on/torque</text:p>
      <text:p text:style-name="Text_20_body_20_indent">./add_torque /install/netboot/fedora8/x86_64/compute/rootimg mn20 /opt/torque x86_64 local</text:p>
      <text:p text:style-name="Text_20_body_20_indent"/>
      <text:list text:style-name="L1" text:continue-numbering="true">
        <text:list-item>
          <text:list text:continue-numbering="true">
            <text:list-item>
              <text:list text:continue-numbering="true">
                <text:list-item>
                  <text:h text:style-name="P47" text:outline-level="3"><text:s/>Configure Torque</text:h>
                </text:list-item>
              </text:list>
            </text:list-item>
          </text:list>
        </text:list-item>
      </text:list>
      <text:p text:style-name="Standard"/>
      <text:list text:style-name="L1" text:continue-numbering="true">
        <text:list-item>
          <text:list text:continue-numbering="true">
            <text:list-item>
              <text:list text:continue-numbering="true">
                <text:list-item>
                  <text:list text:continue-numbering="true">
                    <text:list-item>
                      <text:h text:style-name="P48" text:outline-level="4"><text:s/>Setup Access</text:h>
                    </text:list-item>
                  </text:list>
                </text:list-item>
              </text:list>
            </text:list-item>
          </text:list>
        </text:list-item>
      </text:list>
      <text:p text:style-name="Standard"/>
      <text:p text:style-name="Text_20_body_20_indent">cd /install/netboot/fedora8/x86_64/compute/rootimg/etc/security</text:p>
      <text:p text:style-name="Text_20_body_20_indent">echo "-:ALL EXCEPT root:ALL" &gt;&gt;access.conf</text:p>
      <text:p text:style-name="Text_20_body_20_indent">cp access.conf access.conf.BOOT</text:p>
      <text:p text:style-name="Standard"><text:soft-page-break/></text:p>
      <text:p text:style-name="Text_20_body_20_indent">cd /install/netboot/fedora8/x86_64/compute/rootimg/etc/pam.d</text:p>
      <text:p text:style-name="Text_20_body_20_indent"/>
      <text:p text:style-name="Text_20_body_20_indent">edit system-auth <text:s text:c="2"/></text:p>
      <text:p text:style-name="P28">replace:</text:p>
      <text:p text:style-name="Text_20_body_20_indent"/>
      <text:p text:style-name="Text_20_body_20_indent">account <text:s text:c="4"/>sufficient <text:s text:c="3"/>pam_ldap.so</text:p>
      <text:p text:style-name="Text_20_body_20_indent">account <text:s text:c="4"/>required <text:s text:c="5"/>pam_unix.so</text:p>
      <text:p text:style-name="Text_20_body_20_indent"/>
      <text:p text:style-name="P28">with:</text:p>
      <text:p text:style-name="Text_20_body_20_indent"/>
      <text:p text:style-name="Text_20_body_20_indent">account <text:s text:c="4"/>required <text:s text:c="5"/>pam_access.so</text:p>
      <text:p text:style-name="Text_20_body_20_indent">account <text:s text:c="4"/>sufficient <text:s text:c="3"/>pam_ldap.so</text:p>
      <text:p text:style-name="Text_20_body_20_indent">account <text:s text:c="4"/>required <text:s text:c="5"/>pam_unix.so</text:p>
      <text:p text:style-name="Text_20_body_20_indent"/>
      <text:list text:style-name="L1" text:continue-numbering="true">
        <text:list-item>
          <text:list text:continue-numbering="true">
            <text:list-item>
              <text:list text:continue-numbering="true">
                <text:list-item>
                  <text:list text:continue-numbering="true">
                    <text:list-item>
                      <text:h text:style-name="P48" text:outline-level="4">Setup node to node ssh for root </text:h>
                    </text:list-item>
                  </text:list>
                </text:list-item>
              </text:list>
            </text:list-item>
          </text:list>
        </text:list-item>
      </text:list>
      <text:p text:style-name="Standard">This is needed for cleanup</text:p>
      <text:p text:style-name="Standard"/>
      <text:p text:style-name="Text_20_body_20_indent">cp /root/.ssh/* /install/netboot/fedora8/x86_64/compute/rootimg/root/.ssh/</text:p>
      <text:p text:style-name="Text_20_body_20_indent">cd /install/netboot/fedora8/x86_64/compute/rootimg/root/.ssh/</text:p>
      <text:p text:style-name="Text_20_body_20_indent">rm known_hosts</text:p>
      <text:p text:style-name="P28">Setup the config file:</text:p>
      <text:p text:style-name="Text_20_body_20_indent">echo "StrictHostKeyChecking no</text:p>
      <text:p text:style-name="Text_20_body_20_indent">FallBackToRsh no</text:p>
      <text:p text:style-name="Text_20_body_20_indent">BatchMode yes</text:p>
      <text:p text:style-name="Text_20_body_20_indent">ConnectionAttempts 5</text:p>
      <text:p text:style-name="Text_20_body_20_indent">UsePrivilegedPort no</text:p>
      <text:p text:style-name="Text_20_body_20_indent">Compression no</text:p>
      <text:p text:style-name="Text_20_body_20_indent">Cipher blowfish</text:p>
      <text:p text:style-name="Text_20_body_20_indent">CheckHostIP no" &gt;config</text:p>
      <text:p text:style-name="Text_20_body_20_indent"/>
      <text:list text:style-name="L1" text:continue-numbering="true">
        <text:list-item>
          <text:list text:continue-numbering="true">
            <text:list-item>
              <text:list text:continue-numbering="true">
                <text:list-item>
                  <text:h text:style-name="P47" text:outline-level="3"><text:s text:c="2"/>Pack and Install image</text:h>
                </text:list-item>
              </text:list>
            </text:list-item>
          </text:list>
        </text:list-item>
      </text:list>
      <text:p text:style-name="Standard"/>
      <text:p text:style-name="Text_20_body_20_indent"><text:soft-page-break/>packimage -o fedora8 -p compute -a x86_64</text:p>
      <text:p text:style-name="Text_20_body_20_indent">nodeset <text:s/>opteron netboot</text:p>
      <text:p text:style-name="Text_20_body_20_indent">rpower <text:s/>opteron boot</text:p>
      <text:p text:style-name="Text_20_body_20_indent"/>
      <text:list text:style-name="L1" text:continue-numbering="true">
        <text:list-item>
          <text:h text:style-name="P44" text:outline-level="1"><text:s/>Setup Moab</text:h>
        </text:list-item>
      </text:list>
      <text:p text:style-name="Standard"/>
      <text:list text:style-name="L1" text:continue-numbering="true">
        <text:list-item>
          <text:list text:continue-numbering="true">
            <text:list-item>
              <text:h text:style-name="P45" text:outline-level="2"><text:s/>Install Moab</text:h>
            </text:list-item>
          </text:list>
        </text:list-item>
      </text:list>
      <text:p text:style-name="Standard"/>
      <text:p text:style-name="Text_20_body_20_indent">cd /tmp</text:p>
      <text:p text:style-name="P33">wget http://www.clusterresources.com/downloads/mwm/moab-5.2.1-linux-x86_64-torque.tar.gz</text:p>
      <text:p text:style-name="Text_20_body_20_indent">tar zxvf /tmp/moab-5.2.1-linux-x86_64-torque.tar.gz</text:p>
      <text:p text:style-name="Text_20_body_20_indent">cd moab-5.2.1</text:p>
      <text:p text:style-name="Text_20_body_20_indent">./configure --prefix=/opt/moab</text:p>
      <text:p text:style-name="Text_20_body_20_indent">make install</text:p>
      <text:list text:style-name="L1" text:continue-numbering="true">
        <text:list-item>
          <text:list text:continue-numbering="true">
            <text:list-item>
              <text:h text:style-name="P45" text:outline-level="2">Configure Moab</text:h>
            </text:list-item>
          </text:list>
        </text:list-item>
      </text:list>
      <text:p text:style-name="Standard"/>
      <text:p text:style-name="Text_20_body_20_indent">mkdir -p /var/spool/moab/log</text:p>
      <text:p text:style-name="Text_20_body_20_indent">mkdir -p /var/spool/moab/stats</text:p>
      <text:p text:style-name="Text_20_body_20_indent"/>
      <text:p text:style-name="Text_20_body_20_indent">Create /etc/profile.d/moab.sh:</text:p>
      <text:p text:style-name="Text_20_body_20_indent"/>
      <text:p text:style-name="Text_20_body_20_indent">export PATH=/opt/moab/bin:$PATH</text:p>
      <text:p text:style-name="Text_20_body_20_indent"/>
      <text:p text:style-name="Text_20_body_20_indent">chmod 755 /etc/profile.d/moab.sh</text:p>
      <text:p text:style-name="Text_20_body_20_indent">source /etc/profile.d/moab.sh</text:p>
      <text:p text:style-name="Text_20_body_20_indent"/>
      <text:p text:style-name="Text_20_body_20_indent">Edit <text:s/>moab.cfg, </text:p>
      <text:p text:style-name="P28">change:</text:p>
      <text:p text:style-name="Text_20_body_20_indent"/>
      <text:p text:style-name="Text_20_body_20_indent">RMCFG[mn20] <text:s text:c="5"/>TYPE=NONE</text:p>
      <text:p text:style-name="Text_20_body_20_indent"/>
      <text:p text:style-name="P28"><text:soft-page-break/>to:</text:p>
      <text:p text:style-name="Text_20_body_20_indent"/>
      <text:p text:style-name="Text_20_body_20_indent">RMCFG[mn20] <text:s text:c="5"/>TYPE=pbs</text:p>
      <text:p text:style-name="Text_20_body_20_indent"/>
      <text:p text:style-name="P28">Append to <text:s text:c="2"/>moab.cfg :</text:p>
      <text:p text:style-name="Text_20_body_20_indent"/>
      <text:p text:style-name="Text_20_body_20_indent">NODEAVAILABILITYPOLICY <text:s text:c="5"/>DEDICATED:SWAP</text:p>
      <text:p text:style-name="Text_20_body_20_indent">JOBNODEMATCHPOLICY <text:s text:c="9"/>EXACTNODE</text:p>
      <text:p text:style-name="Text_20_body_20_indent">NODEACCESSPOLICY <text:s text:c="11"/>SINGLEJOB</text:p>
      <text:p text:style-name="Text_20_body_20_indent">NODEMAXLOAD <text:s text:c="16"/>.5</text:p>
      <text:p text:style-name="Text_20_body_20_indent">JOBMAXSTARTTIME <text:s text:c="12"/>00:05:00</text:p>
      <text:p text:style-name="Text_20_body_20_indent">DEFERTIME <text:s text:c="18"/>0</text:p>
      <text:p text:style-name="Text_20_body_20_indent">JOBMAXOVERRUN <text:s text:c="14"/>0</text:p>
      <text:p text:style-name="Text_20_body_20_indent">LOGDIR <text:s text:c="21"/>/var/spool/moab/log</text:p>
      <text:p text:style-name="Text_20_body_20_indent">LOGFILEMAXSIZE <text:s text:c="13"/>10000000</text:p>
      <text:p text:style-name="Text_20_body_20_indent">LOGFILEROLLDEPTH <text:s text:c="11"/>10</text:p>
      <text:p text:style-name="Text_20_body_20_indent">STATDIR <text:s text:c="20"/>/var/spool/moab/stats</text:p>
      <text:p text:style-name="Text_20_body_20_indent"/>
      <text:list text:style-name="L1" text:continue-numbering="true">
        <text:list-item>
          <text:list text:continue-numbering="true">
            <text:list-item>
              <text:list text:continue-numbering="true">
                <text:list-item>
                  <text:h text:style-name="P47" text:outline-level="3"><text:s/>Start Moab</text:h>
                </text:list-item>
              </text:list>
            </text:list-item>
          </text:list>
        </text:list-item>
      </text:list>
      <text:p text:style-name="Standard"/>
      <text:p text:style-name="Text_20_body_20_indent">cp -f /opt/xcat/share/xcat/netboot/add-on/torque/moab /etc/init.d/</text:p>
      <text:p text:style-name="Text_20_body_20_indent">chkconfig --level 345 moab on</text:p>
      <text:p text:style-name="Text_20_body_20_indent">service moab start</text:p>
      <text:p text:style-name="Text_20_body_20_indent"/>
      <text:list text:style-name="L1" text:continue-numbering="true">
        <text:list-item>
          <text:h text:style-name="P44" text:outline-level="1">References</text:h>
        </text:list-item>
      </text:list>
      <text:p text:style-name="Text_20_body_20_indent">XCAT2.0 Beta Cookbook - <text:a xlink:type="simple" xlink:href="http://xcat.sourceforge.net/xCAT2.0.pdf">http://xcat.sourceforge.net/xCAT2.0.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top="0in" fo:margin-bottom="0in"/>
      <style:text-properties style:font-name="Courier New"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xCAT 2</dc:title>
    <meta:initial-creator>IBM_USER</meta:initial-creator>
    <meta:creation-date>2008-03-11T09:00:00</meta:creation-date>
    <dc:creator>Bruce Potter</dc:creator>
    <dc:date>2008-04-17T08:27:02</dc:date>
    <meta:print-date>2008-03-11T09:01:00</meta:print-date>
    <meta:editing-cycles>59</meta:editing-cycles>
    <meta:editing-duration>PT21H25M33S</meta:editing-duration>
    <meta:user-defined meta:name="Info 1"/>
    <meta:user-defined meta:name="Info 2"/>
    <meta:user-defined meta:name="Info 3"/>
    <meta:user-defined meta:name="Info 4"/>
    <meta:document-statistic meta:table-count="0" meta:image-count="0" meta:object-count="0" meta:page-count="45" meta:paragraph-count="1099" meta:word-count="7478" meta:character-count="48557"/>
  </office:meta>
</office:document-meta>
</file>